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382in"/>
    </style:style>
    <style:style style:name="co3" style:family="table-column">
      <style:table-column-properties fo:break-before="auto" style:column-width="2.5339in"/>
    </style:style>
    <style:style style:name="co4" style:family="table-column">
      <style:table-column-properties fo:break-before="auto" style:column-width="2.6661in"/>
    </style:style>
    <style:style style:name="co5" style:family="table-column">
      <style:table-column-properties fo:break-before="auto" style:column-width="2.1909in"/>
    </style:style>
    <style:style style:name="co6" style:family="table-column">
      <style:table-column-properties fo:break-before="auto" style:column-width="2.2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P poll</text:p>
          </table:table-cell>
          <table:table-cell office:value-type="string" calcext:value-type="string">
            <text:p>coaches poll</text:p>
          </table:table-cell>
          <table:table-cell office:value-type="string" calcext:value-type="string">
            <text:p>playoff ranking</text:p>
          </table:table-cell>
          <table:table-cell office:value-type="string" calcext:value-type="string">
            <text:p>top 16 all years using mean(elo, conf elo), k 32</text:p>
          </table:table-cell>
          <table:table-cell/>
          <table:table-cell office:value-type="string" calcext:value-type="string">
            <text:p>top 16 all years using straight elo, k 32</text:p>
          </table:table-cell>
          <table:table-cell/>
          <table:table-cell office:value-type="string" calcext:value-type="string">
            <text:p>top 16 all years using straight elo, k 64</text:p>
          </table:table-cell>
          <table:table-cell/>
          <table:table-cell office:value-type="string" calcext:value-type="string">
            <text:p>top 16 all years using mean, k 64</text:p>
          </table:table-cell>
          <table:table-cell/>
          <table:table-cell office:value-type="string" calcext:value-type="string">
            <text:p>Top 16 all years using sum, k 64</text:p>
          </table:table-cell>
          <table:table-cell/>
          <table:table-cell office:value-type="string" calcext:value-type="string">
            <text:p>Top 16 all years using sum, k 32</text:p>
          </table:table-cell>
          <table:table-cell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name</text:p>
          </table:table-cell>
          <table:table-cell office:value-type="string" calcext:value-type="string">
            <text:p>el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hio-state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OREGON</text:p>
          </table:table-cell>
          <table:table-cell office:value-type="float" office:value="1182.939" calcext:value-type="float">
            <text:p>1182.939</text:p>
          </table:table-cell>
          <table:table-cell office:value-type="string" calcext:value-type="string">
            <text:p>OHIO-STATE</text:p>
          </table:table-cell>
          <table:table-cell office:value-type="float" office:value="1188.0443" calcext:value-type="float">
            <text:p>1188.0443</text:p>
          </table:table-cell>
          <table:table-cell office:value-type="string" calcext:value-type="string">
            <text:p>OHIO-STATE</text:p>
          </table:table-cell>
          <table:table-cell office:value-type="float" office:value="1348.6113" calcext:value-type="float">
            <text:p>1348.6113</text:p>
          </table:table-cell>
          <table:table-cell office:value-type="string" calcext:value-type="string">
            <text:p>OHIO-STATE</text:p>
          </table:table-cell>
          <table:table-cell office:value-type="float" office:value="1308.5234" calcext:value-type="float">
            <text:p>1308.5234</text:p>
          </table:table-cell>
          <table:table-cell office:value-type="string" calcext:value-type="string">
            <text:p>OHIO-STATE</text:p>
          </table:table-cell>
          <table:table-cell office:value-type="float" office:value="2617.0469" calcext:value-type="float">
            <text:p>2617.0469</text:p>
          </table:table-cell>
          <table:table-cell office:value-type="string" calcext:value-type="string">
            <text:p>OREGON</text:p>
          </table:table-cell>
          <table:table-cell office:value-type="float" office:value="2365.878" calcext:value-type="float">
            <text:p>2365.878</text:p>
          </table:table-cell>
        </table:table-row>
        <table:table-row table:style-name="ro1">
          <table:table-cell/>
          <table:table-cell table:formula="of:=[.B4]+1" office:value-type="float" office:value="2" calcext:value-type="float">
            <text:p>2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tcu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OHIO-STATE</text:p>
          </table:table-cell>
          <table:table-cell office:value-type="float" office:value="1179.7283" calcext:value-type="float">
            <text:p>1179.7283</text:p>
          </table:table-cell>
          <table:table-cell office:value-type="string" calcext:value-type="string">
            <text:p>FLORIDA-STATE</text:p>
          </table:table-cell>
          <table:table-cell office:value-type="float" office:value="1159.6106" calcext:value-type="float">
            <text:p>1159.6106</text:p>
          </table:table-cell>
          <table:table-cell office:value-type="string" calcext:value-type="string">
            <text:p>OREGON</text:p>
          </table:table-cell>
          <table:table-cell office:value-type="float" office:value="1278.6993" calcext:value-type="float">
            <text:p>1278.6993</text:p>
          </table:table-cell>
          <table:table-cell office:value-type="string" calcext:value-type="string">
            <text:p>OREGON</text:p>
          </table:table-cell>
          <table:table-cell office:value-type="float" office:value="1278.9849" calcext:value-type="float">
            <text:p>1278.9849</text:p>
          </table:table-cell>
          <table:table-cell office:value-type="string" calcext:value-type="string">
            <text:p>OREGON</text:p>
          </table:table-cell>
          <table:table-cell office:value-type="float" office:value="2557.9697" calcext:value-type="float">
            <text:p>2557.9697</text:p>
          </table:table-cell>
          <table:table-cell office:value-type="string" calcext:value-type="string">
            <text:p>OHIO-STATE</text:p>
          </table:table-cell>
          <table:table-cell office:value-type="float" office:value="2359.4565" calcext:value-type="float">
            <text:p>2359.4565</text:p>
          </table:table-cell>
        </table:table-row>
        <table:table-row table:style-name="ro1">
          <table:table-cell/>
          <table:table-cell table:formula="of:=[.B5]+1" office:value-type="float" office:value="3" calcext:value-type="float">
            <text:p>3</text:p>
          </table:table-cell>
          <table:table-cell office:value-type="string" calcext:value-type="string">
            <text:p>tcu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fsu</text:p>
          </table:table-cell>
          <table:table-cell office:value-type="string" calcext:value-type="string">
            <text:p>UCLA</text:p>
          </table:table-cell>
          <table:table-cell office:value-type="float" office:value="1157.0751" calcext:value-type="float">
            <text:p>1157.0751</text:p>
          </table:table-cell>
          <table:table-cell office:value-type="string" calcext:value-type="string">
            <text:p>OREGON</text:p>
          </table:table-cell>
          <table:table-cell office:value-type="float" office:value="1153.4419" calcext:value-type="float">
            <text:p>1153.4419</text:p>
          </table:table-cell>
          <table:table-cell office:value-type="string" calcext:value-type="string">
            <text:p>FLORIDA-STATE</text:p>
          </table:table-cell>
          <table:table-cell office:value-type="float" office:value="1276.6478" calcext:value-type="float">
            <text:p>1276.6478</text:p>
          </table:table-cell>
          <table:table-cell office:value-type="string" calcext:value-type="string">
            <text:p>MICHIGAN-STATE</text:p>
          </table:table-cell>
          <table:table-cell office:value-type="float" office:value="1255.6653" calcext:value-type="float">
            <text:p>1255.6653</text:p>
          </table:table-cell>
          <table:table-cell office:value-type="string" calcext:value-type="string">
            <text:p>MICHIGAN-STATE</text:p>
          </table:table-cell>
          <table:table-cell office:value-type="float" office:value="2511.3306" calcext:value-type="float">
            <text:p>2511.3306</text:p>
          </table:table-cell>
          <table:table-cell office:value-type="string" calcext:value-type="string">
            <text:p>UCLA</text:p>
          </table:table-cell>
          <table:table-cell office:value-type="float" office:value="2314.1501" calcext:value-type="float">
            <text:p>2314.1501</text:p>
          </table:table-cell>
        </table:table-row>
        <table:table-row table:style-name="ro1">
          <table:table-cell/>
          <table:table-cell table:formula="of:=[.B6]+1" office:value-type="float" office:value="4" calcext:value-type="float">
            <text:p>4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mich state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ARIZONA-STATE</text:p>
          </table:table-cell>
          <table:table-cell office:value-type="float" office:value="1155.3323" calcext:value-type="float">
            <text:p>1155.3323</text:p>
          </table:table-cell>
          <table:table-cell office:value-type="string" calcext:value-type="string">
            <text:p>MARSHALL</text:p>
          </table:table-cell>
          <table:table-cell office:value-type="float" office:value="1150.7352" calcext:value-type="float">
            <text:p>1150.7352</text:p>
          </table:table-cell>
          <table:table-cell office:value-type="string" calcext:value-type="string">
            <text:p>TEXAS-CHRISTIAN</text:p>
          </table:table-cell>
          <table:table-cell office:value-type="float" office:value="1271.6112" calcext:value-type="float">
            <text:p>1271.6112</text:p>
          </table:table-cell>
          <table:table-cell office:value-type="string" calcext:value-type="string">
            <text:p>WISCONSIN</text:p>
          </table:table-cell>
          <table:table-cell office:value-type="float" office:value="1248.6572" calcext:value-type="float">
            <text:p>1248.6572</text:p>
          </table:table-cell>
          <table:table-cell office:value-type="string" calcext:value-type="string">
            <text:p>WISCONSIN</text:p>
          </table:table-cell>
          <table:table-cell office:value-type="float" office:value="2497.3145" calcext:value-type="float">
            <text:p>2497.3145</text:p>
          </table:table-cell>
          <table:table-cell office:value-type="string" calcext:value-type="string">
            <text:p>ARIZONA-STATE</text:p>
          </table:table-cell>
          <table:table-cell office:value-type="float" office:value="2310.6646" calcext:value-type="float">
            <text:p>2310.6646</text:p>
          </table:table-cell>
        </table:table-row>
        <table:table-row table:style-name="ro1">
          <table:table-cell/>
          <table:table-cell table:formula="of:=[.B7]+1" office:value-type="float" office:value="5" calcext:value-type="float">
            <text:p>5</text:p>
          </table:table-cell>
          <table:table-cell table:number-columns-repeated="2" office:value-type="string" calcext:value-type="string">
            <text:p>fsu</text:p>
          </table:table-cell>
          <table:table-cell/>
          <table:table-cell office:value-type="string" calcext:value-type="string">
            <text:p>MICHIGAN-STATE</text:p>
          </table:table-cell>
          <table:table-cell office:value-type="float" office:value="1151.4429" calcext:value-type="float">
            <text:p>1151.4429</text:p>
          </table:table-cell>
          <table:table-cell office:value-type="string" calcext:value-type="string">
            <text:p>TEXAS-CHRISTIAN</text:p>
          </table:table-cell>
          <table:table-cell office:value-type="float" office:value="1150.5944" calcext:value-type="float">
            <text:p>1150.5944</text:p>
          </table:table-cell>
          <table:table-cell office:value-type="string" calcext:value-type="string">
            <text:p>ALABAMA</text:p>
          </table:table-cell>
          <table:table-cell office:value-type="float" office:value="1262.422" calcext:value-type="float">
            <text:p>1262.422</text:p>
          </table:table-cell>
          <table:table-cell office:value-type="string" calcext:value-type="string">
            <text:p>UCLA</text:p>
          </table:table-cell>
          <table:table-cell office:value-type="float" office:value="1233.9663" calcext:value-type="float">
            <text:p>1233.9663</text:p>
          </table:table-cell>
          <table:table-cell office:value-type="string" calcext:value-type="string">
            <text:p>UCLA</text:p>
          </table:table-cell>
          <table:table-cell office:value-type="float" office:value="2467.9326" calcext:value-type="float">
            <text:p>2467.9326</text:p>
          </table:table-cell>
          <table:table-cell office:value-type="string" calcext:value-type="string">
            <text:p>MICHIGAN-STATE</text:p>
          </table:table-cell>
          <table:table-cell office:value-type="float" office:value="2302.8857" calcext:value-type="float">
            <text:p>2302.8857</text:p>
          </table:table-cell>
        </table:table-row>
        <table:table-row table:style-name="ro1">
          <table:table-cell/>
          <table:table-cell table:formula="of:=[.B8]+1" office:value-type="float" office:value="6" calcext:value-type="float">
            <text:p>6</text:p>
          </table:table-cell>
          <table:table-cell office:value-type="string" calcext:value-type="string">
            <text:p>mich state</text:p>
          </table:table-cell>
          <table:table-cell office:value-type="string" calcext:value-type="string">
            <text:p>ga tech</text:p>
          </table:table-cell>
          <table:table-cell/>
          <table:table-cell office:value-type="string" calcext:value-type="string">
            <text:p>ARIZONA</text:p>
          </table:table-cell>
          <table:table-cell office:value-type="float" office:value="1148.5793" calcext:value-type="float">
            <text:p>1148.5793</text:p>
          </table:table-cell>
          <table:table-cell office:value-type="string" calcext:value-type="string">
            <text:p>ALABAMA</text:p>
          </table:table-cell>
          <table:table-cell office:value-type="float" office:value="1143.2457" calcext:value-type="float">
            <text:p>1143.2457</text:p>
          </table:table-cell>
          <table:table-cell office:value-type="string" calcext:value-type="string">
            <text:p>MARSHALL</text:p>
          </table:table-cell>
          <table:table-cell office:value-type="float" office:value="1252.7076" calcext:value-type="float">
            <text:p>1252.7076</text:p>
          </table:table-cell>
          <table:table-cell office:value-type="string" calcext:value-type="string">
            <text:p>ARIZONA-STATE</text:p>
          </table:table-cell>
          <table:table-cell office:value-type="float" office:value="1227.9341" calcext:value-type="float">
            <text:p>1227.9341</text:p>
          </table:table-cell>
          <table:table-cell office:value-type="string" calcext:value-type="string">
            <text:p>ARIZONA-STATE</text:p>
          </table:table-cell>
          <table:table-cell office:value-type="float" office:value="2455.8682" calcext:value-type="float">
            <text:p>2455.8682</text:p>
          </table:table-cell>
          <table:table-cell office:value-type="string" calcext:value-type="string">
            <text:p>ARIZONA</text:p>
          </table:table-cell>
          <table:table-cell office:value-type="float" office:value="2297.1587" calcext:value-type="float">
            <text:p>2297.1587</text:p>
          </table:table-cell>
        </table:table-row>
        <table:table-row table:style-name="ro1">
          <table:table-cell/>
          <table:table-cell table:formula="of:=[.B9]+1" office:value-type="float" office:value="7" calcext:value-type="float">
            <text:p>7</text:p>
          </table:table-cell>
          <table:table-cell table:number-columns-repeated="2" office:value-type="string" calcext:value-type="string">
            <text:p>baylor</text:p>
          </table:table-cell>
          <table:table-cell/>
          <table:table-cell office:value-type="string" calcext:value-type="string">
            <text:p>WISCONSIN</text:p>
          </table:table-cell>
          <table:table-cell office:value-type="float" office:value="1146.2559" calcext:value-type="float">
            <text:p>1146.2559</text:p>
          </table:table-cell>
          <table:table-cell office:value-type="string" calcext:value-type="string">
            <text:p>BOISE-STATE</text:p>
          </table:table-cell>
          <table:table-cell office:value-type="float" office:value="1139.572" calcext:value-type="float">
            <text:p>1139.572</text:p>
          </table:table-cell>
          <table:table-cell office:value-type="string" calcext:value-type="string">
            <text:p>BOISE-STATE</text:p>
          </table:table-cell>
          <table:table-cell office:value-type="float" office:value="1250.5049" calcext:value-type="float">
            <text:p>1250.5049</text:p>
          </table:table-cell>
          <table:table-cell office:value-type="string" calcext:value-type="string">
            <text:p>SOUTHERN-CALIFORNIA</text:p>
          </table:table-cell>
          <table:table-cell office:value-type="float" office:value="1218.6531" calcext:value-type="float">
            <text:p>1218.6531</text:p>
          </table:table-cell>
          <table:table-cell office:value-type="string" calcext:value-type="string">
            <text:p>SOUTHERN-CALIFORNIA</text:p>
          </table:table-cell>
          <table:table-cell office:value-type="float" office:value="2437.3062" calcext:value-type="float">
            <text:p>2437.3062</text:p>
          </table:table-cell>
          <table:table-cell office:value-type="string" calcext:value-type="string">
            <text:p>WISCONSIN</text:p>
          </table:table-cell>
          <table:table-cell office:value-type="float" office:value="2292.5117" calcext:value-type="float">
            <text:p>2292.5117</text:p>
          </table:table-cell>
        </table:table-row>
        <table:table-row table:style-name="ro1">
          <table:table-cell/>
          <table:table-cell table:formula="of:=[.B10]+1" office:value-type="float" office:value="8" calcext:value-type="float">
            <text:p>8</text:p>
          </table:table-cell>
          <table:table-cell office:value-type="string" calcext:value-type="string">
            <text:p>ga tech</text:p>
          </table:table-cell>
          <table:table-cell office:value-type="string" calcext:value-type="string">
            <text:p>georgia</text:p>
          </table:table-cell>
          <table:table-cell/>
          <table:table-cell office:value-type="string" calcext:value-type="string">
            <text:p>SOUTHERN-CALIFORNIA</text:p>
          </table:table-cell>
          <table:table-cell office:value-type="float" office:value="1146.1846" calcext:value-type="float">
            <text:p>1146.1846</text:p>
          </table:table-cell>
          <table:table-cell office:value-type="string" calcext:value-type="string">
            <text:p>MICHIGAN-STATE</text:p>
          </table:table-cell>
          <table:table-cell office:value-type="float" office:value="1131.4736" calcext:value-type="float">
            <text:p>1131.4736</text:p>
          </table:table-cell>
          <table:table-cell office:value-type="string" calcext:value-type="string">
            <text:p>MICHIGAN-STATE</text:p>
          </table:table-cell>
          <table:table-cell office:value-type="float" office:value="1242.8951" calcext:value-type="float">
            <text:p>1242.8951</text:p>
          </table:table-cell>
          <table:table-cell office:value-type="string" calcext:value-type="string">
            <text:p>ARIZONA</text:p>
          </table:table-cell>
          <table:table-cell office:value-type="float" office:value="1217.4894" calcext:value-type="float">
            <text:p>1217.4894</text:p>
          </table:table-cell>
          <table:table-cell office:value-type="string" calcext:value-type="string">
            <text:p>ARIZONA</text:p>
          </table:table-cell>
          <table:table-cell office:value-type="float" office:value="2434.9788" calcext:value-type="float">
            <text:p>2434.9788</text:p>
          </table:table-cell>
          <table:table-cell office:value-type="string" calcext:value-type="string">
            <text:p>SOUTHERN-CALIFORNIA</text:p>
          </table:table-cell>
          <table:table-cell office:value-type="float" office:value="2292.3691" calcext:value-type="float">
            <text:p>2292.3691</text:p>
          </table:table-cell>
        </table:table-row>
        <table:table-row table:style-name="ro1">
          <table:table-cell/>
          <table:table-cell table:formula="of:=[.B11]+1" office:value-type="float" office:value="9" calcext:value-type="float">
            <text:p>9</text:p>
          </table:table-cell>
          <table:table-cell office:value-type="string" calcext:value-type="string">
            <text:p>ga tech</text:p>
          </table:table-cell>
          <table:table-cell office:value-type="string" calcext:value-type="string">
            <text:p>ucla</text:p>
          </table:table-cell>
          <table:table-cell/>
          <table:table-cell office:value-type="string" calcext:value-type="string">
            <text:p>UTAH</text:p>
          </table:table-cell>
          <table:table-cell office:value-type="float" office:value="1144.4702" calcext:value-type="float">
            <text:p>1144.4702</text:p>
          </table:table-cell>
          <table:table-cell office:value-type="string" calcext:value-type="string">
            <text:p>WISCONSIN</text:p>
          </table:table-cell>
          <table:table-cell office:value-type="float" office:value="1121.0995" calcext:value-type="float">
            <text:p>1121.0995</text:p>
          </table:table-cell>
          <table:table-cell office:value-type="string" calcext:value-type="string">
            <text:p>WISCONSIN</text:p>
          </table:table-cell>
          <table:table-cell office:value-type="float" office:value="1228.879" calcext:value-type="float">
            <text:p>1228.879</text:p>
          </table:table-cell>
          <table:table-cell office:value-type="string" calcext:value-type="string">
            <text:p>UTAH</text:p>
          </table:table-cell>
          <table:table-cell office:value-type="float" office:value="1213.9255" calcext:value-type="float">
            <text:p>1213.9255</text:p>
          </table:table-cell>
          <table:table-cell office:value-type="string" calcext:value-type="string">
            <text:p>UTAH</text:p>
          </table:table-cell>
          <table:table-cell office:value-type="float" office:value="2427.851" calcext:value-type="float">
            <text:p>2427.851</text:p>
          </table:table-cell>
          <table:table-cell office:value-type="string" calcext:value-type="string">
            <text:p>UTAH</text:p>
          </table:table-cell>
          <table:table-cell office:value-type="float" office:value="2288.9404" calcext:value-type="float">
            <text:p>2288.9404</text:p>
          </table:table-cell>
        </table:table-row>
        <table:table-row table:style-name="ro1">
          <table:table-cell/>
          <table:table-cell table:formula="of:=[.B12]+1" office:value-type="float" office:value="10" calcext:value-type="float">
            <text:p>10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missouri</text:p>
          </table:table-cell>
          <table:table-cell/>
          <table:table-cell office:value-type="string" calcext:value-type="string">
            <text:p>STANFORD</text:p>
          </table:table-cell>
          <table:table-cell office:value-type="float" office:value="1136.5063" calcext:value-type="float">
            <text:p>1136.5063</text:p>
          </table:table-cell>
          <table:table-cell office:value-type="string" calcext:value-type="string">
            <text:p>BAYLOR</text:p>
          </table:table-cell>
          <table:table-cell office:value-type="float" office:value="1117.009" calcext:value-type="float">
            <text:p>1117.009</text:p>
          </table:table-cell>
          <table:table-cell office:value-type="string" calcext:value-type="string">
            <text:p>GEORGIA-TECH</text:p>
          </table:table-cell>
          <table:table-cell office:value-type="float" office:value="1215.014" calcext:value-type="float">
            <text:p>1215.014</text:p>
          </table:table-cell>
          <table:table-cell office:value-type="string" calcext:value-type="string">
            <text:p>ALABAMA</text:p>
          </table:table-cell>
          <table:table-cell office:value-type="float" office:value="1207.6014" calcext:value-type="float">
            <text:p>1207.6014</text:p>
          </table:table-cell>
          <table:table-cell office:value-type="string" calcext:value-type="string">
            <text:p>ALABAMA</text:p>
          </table:table-cell>
          <table:table-cell office:value-type="float" office:value="2415.203" calcext:value-type="float">
            <text:p>2415.203</text:p>
          </table:table-cell>
          <table:table-cell office:value-type="string" calcext:value-type="string">
            <text:p>STANFORD</text:p>
          </table:table-cell>
          <table:table-cell office:value-type="float" office:value="2273.0127" calcext:value-type="float">
            <text:p>2273.0127</text:p>
          </table:table-cell>
        </table:table-row>
        <table:table-row table:style-name="ro1">
          <table:table-cell/>
          <table:table-cell table:formula="of:=[.B13]+1" office:value-type="float" office:value="11" calcext:value-type="float">
            <text:p>11</text:p>
          </table:table-cell>
          <table:table-cell table:number-columns-repeated="2" office:value-type="string" calcext:value-type="string">
            <text:p>miss state</text:p>
          </table:table-cell>
          <table:table-cell/>
          <table:table-cell office:value-type="string" calcext:value-type="string">
            <text:p>ALABAMA</text:p>
          </table:table-cell>
          <table:table-cell office:value-type="float" office:value="1134.6902" calcext:value-type="float">
            <text:p>1134.6902</text:p>
          </table:table-cell>
          <table:table-cell office:value-type="string" calcext:value-type="string">
            <text:p>GEORGIA-TECH</text:p>
          </table:table-cell>
          <table:table-cell office:value-type="float" office:value="1115.7681" calcext:value-type="float">
            <text:p>1115.7681</text:p>
          </table:table-cell>
          <table:table-cell office:value-type="string" calcext:value-type="string">
            <text:p>MISSOURI</text:p>
          </table:table-cell>
          <table:table-cell office:value-type="float" office:value="1211.7665" calcext:value-type="float">
            <text:p>1211.7665</text:p>
          </table:table-cell>
          <table:table-cell office:value-type="string" calcext:value-type="string">
            <text:p>STANFORD</text:p>
          </table:table-cell>
          <table:table-cell office:value-type="float" office:value="1207.4763" calcext:value-type="float">
            <text:p>1207.4763</text:p>
          </table:table-cell>
          <table:table-cell office:value-type="string" calcext:value-type="string">
            <text:p>STANFORD</text:p>
          </table:table-cell>
          <table:table-cell office:value-type="float" office:value="2414.9526" calcext:value-type="float">
            <text:p>2414.9526</text:p>
          </table:table-cell>
          <table:table-cell office:value-type="string" calcext:value-type="string">
            <text:p>ALABAMA</text:p>
          </table:table-cell>
          <table:table-cell office:value-type="float" office:value="2269.3804" calcext:value-type="float">
            <text:p>2269.3804</text:p>
          </table:table-cell>
        </table:table-row>
        <table:table-row table:style-name="ro1">
          <table:table-cell/>
          <table:table-cell table:formula="of:=[.B14]+1" office:value-type="float" office:value="12" calcext:value-type="float">
            <text:p>12</text:p>
          </table:table-cell>
          <table:table-cell office:value-type="string" calcext:value-type="string">
            <text:p>arizona state</text:p>
          </table:table-cell>
          <table:table-cell office:value-type="string" calcext:value-type="string">
            <text:p>wisconsin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119.1721" calcext:value-type="float">
            <text:p>1119.1721</text:p>
          </table:table-cell>
          <table:table-cell office:value-type="string" calcext:value-type="string">
            <text:p>MISSOURI</text:p>
          </table:table-cell>
          <table:table-cell office:value-type="float" office:value="1113.6652" calcext:value-type="float">
            <text:p>1113.6652</text:p>
          </table:table-cell>
          <table:table-cell office:value-type="string" calcext:value-type="string">
            <text:p>BAYLOR</text:p>
          </table:table-cell>
          <table:table-cell office:value-type="float" office:value="1201.8328" calcext:value-type="float">
            <text:p>1201.8328</text:p>
          </table:table-cell>
          <table:table-cell office:value-type="string" calcext:value-type="string">
            <text:p>FLORIDA-STATE</text:p>
          </table:table-cell>
          <table:table-cell office:value-type="float" office:value="1192.9484" calcext:value-type="float">
            <text:p>1192.9484</text:p>
          </table:table-cell>
          <table:table-cell office:value-type="string" calcext:value-type="string">
            <text:p>FLORIDA-STATE</text:p>
          </table:table-cell>
          <table:table-cell office:value-type="float" office:value="2385.8967" calcext:value-type="float">
            <text:p>2385.8967</text:p>
          </table:table-cell>
          <table:table-cell office:value-type="string" calcext:value-type="string">
            <text:p>WASHINGTON</text:p>
          </table:table-cell>
          <table:table-cell office:value-type="float" office:value="2238.3442" calcext:value-type="float">
            <text:p>2238.3442</text:p>
          </table:table-cell>
        </table:table-row>
        <table:table-row table:style-name="ro1">
          <table:table-cell/>
          <table:table-cell table:formula="of:=[.B15]+1" office:value-type="float" office:value="13" calcext:value-type="float">
            <text:p>13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rizona state</text:p>
          </table:table-cell>
          <table:table-cell/>
          <table:table-cell office:value-type="string" calcext:value-type="string">
            <text:p>NEBRASKA</text:p>
          </table:table-cell>
          <table:table-cell office:value-type="float" office:value="1117.395" calcext:value-type="float">
            <text:p>1117.395</text:p>
          </table:table-cell>
          <table:table-cell office:value-type="string" calcext:value-type="string">
            <text:p>NORTHERN-ILLINOIS</text:p>
          </table:table-cell>
          <table:table-cell office:value-type="float" office:value="1101.8473" calcext:value-type="float">
            <text:p>1101.8473</text:p>
          </table:table-cell>
          <table:table-cell office:value-type="string" calcext:value-type="string">
            <text:p>UCLA</text:p>
          </table:table-cell>
          <table:table-cell office:value-type="float" office:value="1188.6622" calcext:value-type="float">
            <text:p>1188.6622</text:p>
          </table:table-cell>
          <table:table-cell office:value-type="string" calcext:value-type="string">
            <text:p>NEBRASKA</text:p>
          </table:table-cell>
          <table:table-cell office:value-type="float" office:value="1188.937" calcext:value-type="float">
            <text:p>1188.937</text:p>
          </table:table-cell>
          <table:table-cell office:value-type="string" calcext:value-type="string">
            <text:p>NEBRASKA</text:p>
          </table:table-cell>
          <table:table-cell office:value-type="float" office:value="2377.874" calcext:value-type="float">
            <text:p>2377.874</text:p>
          </table:table-cell>
          <table:table-cell office:value-type="string" calcext:value-type="string">
            <text:p>NEBRASKA</text:p>
          </table:table-cell>
          <table:table-cell office:value-type="float" office:value="2234.79" calcext:value-type="float">
            <text:p>2234.79</text:p>
          </table:table-cell>
        </table:table-row>
        <table:table-row table:style-name="ro1">
          <table:table-cell/>
          <table:table-cell table:formula="of:=[.B16]+1" office:value-type="float" office:value="14" calcext:value-type="float">
            <text:p>14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clemson</text:p>
          </table:table-cell>
          <table:table-cell/>
          <table:table-cell office:value-type="string" calcext:value-type="string">
            <text:p>FLORIDA-STATE</text:p>
          </table:table-cell>
          <table:table-cell office:value-type="float" office:value="1116.9849" calcext:value-type="float">
            <text:p>1116.9849</text:p>
          </table:table-cell>
          <table:table-cell office:value-type="string" calcext:value-type="string">
            <text:p>UCLA</text:p>
          </table:table-cell>
          <table:table-cell office:value-type="float" office:value="1101.714" calcext:value-type="float">
            <text:p>1101.714</text:p>
          </table:table-cell>
          <table:table-cell office:value-type="string" calcext:value-type="string">
            <text:p>CLEMSON</text:p>
          </table:table-cell>
          <table:table-cell office:value-type="float" office:value="1185.5885" calcext:value-type="float">
            <text:p>1185.5885</text:p>
          </table:table-cell>
          <table:table-cell office:value-type="string" calcext:value-type="string">
            <text:p>RUTGERS</text:p>
          </table:table-cell>
          <table:table-cell office:value-type="float" office:value="1184.6257" calcext:value-type="float">
            <text:p>1184.6257</text:p>
          </table:table-cell>
          <table:table-cell office:value-type="string" calcext:value-type="string">
            <text:p>RUTGERS</text:p>
          </table:table-cell>
          <table:table-cell office:value-type="float" office:value="2369.2515" calcext:value-type="float">
            <text:p>2369.2515</text:p>
          </table:table-cell>
          <table:table-cell office:value-type="string" calcext:value-type="string">
            <text:p>FLORIDA-STATE</text:p>
          </table:table-cell>
          <table:table-cell office:value-type="float" office:value="2233.9697" calcext:value-type="float">
            <text:p>2233.9697</text:p>
          </table:table-cell>
        </table:table-row>
        <table:table-row table:style-name="ro1">
          <table:table-cell/>
          <table:table-cell table:formula="of:=[.B17]+1" office:value-type="float" office:value="15" calcext:value-type="float">
            <text:p>15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boise state</text:p>
          </table:table-cell>
          <table:table-cell/>
          <table:table-cell office:value-type="string" calcext:value-type="string">
            <text:p>GEORGIA</text:p>
          </table:table-cell>
          <table:table-cell office:value-type="float" office:value="1111.7789" calcext:value-type="float">
            <text:p>1111.7789</text:p>
          </table:table-cell>
          <table:table-cell office:value-type="string" calcext:value-type="string">
            <text:p>CLEMSON</text:p>
          </table:table-cell>
          <table:table-cell office:value-type="float" office:value="1101.1799" calcext:value-type="float">
            <text:p>1101.1799</text:p>
          </table:table-cell>
          <table:table-cell office:value-type="string" calcext:value-type="string">
            <text:p>GEORGIA</text:p>
          </table:table-cell>
          <table:table-cell office:value-type="float" office:value="1177.2848" calcext:value-type="float">
            <text:p>1177.2848</text:p>
          </table:table-cell>
          <table:table-cell office:value-type="string" calcext:value-type="string">
            <text:p>MINNESOTA</text:p>
          </table:table-cell>
          <table:table-cell office:value-type="float" office:value="1181.7867" calcext:value-type="float">
            <text:p>1181.7867</text:p>
          </table:table-cell>
          <table:table-cell office:value-type="string" calcext:value-type="string">
            <text:p>MINNESOTA</text:p>
          </table:table-cell>
          <table:table-cell office:value-type="float" office:value="2363.5735" calcext:value-type="float">
            <text:p>2363.5735</text:p>
          </table:table-cell>
          <table:table-cell office:value-type="string" calcext:value-type="string">
            <text:p>GEORGIA</text:p>
          </table:table-cell>
          <table:table-cell office:value-type="float" office:value="2223.5579" calcext:value-type="float">
            <text:p>2223.5579</text:p>
          </table:table-cell>
        </table:table-row>
        <table:table-row table:style-name="ro1">
          <table:table-cell/>
          <table:table-cell table:formula="of:=[.B18]+1" office:value-type="float" office:value="16" calcext:value-type="float">
            <text:p>16</text:p>
          </table:table-cell>
          <table:table-cell office:value-type="string" calcext:value-type="string">
            <text:p>boise state</text:p>
          </table:table-cell>
          <table:table-cell office:value-type="string" calcext:value-type="string">
            <text:p>arizona</text:p>
          </table:table-cell>
          <table:table-cell/>
          <table:table-cell office:value-type="string" calcext:value-type="string">
            <text:p>RUTGERS</text:p>
          </table:table-cell>
          <table:table-cell office:value-type="float" office:value="1109.6975" calcext:value-type="float">
            <text:p>1109.6975</text:p>
          </table:table-cell>
          <table:table-cell office:value-type="string" calcext:value-type="string">
            <text:p>ARIZONA-STATE</text:p>
          </table:table-cell>
          <table:table-cell office:value-type="float" office:value="1098.2285" calcext:value-type="float">
            <text:p>1098.2285</text:p>
          </table:table-cell>
          <table:table-cell office:value-type="string" calcext:value-type="string">
            <text:p>ARIZONA-STATE</text:p>
          </table:table-cell>
          <table:table-cell office:value-type="float" office:value="1176.598" calcext:value-type="float">
            <text:p>1176.598</text:p>
          </table:table-cell>
          <table:table-cell office:value-type="string" calcext:value-type="string">
            <text:p>TEXAS-CHRISTIAN</text:p>
          </table:table-cell>
          <table:table-cell office:value-type="float" office:value="1172.2719" calcext:value-type="float">
            <text:p>1172.2719</text:p>
          </table:table-cell>
          <table:table-cell office:value-type="string" calcext:value-type="string">
            <text:p>TEXAS-CHRISTIAN</text:p>
          </table:table-cell>
          <table:table-cell office:value-type="float" office:value="2344.5437" calcext:value-type="float">
            <text:p>2344.5437</text:p>
          </table:table-cell>
          <table:table-cell office:value-type="string" calcext:value-type="string">
            <text:p>RUTGERS</text:p>
          </table:table-cell>
          <table:table-cell office:value-type="float" office:value="2219.395" calcext:value-type="float">
            <text:p>2219.39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abama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STANFORD</text:p>
          </table:table-cell>
          <table:table-cell office:value-type="float" office:value="1171.6709" calcext:value-type="float">
            <text:p>1171.6709</text:p>
          </table:table-cell>
          <table:table-cell office:value-type="string" calcext:value-type="string">
            <text:p>CLEMSON</text:p>
          </table:table-cell>
          <table:table-cell office:value-type="float" office:value="1168.1506" calcext:value-type="float">
            <text:p>1168.1506</text:p>
          </table:table-cell>
          <table:table-cell office:value-type="string" calcext:value-type="string">
            <text:p>CLEMSON</text:p>
          </table:table-cell>
          <table:table-cell office:value-type="float" office:value="1288.5869" calcext:value-type="float">
            <text:p>1288.5869</text:p>
          </table:table-cell>
          <table:table-cell office:value-type="string" calcext:value-type="string">
            <text:p>STANFORD</text:p>
          </table:table-cell>
          <table:table-cell office:value-type="float" office:value="1287.5472" calcext:value-type="float">
            <text:p>1287.5472</text:p>
          </table:table-cell>
          <table:table-cell office:value-type="string" calcext:value-type="string">
            <text:p>STANFORD</text:p>
          </table:table-cell>
          <table:table-cell office:value-type="float" office:value="2575.0945" calcext:value-type="float">
            <text:p>2575.0945</text:p>
          </table:table-cell>
          <table:table-cell office:value-type="string" calcext:value-type="string">
            <text:p>STANFORD</text:p>
          </table:table-cell>
          <table:table-cell office:value-type="float" office:value="2343.3418" calcext:value-type="float">
            <text:p>2343.3418</text:p>
          </table:table-cell>
        </table:table-row>
        <table:table-row table:style-name="ro1">
          <table:table-cell/>
          <table:table-cell table:formula="of:=[.B20]+1" office:value-type="float" office:value="2" calcext:value-type="float">
            <text:p>2</text:p>
          </table:table-cell>
          <table:table-cell table:number-columns-repeated="2" office:value-type="string" calcext:value-type="string">
            <text:p>clemso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MICHIGAN-STATE</text:p>
          </table:table-cell>
          <table:table-cell office:value-type="float" office:value="1165.3433" calcext:value-type="float">
            <text:p>1165.3433</text:p>
          </table:table-cell>
          <table:table-cell office:value-type="string" calcext:value-type="string">
            <text:p>ALABAMA</text:p>
          </table:table-cell>
          <table:table-cell office:value-type="float" office:value="1157.5314" calcext:value-type="float">
            <text:p>1157.5314</text:p>
          </table:table-cell>
          <table:table-cell office:value-type="string" calcext:value-type="string">
            <text:p>ALABAMA</text:p>
          </table:table-cell>
          <table:table-cell office:value-type="float" office:value="1285.9391" calcext:value-type="float">
            <text:p>1285.9391</text:p>
          </table:table-cell>
          <table:table-cell office:value-type="string" calcext:value-type="string">
            <text:p>MICHIGAN-STATE</text:p>
          </table:table-cell>
          <table:table-cell office:value-type="float" office:value="1263.9211" calcext:value-type="float">
            <text:p>1263.9211</text:p>
          </table:table-cell>
          <table:table-cell office:value-type="string" calcext:value-type="string">
            <text:p>MICHIGAN-STATE</text:p>
          </table:table-cell>
          <table:table-cell office:value-type="float" office:value="2527.8423" calcext:value-type="float">
            <text:p>2527.8423</text:p>
          </table:table-cell>
          <table:table-cell office:value-type="string" calcext:value-type="string">
            <text:p>MICHIGAN-STATE</text:p>
          </table:table-cell>
          <table:table-cell office:value-type="float" office:value="2330.6865" calcext:value-type="float">
            <text:p>2330.6865</text:p>
          </table:table-cell>
        </table:table-row>
        <table:table-row table:style-name="ro1">
          <table:table-cell/>
          <table:table-cell table:formula="of:=[.B21]+1" office:value-type="float" office:value="3" calcext:value-type="float">
            <text:p>3</text:p>
          </table:table-cell>
          <table:table-cell table:number-columns-repeated="2" office:value-type="string" calcext:value-type="string">
            <text:p>stanford</text:p>
          </table:table-cell>
          <table:table-cell office:value-type="string" calcext:value-type="string">
            <text:p>mich state</text:p>
          </table:table-cell>
          <table:table-cell office:value-type="string" calcext:value-type="string">
            <text:p>IOWA</text:p>
          </table:table-cell>
          <table:table-cell office:value-type="float" office:value="1159.5225" calcext:value-type="float">
            <text:p>1159.5225</text:p>
          </table:table-cell>
          <table:table-cell office:value-type="string" calcext:value-type="string">
            <text:p>MICHIGAN-STATE</text:p>
          </table:table-cell>
          <table:table-cell office:value-type="float" office:value="1148.343" calcext:value-type="float">
            <text:p>1148.343</text:p>
          </table:table-cell>
          <table:table-cell office:value-type="string" calcext:value-type="string">
            <text:p>MICHIGAN-STATE</text:p>
          </table:table-cell>
          <table:table-cell office:value-type="float" office:value="1262.9679" calcext:value-type="float">
            <text:p>1262.9679</text:p>
          </table:table-cell>
          <table:table-cell office:value-type="string" calcext:value-type="string">
            <text:p>OREGON</text:p>
          </table:table-cell>
          <table:table-cell office:value-type="float" office:value="1261.1089" calcext:value-type="float">
            <text:p>1261.1089</text:p>
          </table:table-cell>
          <table:table-cell office:value-type="string" calcext:value-type="string">
            <text:p>OREGON</text:p>
          </table:table-cell>
          <table:table-cell office:value-type="float" office:value="2522.2178" calcext:value-type="float">
            <text:p>2522.2178</text:p>
          </table:table-cell>
          <table:table-cell office:value-type="string" calcext:value-type="string">
            <text:p>IOWA</text:p>
          </table:table-cell>
          <table:table-cell office:value-type="float" office:value="2319.045" calcext:value-type="float">
            <text:p>2319.045</text:p>
          </table:table-cell>
        </table:table-row>
        <table:table-row table:style-name="ro1">
          <table:table-cell/>
          <table:table-cell table:formula="of:=[.B22]+1" office:value-type="float" office:value="4" calcext:value-type="float">
            <text:p>4</text:p>
          </table:table-cell>
          <table:table-cell table:number-columns-repeated="2" office:value-type="string" calcext:value-type="string">
            <text:p>ohio stat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HIO-STATE</text:p>
          </table:table-cell>
          <table:table-cell office:value-type="float" office:value="1159.1536" calcext:value-type="float">
            <text:p>1159.1536</text:p>
          </table:table-cell>
          <table:table-cell office:value-type="string" calcext:value-type="string">
            <text:p>OKLAHOMA</text:p>
          </table:table-cell>
          <table:table-cell office:value-type="float" office:value="1142.6143" calcext:value-type="float">
            <text:p>1142.6143</text:p>
          </table:table-cell>
          <table:table-cell office:value-type="string" calcext:value-type="string">
            <text:p>OKLAHOMA</text:p>
          </table:table-cell>
          <table:table-cell office:value-type="float" office:value="1260.9781" calcext:value-type="float">
            <text:p>1260.9781</text:p>
          </table:table-cell>
          <table:table-cell office:value-type="string" calcext:value-type="string">
            <text:p>OHIO-STATE</text:p>
          </table:table-cell>
          <table:table-cell office:value-type="float" office:value="1251.8679" calcext:value-type="float">
            <text:p>1251.8679</text:p>
          </table:table-cell>
          <table:table-cell office:value-type="string" calcext:value-type="string">
            <text:p>OHIO-STATE</text:p>
          </table:table-cell>
          <table:table-cell office:value-type="float" office:value="2503.7358" calcext:value-type="float">
            <text:p>2503.7358</text:p>
          </table:table-cell>
          <table:table-cell office:value-type="string" calcext:value-type="string">
            <text:p>OHIO-STATE</text:p>
          </table:table-cell>
          <table:table-cell office:value-type="float" office:value="2318.3071" calcext:value-type="float">
            <text:p>2318.3071</text:p>
          </table:table-cell>
        </table:table-row>
        <table:table-row table:style-name="ro1">
          <table:table-cell/>
          <table:table-cell table:formula="of:=[.B23]+1" office:value-type="float" office:value="5" calcext:value-type="float">
            <text:p>5</text:p>
          </table:table-cell>
          <table:table-cell table:number-columns-repeated="2" office:value-type="string" calcext:value-type="string">
            <text:p>oklahoma</text:p>
          </table:table-cell>
          <table:table-cell/>
          <table:table-cell office:value-type="string" calcext:value-type="string">
            <text:p>OREGON</text:p>
          </table:table-cell>
          <table:table-cell office:value-type="float" office:value="1153.6544" calcext:value-type="float">
            <text:p>1153.6544</text:p>
          </table:table-cell>
          <table:table-cell office:value-type="string" calcext:value-type="string">
            <text:p>HOUSTON</text:p>
          </table:table-cell>
          <table:table-cell office:value-type="float" office:value="1140.8212" calcext:value-type="float">
            <text:p>1140.8212</text:p>
          </table:table-cell>
          <table:table-cell office:value-type="string" calcext:value-type="string">
            <text:p>STANFORD</text:p>
          </table:table-cell>
          <table:table-cell office:value-type="float" office:value="1242.8187" calcext:value-type="float">
            <text:p>1242.8187</text:p>
          </table:table-cell>
          <table:table-cell office:value-type="string" calcext:value-type="string">
            <text:p>IOWA</text:p>
          </table:table-cell>
          <table:table-cell office:value-type="float" office:value="1246.6509" calcext:value-type="float">
            <text:p>1246.6509</text:p>
          </table:table-cell>
          <table:table-cell office:value-type="string" calcext:value-type="string">
            <text:p>IOWA</text:p>
          </table:table-cell>
          <table:table-cell office:value-type="float" office:value="2493.3018" calcext:value-type="float">
            <text:p>2493.3018</text:p>
          </table:table-cell>
          <table:table-cell office:value-type="string" calcext:value-type="string">
            <text:p>OREGON</text:p>
          </table:table-cell>
          <table:table-cell office:value-type="float" office:value="2307.3088" calcext:value-type="float">
            <text:p>2307.3088</text:p>
          </table:table-cell>
        </table:table-row>
        <table:table-row table:style-name="ro1">
          <table:table-cell/>
          <table:table-cell table:formula="of:=[.B24]+1" office:value-type="float" office:value="6" calcext:value-type="float">
            <text:p>6</text:p>
          </table:table-cell>
          <table:table-cell office:value-type="string" calcext:value-type="string">
            <text:p>mich stae</text:p>
          </table:table-cell>
          <table:table-cell office:value-type="string" calcext:value-type="string">
            <text:p>mich state</text:p>
          </table:table-cell>
          <table:table-cell/>
          <table:table-cell office:value-type="string" calcext:value-type="string">
            <text:p>NORTHWESTERN</text:p>
          </table:table-cell>
          <table:table-cell office:value-type="float" office:value="1147.9276" calcext:value-type="float">
            <text:p>1147.9276</text:p>
          </table:table-cell>
          <table:table-cell office:value-type="string" calcext:value-type="string">
            <text:p>IOWA</text:p>
          </table:table-cell>
          <table:table-cell office:value-type="float" office:value="1136.7017" calcext:value-type="float">
            <text:p>1136.7017</text:p>
          </table:table-cell>
          <table:table-cell office:value-type="string" calcext:value-type="string">
            <text:p>HOUSTON</text:p>
          </table:table-cell>
          <table:table-cell office:value-type="float" office:value="1240.7942" calcext:value-type="float">
            <text:p>1240.7942</text:p>
          </table:table-cell>
          <table:table-cell office:value-type="string" calcext:value-type="string">
            <text:p>NORTHWESTERN</text:p>
          </table:table-cell>
          <table:table-cell office:value-type="float" office:value="1236.8452" calcext:value-type="float">
            <text:p>1236.8452</text:p>
          </table:table-cell>
          <table:table-cell office:value-type="string" calcext:value-type="string">
            <text:p>NORTHWESTERN</text:p>
          </table:table-cell>
          <table:table-cell office:value-type="float" office:value="2473.6904" calcext:value-type="float">
            <text:p>2473.6904</text:p>
          </table:table-cell>
          <table:table-cell office:value-type="string" calcext:value-type="string">
            <text:p>NORTHWESTERN</text:p>
          </table:table-cell>
          <table:table-cell office:value-type="float" office:value="2295.8552" calcext:value-type="float">
            <text:p>2295.8552</text:p>
          </table:table-cell>
        </table:table-row>
        <table:table-row table:style-name="ro1">
          <table:table-cell/>
          <table:table-cell table:formula="of:=[.B25]+1" office:value-type="float" office:value="7" calcext:value-type="float">
            <text:p>7</text:p>
          </table:table-cell>
          <table:table-cell table:number-columns-repeated="2" office:value-type="string" calcext:value-type="string">
            <text:p>tcu</text:p>
          </table:table-cell>
          <table:table-cell/>
          <table:table-cell office:value-type="string" calcext:value-type="string">
            <text:p>UTAH</text:p>
          </table:table-cell>
          <table:table-cell office:value-type="float" office:value="1141.981" calcext:value-type="float">
            <text:p>1141.981</text:p>
          </table:table-cell>
          <table:table-cell office:value-type="string" calcext:value-type="string">
            <text:p>OHIO-STATE</text:p>
          </table:table-cell>
          <table:table-cell office:value-type="float" office:value="1135.9637" calcext:value-type="float">
            <text:p>1135.9637</text:p>
          </table:table-cell>
          <table:table-cell office:value-type="string" calcext:value-type="string">
            <text:p>OHIO-STATE</text:p>
          </table:table-cell>
          <table:table-cell office:value-type="float" office:value="1238.8612" calcext:value-type="float">
            <text:p>1238.8612</text:p>
          </table:table-cell>
          <table:table-cell office:value-type="string" calcext:value-type="string">
            <text:p>WASHINGTON-STATE</text:p>
          </table:table-cell>
          <table:table-cell office:value-type="float" office:value="1224.6187" calcext:value-type="float">
            <text:p>1224.6187</text:p>
          </table:table-cell>
          <table:table-cell office:value-type="string" calcext:value-type="string">
            <text:p>WASHINGTON-STATE</text:p>
          </table:table-cell>
          <table:table-cell office:value-type="float" office:value="2449.2373" calcext:value-type="float">
            <text:p>2449.2373</text:p>
          </table:table-cell>
          <table:table-cell office:value-type="string" calcext:value-type="string">
            <text:p>UTAH</text:p>
          </table:table-cell>
          <table:table-cell office:value-type="float" office:value="2283.962" calcext:value-type="float">
            <text:p>2283.962</text:p>
          </table:table-cell>
        </table:table-row>
        <table:table-row table:style-name="ro1">
          <table:table-cell/>
          <table:table-cell table:formula="of:=[.B26]+1" office:value-type="float" office:value="8" calcext:value-type="float">
            <text:p>8</text:p>
          </table:table-cell>
          <table:table-cell table:number-columns-repeated="2" office:value-type="string" calcext:value-type="string">
            <text:p>houston</text:p>
          </table:table-cell>
          <table:table-cell/>
          <table:table-cell office:value-type="string" calcext:value-type="string">
            <text:p>WASHINGTON-STATE</text:p>
          </table:table-cell>
          <table:table-cell office:value-type="float" office:value="1136.5864" calcext:value-type="float">
            <text:p>1136.5864</text:p>
          </table:table-cell>
          <table:table-cell office:value-type="string" calcext:value-type="string">
            <text:p>STANFORD</text:p>
          </table:table-cell>
          <table:table-cell office:value-type="float" office:value="1131.2079" calcext:value-type="float">
            <text:p>1131.2079</text:p>
          </table:table-cell>
          <table:table-cell office:value-type="string" calcext:value-type="string">
            <text:p>IOWA</text:p>
          </table:table-cell>
          <table:table-cell office:value-type="float" office:value="1228.4272" calcext:value-type="float">
            <text:p>1228.4272</text:p>
          </table:table-cell>
          <table:table-cell office:value-type="string" calcext:value-type="string">
            <text:p>SOUTHERN-CALIFORNIA</text:p>
          </table:table-cell>
          <table:table-cell office:value-type="float" office:value="1223.9862" calcext:value-type="float">
            <text:p>1223.9862</text:p>
          </table:table-cell>
          <table:table-cell office:value-type="string" calcext:value-type="string">
            <text:p>SOUTHERN-CALIFORNIA</text:p>
          </table:table-cell>
          <table:table-cell office:value-type="float" office:value="2447.9724" calcext:value-type="float">
            <text:p>2447.9724</text:p>
          </table:table-cell>
          <table:table-cell office:value-type="string" calcext:value-type="string">
            <text:p>WASHINGTON-STATE</text:p>
          </table:table-cell>
          <table:table-cell office:value-type="float" office:value="2273.1729" calcext:value-type="float">
            <text:p>2273.1729</text:p>
          </table:table-cell>
        </table:table-row>
        <table:table-row table:style-name="ro1">
          <table:table-cell/>
          <table:table-cell table:formula="of:=[.B27]+1" office:value-type="float" office:value="9" calcext:value-type="float">
            <text:p>9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ole miss</text:p>
          </table:table-cell>
          <table:table-cell/>
          <table:table-cell office:value-type="string" calcext:value-type="string">
            <text:p>MICHIGAN</text:p>
          </table:table-cell>
          <table:table-cell office:value-type="float" office:value="1135.8025" calcext:value-type="float">
            <text:p>1135.8025</text:p>
          </table:table-cell>
          <table:table-cell office:value-type="string" calcext:value-type="string">
            <text:p>NORTH-CAROLINA</text:p>
          </table:table-cell>
          <table:table-cell office:value-type="float" office:value="1126.5348" calcext:value-type="float">
            <text:p>1126.5348</text:p>
          </table:table-cell>
          <table:table-cell office:value-type="string" calcext:value-type="string">
            <text:p>NORTH-CAROLINA</text:p>
          </table:table-cell>
          <table:table-cell office:value-type="float" office:value="1224.8032" calcext:value-type="float">
            <text:p>1224.8032</text:p>
          </table:table-cell>
          <table:table-cell office:value-type="string" calcext:value-type="string">
            <text:p>UTAH</text:p>
          </table:table-cell>
          <table:table-cell office:value-type="float" office:value="1223.4795" calcext:value-type="float">
            <text:p>1223.4795</text:p>
          </table:table-cell>
          <table:table-cell office:value-type="string" calcext:value-type="string">
            <text:p>UTAH</text:p>
          </table:table-cell>
          <table:table-cell office:value-type="float" office:value="2446.959" calcext:value-type="float">
            <text:p>2446.959</text:p>
          </table:table-cell>
          <table:table-cell office:value-type="string" calcext:value-type="string">
            <text:p>MICHIGAN</text:p>
          </table:table-cell>
          <table:table-cell office:value-type="float" office:value="2271.605" calcext:value-type="float">
            <text:p>2271.605</text:p>
          </table:table-cell>
        </table:table-row>
        <table:table-row table:style-name="ro1">
          <table:table-cell/>
          <table:table-cell table:formula="of:=[.B28]+1" office:value-type="float" office:value="10" calcext:value-type="float">
            <text:p>10</text:p>
          </table:table-cell>
          <table:table-cell office:value-type="string" calcext:value-type="string">
            <text:p>ole miss</text:p>
          </table:table-cell>
          <table:table-cell office:value-type="string" calcext:value-type="string">
            <text:p>iowa</text:p>
          </table:table-cell>
          <table:table-cell/>
          <table:table-cell office:value-type="string" calcext:value-type="string">
            <text:p>UCLA</text:p>
          </table:table-cell>
          <table:table-cell office:value-type="float" office:value="1134.2878" calcext:value-type="float">
            <text:p>1134.2878</text:p>
          </table:table-cell>
          <table:table-cell office:value-type="string" calcext:value-type="string">
            <text:p>WESTERN-KENTUCKY</text:p>
          </table:table-cell>
          <table:table-cell office:value-type="float" office:value="1120.9548" calcext:value-type="float">
            <text:p>1120.9548</text:p>
          </table:table-cell>
          <table:table-cell office:value-type="string" calcext:value-type="string">
            <text:p>WESTERN-KENTUCKY</text:p>
          </table:table-cell>
          <table:table-cell office:value-type="float" office:value="1212.0626" calcext:value-type="float">
            <text:p>1212.0626</text:p>
          </table:table-cell>
          <table:table-cell office:value-type="string" calcext:value-type="string">
            <text:p>UCLA</text:p>
          </table:table-cell>
          <table:table-cell office:value-type="float" office:value="1218.2759" calcext:value-type="float">
            <text:p>1218.2759</text:p>
          </table:table-cell>
          <table:table-cell office:value-type="string" calcext:value-type="string">
            <text:p>UCLA</text:p>
          </table:table-cell>
          <table:table-cell office:value-type="float" office:value="2436.5518" calcext:value-type="float">
            <text:p>2436.5518</text:p>
          </table:table-cell>
          <table:table-cell office:value-type="string" calcext:value-type="string">
            <text:p>UCLA</text:p>
          </table:table-cell>
          <table:table-cell office:value-type="float" office:value="2268.5757" calcext:value-type="float">
            <text:p>2268.5757</text:p>
          </table:table-cell>
        </table:table-row>
        <table:table-row table:style-name="ro1">
          <table:table-cell/>
          <table:table-cell table:formula="of:=[.B29]+1" office:value-type="float" office:value="11" calcext:value-type="float">
            <text:p>11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michigan</text:p>
          </table:table-cell>
          <table:table-cell/>
          <table:table-cell office:value-type="string" calcext:value-type="string">
            <text:p>SOUTHERN-CALIFORNIA</text:p>
          </table:table-cell>
          <table:table-cell office:value-type="float" office:value="1133.0825" calcext:value-type="float">
            <text:p>1133.0825</text:p>
          </table:table-cell>
          <table:table-cell office:value-type="string" calcext:value-type="string">
            <text:p>NORTHWESTERN</text:p>
          </table:table-cell>
          <table:table-cell office:value-type="float" office:value="1113.5118" calcext:value-type="float">
            <text:p>1113.5118</text:p>
          </table:table-cell>
          <table:table-cell office:value-type="string" calcext:value-type="string">
            <text:p>NORTHWESTERN</text:p>
          </table:table-cell>
          <table:table-cell office:value-type="float" office:value="1208.8159" calcext:value-type="float">
            <text:p>1208.8159</text:p>
          </table:table-cell>
          <table:table-cell office:value-type="string" calcext:value-type="string">
            <text:p>MICHIGAN</text:p>
          </table:table-cell>
          <table:table-cell office:value-type="float" office:value="1215.4236" calcext:value-type="float">
            <text:p>1215.4236</text:p>
          </table:table-cell>
          <table:table-cell office:value-type="string" calcext:value-type="string">
            <text:p>MICHIGAN</text:p>
          </table:table-cell>
          <table:table-cell office:value-type="float" office:value="2430.8472" calcext:value-type="float">
            <text:p>2430.8472</text:p>
          </table:table-cell>
          <table:table-cell office:value-type="string" calcext:value-type="string">
            <text:p>SOUTHERN-CALIFORNIA</text:p>
          </table:table-cell>
          <table:table-cell office:value-type="float" office:value="2266.165" calcext:value-type="float">
            <text:p>2266.165</text:p>
          </table:table-cell>
        </table:table-row>
        <table:table-row table:style-name="ro1">
          <table:table-cell/>
          <table:table-cell table:formula="of:=[.B30]+1" office:value-type="float" office:value="12" calcext:value-type="float">
            <text:p>12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otre dame</text:p>
          </table:table-cell>
          <table:table-cell/>
          <table:table-cell office:value-type="string" calcext:value-type="string">
            <text:p>WISCONSIN</text:p>
          </table:table-cell>
          <table:table-cell office:value-type="float" office:value="1132.7305" calcext:value-type="float">
            <text:p>1132.7305</text:p>
          </table:table-cell>
          <table:table-cell office:value-type="string" calcext:value-type="string">
            <text:p>FLORIDA-STATE</text:p>
          </table:table-cell>
          <table:table-cell office:value-type="float" office:value="1110.6147" calcext:value-type="float">
            <text:p>1110.6147</text:p>
          </table:table-cell>
          <table:table-cell office:value-type="string" calcext:value-type="string">
            <text:p>FLORIDA-STATE</text:p>
          </table:table-cell>
          <table:table-cell office:value-type="float" office:value="1197.5521" calcext:value-type="float">
            <text:p>1197.5521</text:p>
          </table:table-cell>
          <table:table-cell office:value-type="string" calcext:value-type="string">
            <text:p>WISCONSIN</text:p>
          </table:table-cell>
          <table:table-cell office:value-type="float" office:value="1207.9019" calcext:value-type="float">
            <text:p>1207.9019</text:p>
          </table:table-cell>
          <table:table-cell office:value-type="string" calcext:value-type="string">
            <text:p>WISCONSIN</text:p>
          </table:table-cell>
          <table:table-cell office:value-type="float" office:value="2415.8037" calcext:value-type="float">
            <text:p>2415.8037</text:p>
          </table:table-cell>
          <table:table-cell office:value-type="string" calcext:value-type="string">
            <text:p>WISCONSIN</text:p>
          </table:table-cell>
          <table:table-cell office:value-type="float" office:value="2265.461" calcext:value-type="float">
            <text:p>2265.461</text:p>
          </table:table-cell>
        </table:table-row>
        <table:table-row table:style-name="ro1">
          <table:table-cell/>
          <table:table-cell table:formula="of:=[.B31]+1" office:value-type="float" office:value="13" calcext:value-type="float">
            <text:p>13</text:p>
          </table:table-cell>
          <table:table-cell table:number-columns-repeated="2" office:value-type="string" calcext:value-type="string">
            <text:p>baylor</text:p>
          </table:table-cell>
          <table:table-cell/>
          <table:table-cell office:value-type="string" calcext:value-type="string">
            <text:p>ALABAMA</text:p>
          </table:table-cell>
          <table:table-cell office:value-type="float" office:value="1129.9618" calcext:value-type="float">
            <text:p>1129.9618</text:p>
          </table:table-cell>
          <table:table-cell office:value-type="string" calcext:value-type="string">
            <text:p>NOTRE-DAME</text:p>
          </table:table-cell>
          <table:table-cell office:value-type="float" office:value="1107.5629" calcext:value-type="float">
            <text:p>1107.5629</text:p>
          </table:table-cell>
          <table:table-cell office:value-type="string" calcext:value-type="string">
            <text:p>OREGON</text:p>
          </table:table-cell>
          <table:table-cell office:value-type="float" office:value="1189.9421" calcext:value-type="float">
            <text:p>1189.9421</text:p>
          </table:table-cell>
          <table:table-cell office:value-type="string" calcext:value-type="string">
            <text:p>HOUSTON</text:p>
          </table:table-cell>
          <table:table-cell office:value-type="float" office:value="1207.3552" calcext:value-type="float">
            <text:p>1207.3552</text:p>
          </table:table-cell>
          <table:table-cell office:value-type="string" calcext:value-type="string">
            <text:p>HOUSTON</text:p>
          </table:table-cell>
          <table:table-cell office:value-type="float" office:value="2414.7104" calcext:value-type="float">
            <text:p>2414.7104</text:p>
          </table:table-cell>
          <table:table-cell office:value-type="string" calcext:value-type="string">
            <text:p>ALABAMA</text:p>
          </table:table-cell>
          <table:table-cell office:value-type="float" office:value="2259.9236" calcext:value-type="float">
            <text:p>2259.9236</text:p>
          </table:table-cell>
        </table:table-row>
        <table:table-row table:style-name="ro1">
          <table:table-cell/>
          <table:table-cell table:formula="of:=[.B32]+1" office:value-type="float" office:value="14" calcext:value-type="float">
            <text:p>14</text:p>
          </table:table-cell>
          <table:table-cell office:value-type="string" calcext:value-type="string">
            <text:p>fsu</text:p>
          </table:table-cell>
          <table:table-cell office:value-type="string" calcext:value-type="string">
            <text:p>tfsu</text:p>
          </table:table-cell>
          <table:table-cell/>
          <table:table-cell office:value-type="string" calcext:value-type="string">
            <text:p>CALIFORNIA</text:p>
          </table:table-cell>
          <table:table-cell office:value-type="float" office:value="1120.2922" calcext:value-type="float">
            <text:p>1120.2922</text:p>
          </table:table-cell>
          <table:table-cell office:value-type="string" calcext:value-type="string">
            <text:p>TEXAS-CHRISTIAN</text:p>
          </table:table-cell>
          <table:table-cell office:value-type="float" office:value="1105.4557" calcext:value-type="float">
            <text:p>1105.4557</text:p>
          </table:table-cell>
          <table:table-cell office:value-type="string" calcext:value-type="string">
            <text:p>NOTRE-DAME</text:p>
          </table:table-cell>
          <table:table-cell office:value-type="float" office:value="1187.5946" calcext:value-type="float">
            <text:p>1187.5946</text:p>
          </table:table-cell>
          <table:table-cell office:value-type="string" calcext:value-type="string">
            <text:p>CALIFORNIA</text:p>
          </table:table-cell>
          <table:table-cell office:value-type="float" office:value="1195.1377" calcext:value-type="float">
            <text:p>1195.1377</text:p>
          </table:table-cell>
          <table:table-cell office:value-type="string" calcext:value-type="string">
            <text:p>CALIFORNIA</text:p>
          </table:table-cell>
          <table:table-cell office:value-type="float" office:value="2390.2754" calcext:value-type="float">
            <text:p>2390.2754</text:p>
          </table:table-cell>
          <table:table-cell office:value-type="string" calcext:value-type="string">
            <text:p>CALIFORNIA</text:p>
          </table:table-cell>
          <table:table-cell office:value-type="float" office:value="2240.5845" calcext:value-type="float">
            <text:p>2240.5845</text:p>
          </table:table-cell>
        </table:table-row>
        <table:table-row table:style-name="ro1">
          <table:table-cell/>
          <table:table-cell table:formula="of:=[.B33]+1" office:value-type="float" office:value="15" calcext:value-type="float">
            <text:p>15</text:p>
          </table:table-cell>
          <table:table-cell table:number-columns-repeated="2" office:value-type="string" calcext:value-type="string">
            <text:p>north carolina</text:p>
          </table:table-cell>
          <table:table-cell/>
          <table:table-cell office:value-type="string" calcext:value-type="string">
            <text:p>HOUSTON</text:p>
          </table:table-cell>
          <table:table-cell office:value-type="float" office:value="1113.9875" calcext:value-type="float">
            <text:p>1113.9875</text:p>
          </table:table-cell>
          <table:table-cell office:value-type="string" calcext:value-type="string">
            <text:p>NAVY</text:p>
          </table:table-cell>
          <table:table-cell office:value-type="float" office:value="1103.1681" calcext:value-type="float">
            <text:p>1103.1681</text:p>
          </table:table-cell>
          <table:table-cell office:value-type="string" calcext:value-type="string">
            <text:p>TEXAS-CHRISTIAN</text:p>
          </table:table-cell>
          <table:table-cell office:value-type="float" office:value="1185.266" calcext:value-type="float">
            <text:p>1185.266</text:p>
          </table:table-cell>
          <table:table-cell office:value-type="string" calcext:value-type="string">
            <text:p>ALABAMA</text:p>
          </table:table-cell>
          <table:table-cell office:value-type="float" office:value="1193.7664" calcext:value-type="float">
            <text:p>1193.7664</text:p>
          </table:table-cell>
          <table:table-cell office:value-type="string" calcext:value-type="string">
            <text:p>ALABAMA</text:p>
          </table:table-cell>
          <table:table-cell office:value-type="float" office:value="2387.5327" calcext:value-type="float">
            <text:p>2387.5327</text:p>
          </table:table-cell>
          <table:table-cell office:value-type="string" calcext:value-type="string">
            <text:p>HOUSTON</text:p>
          </table:table-cell>
          <table:table-cell office:value-type="float" office:value="2227.975" calcext:value-type="float">
            <text:p>2227.975</text:p>
          </table:table-cell>
        </table:table-row>
        <table:table-row table:style-name="ro1">
          <table:table-cell/>
          <table:table-cell table:formula="of:=[.B34]+1" office:value-type="float" office:value="16" calcext:value-type="float">
            <text:p>16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utah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113.77" calcext:value-type="float">
            <text:p>1113.77</text:p>
          </table:table-cell>
          <table:table-cell office:value-type="string" calcext:value-type="string">
            <text:p>OKLAHOMA-STATE</text:p>
          </table:table-cell>
          <table:table-cell office:value-type="float" office:value="1102.6411" calcext:value-type="float">
            <text:p>1102.6411</text:p>
          </table:table-cell>
          <table:table-cell office:value-type="string" calcext:value-type="string">
            <text:p>BOWLING-GREEN</text:p>
          </table:table-cell>
          <table:table-cell office:value-type="float" office:value="1179.7614" calcext:value-type="float">
            <text:p>1179.7614</text:p>
          </table:table-cell>
          <table:table-cell office:value-type="string" calcext:value-type="string">
            <text:p>WASHINGTON</text:p>
          </table:table-cell>
          <table:table-cell office:value-type="float" office:value="1192.1526" calcext:value-type="float">
            <text:p>1192.1526</text:p>
          </table:table-cell>
          <table:table-cell office:value-type="string" calcext:value-type="string">
            <text:p>WASHINGTON</text:p>
          </table:table-cell>
          <table:table-cell office:value-type="float" office:value="2384.3052" calcext:value-type="float">
            <text:p>2384.3052</text:p>
          </table:table-cell>
          <table:table-cell office:value-type="string" calcext:value-type="string">
            <text:p>WASHINGTON</text:p>
          </table:table-cell>
          <table:table-cell office:value-type="float" office:value="2227.54" calcext:value-type="float">
            <text:p>2227.5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emso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LABAMA</text:p>
          </table:table-cell>
          <table:table-cell office:value-type="float" office:value="1151.9147" calcext:value-type="float">
            <text:p>1151.9147</text:p>
          </table:table-cell>
          <table:table-cell office:value-type="string" calcext:value-type="string">
            <text:p>ALABAMA</text:p>
          </table:table-cell>
          <table:table-cell office:value-type="float" office:value="1175.4402" calcext:value-type="float">
            <text:p>1175.4402</text:p>
          </table:table-cell>
          <table:table-cell office:value-type="string" calcext:value-type="string">
            <text:p>ALABAMA</text:p>
          </table:table-cell>
          <table:table-cell office:value-type="float" office:value="1307.4672" calcext:value-type="float">
            <text:p>1307.4672</text:p>
          </table:table-cell>
          <table:table-cell office:value-type="string" calcext:value-type="string">
            <text:p>ALABAMA</text:p>
          </table:table-cell>
          <table:table-cell office:value-type="float" office:value="1241.1956" calcext:value-type="float">
            <text:p>1241.1956</text:p>
          </table:table-cell>
          <table:table-cell office:value-type="string" calcext:value-type="string">
            <text:p>ALABAMA</text:p>
          </table:table-cell>
          <table:table-cell office:value-type="float" office:value="2482.391" calcext:value-type="float">
            <text:p>2482.391</text:p>
          </table:table-cell>
          <table:table-cell office:value-type="string" calcext:value-type="string">
            <text:p>ALABAMA</text:p>
          </table:table-cell>
          <table:table-cell office:value-type="float" office:value="2303.8293" calcext:value-type="float">
            <text:p>2303.8293</text:p>
          </table:table-cell>
        </table:table-row>
        <table:table-row table:style-name="ro1">
          <table:table-cell/>
          <table:table-cell table:formula="of:=[.B36]+1" office:value-type="float" office:value="2" calcext:value-type="float">
            <text:p>2</text:p>
          </table:table-cell>
          <table:table-cell table:number-columns-repeated="2" office:value-type="string" calcext:value-type="string">
            <text:p>alabama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CLEMSON</text:p>
          </table:table-cell>
          <table:table-cell office:value-type="float" office:value="1140.7534" calcext:value-type="float">
            <text:p>1140.7534</text:p>
          </table:table-cell>
          <table:table-cell office:value-type="string" calcext:value-type="string">
            <text:p>WESTERN-MICHIGAN</text:p>
          </table:table-cell>
          <table:table-cell office:value-type="float" office:value="1166.0868" calcext:value-type="float">
            <text:p>1166.0868</text:p>
          </table:table-cell>
          <table:table-cell office:value-type="string" calcext:value-type="string">
            <text:p>WESTERN-MICHIGAN</text:p>
          </table:table-cell>
          <table:table-cell office:value-type="float" office:value="1279.9829" calcext:value-type="float">
            <text:p>1279.9829</text:p>
          </table:table-cell>
          <table:table-cell office:value-type="string" calcext:value-type="string">
            <text:p>CLEMSON</text:p>
          </table:table-cell>
          <table:table-cell office:value-type="float" office:value="1225.3577" calcext:value-type="float">
            <text:p>1225.3577</text:p>
          </table:table-cell>
          <table:table-cell office:value-type="string" calcext:value-type="string">
            <text:p>CLEMSON</text:p>
          </table:table-cell>
          <table:table-cell office:value-type="float" office:value="2450.7153" calcext:value-type="float">
            <text:p>2450.7153</text:p>
          </table:table-cell>
          <table:table-cell office:value-type="string" calcext:value-type="string">
            <text:p>CLEMSON</text:p>
          </table:table-cell>
          <table:table-cell office:value-type="float" office:value="2281.5068" calcext:value-type="float">
            <text:p>2281.5068</text:p>
          </table:table-cell>
        </table:table-row>
        <table:table-row table:style-name="ro1">
          <table:table-cell/>
          <table:table-cell table:formula="of:=[.B37]+1" office:value-type="float" office:value="3" calcext:value-type="float">
            <text:p>3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OHIO-STATE</text:p>
          </table:table-cell>
          <table:table-cell office:value-type="float" office:value="1139.3518" calcext:value-type="float">
            <text:p>1139.3518</text:p>
          </table:table-cell>
          <table:table-cell office:value-type="string" calcext:value-type="string">
            <text:p>WASHINGTON</text:p>
          </table:table-cell>
          <table:table-cell office:value-type="float" office:value="1147.466" calcext:value-type="float">
            <text:p>1147.466</text:p>
          </table:table-cell>
          <table:table-cell office:value-type="string" calcext:value-type="string">
            <text:p>WASHINGTON</text:p>
          </table:table-cell>
          <table:table-cell office:value-type="float" office:value="1258.1237" calcext:value-type="float">
            <text:p>1258.1237</text:p>
          </table:table-cell>
          <table:table-cell office:value-type="string" calcext:value-type="string">
            <text:p>OKLAHOMA</text:p>
          </table:table-cell>
          <table:table-cell office:value-type="float" office:value="1215.129" calcext:value-type="float">
            <text:p>1215.129</text:p>
          </table:table-cell>
          <table:table-cell office:value-type="string" calcext:value-type="string">
            <text:p>OKLAHOMA</text:p>
          </table:table-cell>
          <table:table-cell office:value-type="float" office:value="2430.258" calcext:value-type="float">
            <text:p>2430.258</text:p>
          </table:table-cell>
          <table:table-cell office:value-type="string" calcext:value-type="string">
            <text:p>OHIO-STATE</text:p>
          </table:table-cell>
          <table:table-cell office:value-type="float" office:value="2278.7036" calcext:value-type="float">
            <text:p>2278.7036</text:p>
          </table:table-cell>
        </table:table-row>
        <table:table-row table:style-name="ro1">
          <table:table-cell/>
          <table:table-cell table:formula="of:=[.B38]+1" office:value-type="float" office:value="4" calcext:value-type="float">
            <text:p>4</text:p>
          </table:table-cell>
          <table:table-cell table:number-columns-repeated="3" office:value-type="string" calcext:value-type="string">
            <text:p>washington</text:p>
          </table:table-cell>
          <table:table-cell office:value-type="string" calcext:value-type="string">
            <text:p>PENN-STATE</text:p>
          </table:table-cell>
          <table:table-cell office:value-type="float" office:value="1135.4817" calcext:value-type="float">
            <text:p>1135.4817</text:p>
          </table:table-cell>
          <table:table-cell office:value-type="string" calcext:value-type="string">
            <text:p>CLEMSON</text:p>
          </table:table-cell>
          <table:table-cell office:value-type="float" office:value="1146.4545" calcext:value-type="float">
            <text:p>1146.4545</text:p>
          </table:table-cell>
          <table:table-cell office:value-type="string" calcext:value-type="string">
            <text:p>CLEMSON</text:p>
          </table:table-cell>
          <table:table-cell office:value-type="float" office:value="1253.264" calcext:value-type="float">
            <text:p>1253.264</text:p>
          </table:table-cell>
          <table:table-cell office:value-type="string" calcext:value-type="string">
            <text:p>OHIO-STATE</text:p>
          </table:table-cell>
          <table:table-cell office:value-type="float" office:value="1212.4924" calcext:value-type="float">
            <text:p>1212.4924</text:p>
          </table:table-cell>
          <table:table-cell office:value-type="string" calcext:value-type="string">
            <text:p>OHIO-STATE</text:p>
          </table:table-cell>
          <table:table-cell office:value-type="float" office:value="2424.9849" calcext:value-type="float">
            <text:p>2424.9849</text:p>
          </table:table-cell>
          <table:table-cell office:value-type="string" calcext:value-type="string">
            <text:p>PENN-STATE</text:p>
          </table:table-cell>
          <table:table-cell office:value-type="float" office:value="2270.9634" calcext:value-type="float">
            <text:p>2270.9634</text:p>
          </table:table-cell>
        </table:table-row>
        <table:table-row table:style-name="ro1">
          <table:table-cell/>
          <table:table-cell table:formula="of:=[.B39]+1" office:value-type="float" office:value="5" calcext:value-type="float">
            <text:p>5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c</text:p>
          </table:table-cell>
          <table:table-cell/>
          <table:table-cell office:value-type="string" calcext:value-type="string">
            <text:p>WISCONSIN</text:p>
          </table:table-cell>
          <table:table-cell office:value-type="float" office:value="1120.1504" calcext:value-type="float">
            <text:p>1120.1504</text:p>
          </table:table-cell>
          <table:table-cell office:value-type="string" calcext:value-type="string">
            <text:p>OHIO-STATE</text:p>
          </table:table-cell>
          <table:table-cell office:value-type="float" office:value="1138.4847" calcext:value-type="float">
            <text:p>1138.4847</text:p>
          </table:table-cell>
          <table:table-cell office:value-type="string" calcext:value-type="string">
            <text:p>OHIO-STATE</text:p>
          </table:table-cell>
          <table:table-cell office:value-type="float" office:value="1246.9471" calcext:value-type="float">
            <text:p>1246.9471</text:p>
          </table:table-cell>
          <table:table-cell office:value-type="string" calcext:value-type="string">
            <text:p>PENN-STATE</text:p>
          </table:table-cell>
          <table:table-cell office:value-type="float" office:value="1210.7732" calcext:value-type="float">
            <text:p>1210.7732</text:p>
          </table:table-cell>
          <table:table-cell office:value-type="string" calcext:value-type="string">
            <text:p>PENN-STATE</text:p>
          </table:table-cell>
          <table:table-cell office:value-type="float" office:value="2421.5464" calcext:value-type="float">
            <text:p>2421.5464</text:p>
          </table:table-cell>
          <table:table-cell office:value-type="string" calcext:value-type="string">
            <text:p>WISCONSIN</text:p>
          </table:table-cell>
          <table:table-cell office:value-type="float" office:value="2240.3008" calcext:value-type="float">
            <text:p>2240.3008</text:p>
          </table:table-cell>
        </table:table-row>
        <table:table-row table:style-name="ro1">
          <table:table-cell/>
          <table:table-cell table:formula="of:=[.B40]+1" office:value-type="float" office:value="6" calcext:value-type="float">
            <text:p>6</text:p>
          </table:table-cell>
          <table:table-cell table:number-columns-repeated="2" office:value-type="string" calcext:value-type="string">
            <text:p>ohio state</text:p>
          </table:table-cell>
          <table:table-cell/>
          <table:table-cell office:value-type="string" calcext:value-type="string">
            <text:p>MICHIGAN</text:p>
          </table:table-cell>
          <table:table-cell office:value-type="float" office:value="1119.7129" calcext:value-type="float">
            <text:p>1119.7129</text:p>
          </table:table-cell>
          <table:table-cell office:value-type="string" calcext:value-type="string">
            <text:p>PENN-STATE</text:p>
          </table:table-cell>
          <table:table-cell office:value-type="float" office:value="1130.7448" calcext:value-type="float">
            <text:p>1130.7448</text:p>
          </table:table-cell>
          <table:table-cell office:value-type="string" calcext:value-type="string">
            <text:p>PENN-STATE</text:p>
          </table:table-cell>
          <table:table-cell office:value-type="float" office:value="1243.5087" calcext:value-type="float">
            <text:p>1243.5087</text:p>
          </table:table-cell>
          <table:table-cell office:value-type="string" calcext:value-type="string">
            <text:p>FLORIDA-STATE</text:p>
          </table:table-cell>
          <table:table-cell office:value-type="float" office:value="1193.6047" calcext:value-type="float">
            <text:p>1193.6047</text:p>
          </table:table-cell>
          <table:table-cell office:value-type="string" calcext:value-type="string">
            <text:p>FLORIDA-STATE</text:p>
          </table:table-cell>
          <table:table-cell office:value-type="float" office:value="2387.2095" calcext:value-type="float">
            <text:p>2387.2095</text:p>
          </table:table-cell>
          <table:table-cell office:value-type="string" calcext:value-type="string">
            <text:p>MICHIGAN</text:p>
          </table:table-cell>
          <table:table-cell office:value-type="float" office:value="2239.4258" calcext:value-type="float">
            <text:p>2239.4258</text:p>
          </table:table-cell>
        </table:table-row>
        <table:table-row table:style-name="ro1">
          <table:table-cell/>
          <table:table-cell table:formula="of:=[.B41]+1" office:value-type="float" office:value="7" calcext:value-type="float">
            <text:p>7</text:p>
          </table:table-cell>
          <table:table-cell office:value-type="string" calcext:value-type="string">
            <text:p>penn satte</text:p>
          </table:table-cell>
          <table:table-cell office:value-type="string" calcext:value-type="string">
            <text:p>penn state</text:p>
          </table:table-cell>
          <table:table-cell/>
          <table:table-cell office:value-type="string" calcext:value-type="string">
            <text:p>OKLAHOMA</text:p>
          </table:table-cell>
          <table:table-cell office:value-type="float" office:value="1117.2354" calcext:value-type="float">
            <text:p>1117.2354</text:p>
          </table:table-cell>
          <table:table-cell office:value-type="string" calcext:value-type="string">
            <text:p>OKLAHOMA</text:p>
          </table:table-cell>
          <table:table-cell office:value-type="float" office:value="1119.919" calcext:value-type="float">
            <text:p>1119.919</text:p>
          </table:table-cell>
          <table:table-cell office:value-type="string" calcext:value-type="string">
            <text:p>OKLAHOMA</text:p>
          </table:table-cell>
          <table:table-cell office:value-type="float" office:value="1226.0048" calcext:value-type="float">
            <text:p>1226.0048</text:p>
          </table:table-cell>
          <table:table-cell office:value-type="string" calcext:value-type="string">
            <text:p>COLORADO</text:p>
          </table:table-cell>
          <table:table-cell office:value-type="float" office:value="1192.4685" calcext:value-type="float">
            <text:p>1192.4685</text:p>
          </table:table-cell>
          <table:table-cell office:value-type="string" calcext:value-type="string">
            <text:p>COLORADO</text:p>
          </table:table-cell>
          <table:table-cell office:value-type="float" office:value="2384.937" calcext:value-type="float">
            <text:p>2384.937</text:p>
          </table:table-cell>
          <table:table-cell office:value-type="string" calcext:value-type="string">
            <text:p>OKLAHOMA</text:p>
          </table:table-cell>
          <table:table-cell office:value-type="float" office:value="2234.4707" calcext:value-type="float">
            <text:p>2234.4707</text:p>
          </table:table-cell>
        </table:table-row>
        <table:table-row table:style-name="ro1">
          <table:table-cell/>
          <table:table-cell table:formula="of:=[.B42]+1" office:value-type="float" office:value="8" calcext:value-type="float">
            <text:p>8</text:p>
          </table:table-cell>
          <table:table-cell table:number-columns-repeated="2" office:value-type="string" calcext:value-type="string">
            <text:p>fsu</text:p>
          </table:table-cell>
          <table:table-cell/>
          <table:table-cell office:value-type="string" calcext:value-type="string">
            <text:p>FLORIDA-STATE</text:p>
          </table:table-cell>
          <table:table-cell office:value-type="float" office:value="1115.6204" calcext:value-type="float">
            <text:p>1115.6204</text:p>
          </table:table-cell>
          <table:table-cell office:value-type="string" calcext:value-type="string">
            <text:p>SOUTH-FLORIDA</text:p>
          </table:table-cell>
          <table:table-cell office:value-type="float" office:value="1110.1682" calcext:value-type="float">
            <text:p>1110.1682</text:p>
          </table:table-cell>
          <table:table-cell office:value-type="string" calcext:value-type="string">
            <text:p>SOUTH-FLORIDA</text:p>
          </table:table-cell>
          <table:table-cell office:value-type="float" office:value="1197.722" calcext:value-type="float">
            <text:p>1197.722</text:p>
          </table:table-cell>
          <table:table-cell office:value-type="string" calcext:value-type="string">
            <text:p>WEST-VIRGINIA</text:p>
          </table:table-cell>
          <table:table-cell office:value-type="float" office:value="1185.6289" calcext:value-type="float">
            <text:p>1185.6289</text:p>
          </table:table-cell>
          <table:table-cell office:value-type="string" calcext:value-type="string">
            <text:p>WEST-VIRGINIA</text:p>
          </table:table-cell>
          <table:table-cell office:value-type="float" office:value="2371.2578" calcext:value-type="float">
            <text:p>2371.2578</text:p>
          </table:table-cell>
          <table:table-cell office:value-type="string" calcext:value-type="string">
            <text:p>FLORIDA-STATE</text:p>
          </table:table-cell>
          <table:table-cell office:value-type="float" office:value="2231.2407" calcext:value-type="float">
            <text:p>2231.2407</text:p>
          </table:table-cell>
        </table:table-row>
        <table:table-row table:style-name="ro1">
          <table:table-cell/>
          <table:table-cell table:formula="of:=[.B43]+1" office:value-type="float" office:value="9" calcext:value-type="float">
            <text:p>9</text:p>
          </table:table-cell>
          <table:table-cell table:number-columns-repeated="2" office:value-type="string" calcext:value-type="string">
            <text:p>wisconsin</text:p>
          </table:table-cell>
          <table:table-cell/>
          <table:table-cell office:value-type="string" calcext:value-type="string">
            <text:p>NEBRASKA</text:p>
          </table:table-cell>
          <table:table-cell office:value-type="float" office:value="1109.0442" calcext:value-type="float">
            <text:p>1109.0442</text:p>
          </table:table-cell>
          <table:table-cell office:value-type="string" calcext:value-type="string">
            <text:p>TEMPLE</text:p>
          </table:table-cell>
          <table:table-cell office:value-type="float" office:value="1102.5471" calcext:value-type="float">
            <text:p>1102.5471</text:p>
          </table:table-cell>
          <table:table-cell office:value-type="string" calcext:value-type="string">
            <text:p>SOUTHERN-CALIFORNIA</text:p>
          </table:table-cell>
          <table:table-cell office:value-type="float" office:value="1195.2836" calcext:value-type="float">
            <text:p>1195.2836</text:p>
          </table:table-cell>
          <table:table-cell office:value-type="string" calcext:value-type="string">
            <text:p>OKLAHOMA-STATE</text:p>
          </table:table-cell>
          <table:table-cell office:value-type="float" office:value="1183.9801" calcext:value-type="float">
            <text:p>1183.9801</text:p>
          </table:table-cell>
          <table:table-cell office:value-type="string" calcext:value-type="string">
            <text:p>OKLAHOMA-STATE</text:p>
          </table:table-cell>
          <table:table-cell office:value-type="float" office:value="2367.9602" calcext:value-type="float">
            <text:p>2367.9602</text:p>
          </table:table-cell>
          <table:table-cell office:value-type="string" calcext:value-type="string">
            <text:p>NEBRASKA</text:p>
          </table:table-cell>
          <table:table-cell office:value-type="float" office:value="2218.0884" calcext:value-type="float">
            <text:p>2218.0884</text:p>
          </table:table-cell>
        </table:table-row>
        <table:table-row table:style-name="ro1">
          <table:table-cell/>
          <table:table-cell table:formula="of:=[.B44]+1" office:value-type="float" office:value="10" calcext:value-type="float">
            <text:p>10</text:p>
          </table:table-cell>
          <table:table-cell table:number-columns-repeated="2" office:value-type="string" calcext:value-type="string">
            <text:p>michigan</text:p>
          </table:table-cell>
          <table:table-cell/>
          <table:table-cell office:value-type="string" calcext:value-type="string">
            <text:p>WEST-VIRGINIA</text:p>
          </table:table-cell>
          <table:table-cell office:value-type="float" office:value="1107.4407" calcext:value-type="float">
            <text:p>1107.4407</text:p>
          </table:table-cell>
          <table:table-cell office:value-type="string" calcext:value-type="string">
            <text:p>WEST-VIRGINIA</text:p>
          </table:table-cell>
          <table:table-cell office:value-type="float" office:value="1100.3296" calcext:value-type="float">
            <text:p>1100.3296</text:p>
          </table:table-cell>
          <table:table-cell office:value-type="string" calcext:value-type="string">
            <text:p>TEMPLE</text:p>
          </table:table-cell>
          <table:table-cell office:value-type="float" office:value="1191.2784" calcext:value-type="float">
            <text:p>1191.2784</text:p>
          </table:table-cell>
          <table:table-cell office:value-type="string" calcext:value-type="string">
            <text:p>WISCONSIN</text:p>
          </table:table-cell>
          <table:table-cell office:value-type="float" office:value="1181.1211" calcext:value-type="float">
            <text:p>1181.1211</text:p>
          </table:table-cell>
          <table:table-cell office:value-type="string" calcext:value-type="string">
            <text:p>WISCONSIN</text:p>
          </table:table-cell>
          <table:table-cell office:value-type="float" office:value="2362.2422" calcext:value-type="float">
            <text:p>2362.2422</text:p>
          </table:table-cell>
          <table:table-cell office:value-type="string" calcext:value-type="string">
            <text:p>WEST-VIRGINIA</text:p>
          </table:table-cell>
          <table:table-cell office:value-type="float" office:value="2214.8813" calcext:value-type="float">
            <text:p>2214.8813</text:p>
          </table:table-cell>
        </table:table-row>
        <table:table-row table:style-name="ro1">
          <table:table-cell/>
          <table:table-cell table:formula="of:=[.B45]+1" office:value-type="float" office:value="11" calcext:value-type="float">
            <text:p>11</text:p>
          </table:table-cell>
          <table:table-cell table:number-columns-repeated="2" office:value-type="string" calcext:value-type="string">
            <text:p>oklahoma state</text:p>
          </table:table-cell>
          <table:table-cell/>
          <table:table-cell office:value-type="string" calcext:value-type="string">
            <text:p>COLORADO</text:p>
          </table:table-cell>
          <table:table-cell office:value-type="float" office:value="1106.9263" calcext:value-type="float">
            <text:p>1106.9263</text:p>
          </table:table-cell>
          <table:table-cell office:value-type="string" calcext:value-type="string">
            <text:p>WISCONSIN</text:p>
          </table:table-cell>
          <table:table-cell office:value-type="float" office:value="1100.0819" calcext:value-type="float">
            <text:p>1100.0819</text:p>
          </table:table-cell>
          <table:table-cell office:value-type="string" calcext:value-type="string">
            <text:p>FLORIDA-STATE</text:p>
          </table:table-cell>
          <table:table-cell office:value-type="float" office:value="1189.7583" calcext:value-type="float">
            <text:p>1189.7583</text:p>
          </table:table-cell>
          <table:table-cell office:value-type="string" calcext:value-type="string">
            <text:p>WASHINGTON</text:p>
          </table:table-cell>
          <table:table-cell office:value-type="float" office:value="1178.484" calcext:value-type="float">
            <text:p>1178.484</text:p>
          </table:table-cell>
          <table:table-cell office:value-type="string" calcext:value-type="string">
            <text:p>WASHINGTON</text:p>
          </table:table-cell>
          <table:table-cell office:value-type="float" office:value="2356.968" calcext:value-type="float">
            <text:p>2356.968</text:p>
          </table:table-cell>
          <table:table-cell office:value-type="string" calcext:value-type="string">
            <text:p>COLORADO</text:p>
          </table:table-cell>
          <table:table-cell office:value-type="float" office:value="2213.8525" calcext:value-type="float">
            <text:p>2213.8525</text:p>
          </table:table-cell>
        </table:table-row>
        <table:table-row table:style-name="ro1">
          <table:table-cell/>
          <table:table-cell table:formula="of:=[.B46]+1" office:value-type="float" office:value="12" calcext:value-type="float">
            <text:p>12</text:p>
          </table:table-cell>
          <table:table-cell table:number-columns-repeated="2" office:value-type="string" calcext:value-type="string">
            <text:p>stanford</text:p>
          </table:table-cell>
          <table:table-cell/>
          <table:table-cell office:value-type="string" calcext:value-type="string">
            <text:p>LOUISVILLE</text:p>
          </table:table-cell>
          <table:table-cell office:value-type="float" office:value="1105.9319" calcext:value-type="float">
            <text:p>1105.9319</text:p>
          </table:table-cell>
          <table:table-cell office:value-type="string" calcext:value-type="string">
            <text:p>COLORADO</text:p>
          </table:table-cell>
          <table:table-cell office:value-type="float" office:value="1099.3009" calcext:value-type="float">
            <text:p>1099.3009</text:p>
          </table:table-cell>
          <table:table-cell office:value-type="string" calcext:value-type="string">
            <text:p>WISCONSIN</text:p>
          </table:table-cell>
          <table:table-cell office:value-type="float" office:value="1184.2046" calcext:value-type="float">
            <text:p>1184.2046</text:p>
          </table:table-cell>
          <table:table-cell office:value-type="string" calcext:value-type="string">
            <text:p>MICHIGAN</text:p>
          </table:table-cell>
          <table:table-cell office:value-type="float" office:value="1170.4713" calcext:value-type="float">
            <text:p>1170.4713</text:p>
          </table:table-cell>
          <table:table-cell office:value-type="string" calcext:value-type="string">
            <text:p>MICHIGAN</text:p>
          </table:table-cell>
          <table:table-cell office:value-type="float" office:value="2340.9426" calcext:value-type="float">
            <text:p>2340.9426</text:p>
          </table:table-cell>
          <table:table-cell office:value-type="string" calcext:value-type="string">
            <text:p>LOUISVILLE</text:p>
          </table:table-cell>
          <table:table-cell office:value-type="float" office:value="2211.8638" calcext:value-type="float">
            <text:p>2211.8638</text:p>
          </table:table-cell>
        </table:table-row>
        <table:table-row table:style-name="ro1">
          <table:table-cell/>
          <table:table-cell table:formula="of:=[.B47]+1" office:value-type="float" office:value="13" calcext:value-type="float">
            <text:p>13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florida</text:p>
          </table:table-cell>
          <table:table-cell/>
          <table:table-cell office:value-type="string" calcext:value-type="string">
            <text:p>IOWA</text:p>
          </table:table-cell>
          <table:table-cell office:value-type="float" office:value="1103.4839" calcext:value-type="float">
            <text:p>1103.4839</text:p>
          </table:table-cell>
          <table:table-cell office:value-type="string" calcext:value-type="string">
            <text:p>MICHIGAN</text:p>
          </table:table-cell>
          <table:table-cell office:value-type="float" office:value="1099.207" calcext:value-type="float">
            <text:p>1099.207</text:p>
          </table:table-cell>
          <table:table-cell office:value-type="string" calcext:value-type="string">
            <text:p>COLORADO</text:p>
          </table:table-cell>
          <table:table-cell office:value-type="float" office:value="1180.6836" calcext:value-type="float">
            <text:p>1180.6836</text:p>
          </table:table-cell>
          <table:table-cell office:value-type="string" calcext:value-type="string">
            <text:p>GEORGIA-TECH</text:p>
          </table:table-cell>
          <table:table-cell office:value-type="float" office:value="1163.9094" calcext:value-type="float">
            <text:p>1163.9094</text:p>
          </table:table-cell>
          <table:table-cell office:value-type="string" calcext:value-type="string">
            <text:p>GEORGIA-TECH</text:p>
          </table:table-cell>
          <table:table-cell office:value-type="float" office:value="2327.8188" calcext:value-type="float">
            <text:p>2327.8188</text:p>
          </table:table-cell>
          <table:table-cell office:value-type="string" calcext:value-type="string">
            <text:p>IOWA</text:p>
          </table:table-cell>
          <table:table-cell office:value-type="float" office:value="2206.9678" calcext:value-type="float">
            <text:p>2206.9678</text:p>
          </table:table-cell>
        </table:table-row>
        <table:table-row table:style-name="ro1">
          <table:table-cell/>
          <table:table-cell table:formula="of:=[.B48]+1" office:value-type="float" office:value="14" calcext:value-type="float">
            <text:p>14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lsu</text:p>
          </table:table-cell>
          <table:table-cell/>
          <table:table-cell office:value-type="string" calcext:value-type="string">
            <text:p>OKLAHOMA-STATE</text:p>
          </table:table-cell>
          <table:table-cell office:value-type="float" office:value="1101.2852" calcext:value-type="float">
            <text:p>1101.2852</text:p>
          </table:table-cell>
          <table:table-cell office:value-type="string" calcext:value-type="string">
            <text:p>SOUTHERN-CALIFORNIA</text:p>
          </table:table-cell>
          <table:table-cell office:value-type="float" office:value="1098.3967" calcext:value-type="float">
            <text:p>1098.3967</text:p>
          </table:table-cell>
          <table:table-cell office:value-type="string" calcext:value-type="string">
            <text:p>WESTERN-KENTUCKY</text:p>
          </table:table-cell>
          <table:table-cell office:value-type="float" office:value="1167.1886" calcext:value-type="float">
            <text:p>1167.1886</text:p>
          </table:table-cell>
          <table:table-cell office:value-type="string" calcext:value-type="string">
            <text:p>LOUISVILLE</text:p>
          </table:table-cell>
          <table:table-cell office:value-type="float" office:value="1162.4836" calcext:value-type="float">
            <text:p>1162.4836</text:p>
          </table:table-cell>
          <table:table-cell office:value-type="string" calcext:value-type="string">
            <text:p>LOUISVILLE</text:p>
          </table:table-cell>
          <table:table-cell office:value-type="float" office:value="2324.9673" calcext:value-type="float">
            <text:p>2324.9673</text:p>
          </table:table-cell>
          <table:table-cell office:value-type="string" calcext:value-type="string">
            <text:p>OKLAHOMA-STATE</text:p>
          </table:table-cell>
          <table:table-cell office:value-type="float" office:value="2202.5703" calcext:value-type="float">
            <text:p>2202.5703</text:p>
          </table:table-cell>
        </table:table-row>
        <table:table-row table:style-name="ro1">
          <table:table-cell/>
          <table:table-cell table:formula="of:=[.B49]+1" office:value-type="float" office:value="15" calcext:value-type="float">
            <text:p>15</text:p>
          </table:table-cell>
          <table:table-cell office:value-type="string" calcext:value-type="string">
            <text:p>western michigan</text:p>
          </table:table-cell>
          <table:table-cell office:value-type="string" calcext:value-type="string">
            <text:p>colorado</text:p>
          </table:table-cell>
          <table:table-cell/>
          <table:table-cell office:value-type="string" calcext:value-type="string">
            <text:p>VIRGINIA-TECH</text:p>
          </table:table-cell>
          <table:table-cell office:value-type="float" office:value="1100.7706" calcext:value-type="float">
            <text:p>1100.7706</text:p>
          </table:table-cell>
          <table:table-cell office:value-type="string" calcext:value-type="string">
            <text:p>FLORIDA-STATE</text:p>
          </table:table-cell>
          <table:table-cell office:value-type="float" office:value="1096.1881" calcext:value-type="float">
            <text:p>1096.1881</text:p>
          </table:table-cell>
          <table:table-cell office:value-type="string" calcext:value-type="string">
            <text:p>WEST-VIRGINIA</text:p>
          </table:table-cell>
          <table:table-cell office:value-type="float" office:value="1167.0046" calcext:value-type="float">
            <text:p>1167.0046</text:p>
          </table:table-cell>
          <table:table-cell office:value-type="string" calcext:value-type="string">
            <text:p>KANSAS-STATE</text:p>
          </table:table-cell>
          <table:table-cell office:value-type="float" office:value="1162.4128" calcext:value-type="float">
            <text:p>1162.4128</text:p>
          </table:table-cell>
          <table:table-cell office:value-type="string" calcext:value-type="string">
            <text:p>KANSAS-STATE</text:p>
          </table:table-cell>
          <table:table-cell office:value-type="float" office:value="2324.8257" calcext:value-type="float">
            <text:p>2324.8257</text:p>
          </table:table-cell>
          <table:table-cell office:value-type="string" calcext:value-type="string">
            <text:p>VIRGINIA-TECH</text:p>
          </table:table-cell>
          <table:table-cell office:value-type="float" office:value="2201.5413" calcext:value-type="float">
            <text:p>2201.5413</text:p>
          </table:table-cell>
        </table:table-row>
        <table:table-row table:style-name="ro1">
          <table:table-cell/>
          <table:table-cell table:formula="of:=[.B50]+1" office:value-type="float" office:value="16" calcext:value-type="float">
            <text:p>16</text:p>
          </table:table-cell>
          <table:table-cell table:number-columns-repeated="2" office:value-type="string" calcext:value-type="string">
            <text:p>virginia tech</text:p>
          </table:table-cell>
          <table:table-cell/>
          <table:table-cell office:value-type="string" calcext:value-type="string">
            <text:p>GEORGIA-TECH</text:p>
          </table:table-cell>
          <table:table-cell office:value-type="float" office:value="1099.5524" calcext:value-type="float">
            <text:p>1099.5524</text:p>
          </table:table-cell>
          <table:table-cell office:value-type="string" calcext:value-type="string">
            <text:p>BOISE-STATE</text:p>
          </table:table-cell>
          <table:table-cell office:value-type="float" office:value="1095.6407" calcext:value-type="float">
            <text:p>1095.6407</text:p>
          </table:table-cell>
          <table:table-cell office:value-type="string" calcext:value-type="string">
            <text:p>OKLAHOMA-STATE</text:p>
          </table:table-cell>
          <table:table-cell office:value-type="float" office:value="1163.7069" calcext:value-type="float">
            <text:p>1163.7069</text:p>
          </table:table-cell>
          <table:table-cell office:value-type="string" calcext:value-type="string">
            <text:p>PITTSBURGH</text:p>
          </table:table-cell>
          <table:table-cell office:value-type="float" office:value="1159.2301" calcext:value-type="float">
            <text:p>1159.2301</text:p>
          </table:table-cell>
          <table:table-cell office:value-type="string" calcext:value-type="string">
            <text:p>PITTSBURGH</text:p>
          </table:table-cell>
          <table:table-cell office:value-type="float" office:value="2318.4602" calcext:value-type="float">
            <text:p>2318.4602</text:p>
          </table:table-cell>
          <table:table-cell office:value-type="string" calcext:value-type="string">
            <text:p>GEORGIA-TECH</text:p>
          </table:table-cell>
          <table:table-cell office:value-type="float" office:value="2199.1047" calcext:value-type="float">
            <text:p>2199.104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abama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GEORGIA</text:p>
          </table:table-cell>
          <table:table-cell office:value-type="float" office:value="1142.095" calcext:value-type="float">
            <text:p>1142.095</text:p>
          </table:table-cell>
          <table:table-cell office:value-type="string" calcext:value-type="string">
            <text:p>CENTRAL-FLORIDA</text:p>
          </table:table-cell>
          <table:table-cell office:value-type="float" office:value="1162.7751" calcext:value-type="float">
            <text:p>1162.7751</text:p>
          </table:table-cell>
          <table:table-cell office:value-type="string" calcext:value-type="string">
            <text:p>CENTRAL-FLORIDA</text:p>
          </table:table-cell>
          <table:table-cell office:value-type="float" office:value="1285.0852" calcext:value-type="float">
            <text:p>1285.0852</text:p>
          </table:table-cell>
          <table:table-cell office:value-type="string" calcext:value-type="string">
            <text:p>CLEMSON</text:p>
          </table:table-cell>
          <table:table-cell office:value-type="float" office:value="1244.5398" calcext:value-type="float">
            <text:p>1244.5398</text:p>
          </table:table-cell>
          <table:table-cell office:value-type="string" calcext:value-type="string">
            <text:p>CLEMSON</text:p>
          </table:table-cell>
          <table:table-cell office:value-type="float" office:value="2489.0796" calcext:value-type="float">
            <text:p>2489.0796</text:p>
          </table:table-cell>
          <table:table-cell office:value-type="string" calcext:value-type="string">
            <text:p>GEORGIA</text:p>
          </table:table-cell>
          <table:table-cell office:value-type="float" office:value="2284.19" calcext:value-type="float">
            <text:p>2284.19</text:p>
          </table:table-cell>
        </table:table-row>
        <table:table-row table:style-name="ro1">
          <table:table-cell/>
          <table:table-cell table:formula="of:=[.B52]+1" office:value-type="float" office:value="2" calcext:value-type="float">
            <text:p>2</text:p>
          </table:table-cell>
          <table:table-cell table:number-columns-repeated="2" office:value-type="string" calcext:value-type="string">
            <text:p>georgi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SOUTHERN-CALIFORNIA</text:p>
          </table:table-cell>
          <table:table-cell office:value-type="float" office:value="1141.7097" calcext:value-type="float">
            <text:p>1141.7097</text:p>
          </table:table-cell>
          <table:table-cell office:value-type="string" calcext:value-type="string">
            <text:p>CLEMSON</text:p>
          </table:table-cell>
          <table:table-cell office:value-type="float" office:value="1152.1616" calcext:value-type="float">
            <text:p>1152.1616</text:p>
          </table:table-cell>
          <table:table-cell office:value-type="string" calcext:value-type="string">
            <text:p>CLEMSON</text:p>
          </table:table-cell>
          <table:table-cell office:value-type="float" office:value="1270.8708" calcext:value-type="float">
            <text:p>1270.8708</text:p>
          </table:table-cell>
          <table:table-cell office:value-type="string" calcext:value-type="string">
            <text:p>SOUTHERN-CALIFORNIA</text:p>
          </table:table-cell>
          <table:table-cell office:value-type="float" office:value="1242.1903" calcext:value-type="float">
            <text:p>1242.1903</text:p>
          </table:table-cell>
          <table:table-cell office:value-type="string" calcext:value-type="string">
            <text:p>SOUTHERN-CALIFORNIA</text:p>
          </table:table-cell>
          <table:table-cell office:value-type="float" office:value="2484.3806" calcext:value-type="float">
            <text:p>2484.3806</text:p>
          </table:table-cell>
          <table:table-cell office:value-type="string" calcext:value-type="string">
            <text:p>SOUTHERN-CALIFORNIA</text:p>
          </table:table-cell>
          <table:table-cell office:value-type="float" office:value="2283.4194" calcext:value-type="float">
            <text:p>2283.4194</text:p>
          </table:table-cell>
        </table:table-row>
        <table:table-row table:style-name="ro1">
          <table:table-cell/>
          <table:table-cell table:formula="of:=[.B53]+1" office:value-type="float" office:value="3" calcext:value-type="float">
            <text:p>3</text:p>
          </table:table-cell>
          <table:table-cell table:number-columns-repeated="2" office:value-type="string" calcext:value-type="string">
            <text:p>oklahom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CLEMSON</text:p>
          </table:table-cell>
          <table:table-cell office:value-type="float" office:value="1137.0542" calcext:value-type="float">
            <text:p>1137.0542</text:p>
          </table:table-cell>
          <table:table-cell office:value-type="string" calcext:value-type="string">
            <text:p>OKLAHOMA</text:p>
          </table:table-cell>
          <table:table-cell office:value-type="float" office:value="1148.8499" calcext:value-type="float">
            <text:p>1148.8499</text:p>
          </table:table-cell>
          <table:table-cell office:value-type="string" calcext:value-type="string">
            <text:p>OKLAHOMA</text:p>
          </table:table-cell>
          <table:table-cell office:value-type="float" office:value="1263.8098" calcext:value-type="float">
            <text:p>1263.8098</text:p>
          </table:table-cell>
          <table:table-cell office:value-type="string" calcext:value-type="string">
            <text:p>GEORGIA</text:p>
          </table:table-cell>
          <table:table-cell office:value-type="float" office:value="1225.025" calcext:value-type="float">
            <text:p>1225.025</text:p>
          </table:table-cell>
          <table:table-cell office:value-type="string" calcext:value-type="string">
            <text:p>GEORGIA</text:p>
          </table:table-cell>
          <table:table-cell office:value-type="float" office:value="2450.05" calcext:value-type="float">
            <text:p>2450.05</text:p>
          </table:table-cell>
          <table:table-cell office:value-type="string" calcext:value-type="string">
            <text:p>CLEMSON</text:p>
          </table:table-cell>
          <table:table-cell office:value-type="float" office:value="2274.1084" calcext:value-type="float">
            <text:p>2274.1084</text:p>
          </table:table-cell>
        </table:table-row>
        <table:table-row table:style-name="ro1">
          <table:table-cell/>
          <table:table-cell table:formula="of:=[.B54]+1" office:value-type="float" office:value="4" calcext:value-type="float">
            <text:p>4</text:p>
          </table:table-cell>
          <table:table-cell table:number-columns-repeated="2" office:value-type="string" calcext:value-type="string">
            <text:p>clemso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LABAMA</text:p>
          </table:table-cell>
          <table:table-cell office:value-type="float" office:value="1134.9282" calcext:value-type="float">
            <text:p>1134.9282</text:p>
          </table:table-cell>
          <table:table-cell office:value-type="string" calcext:value-type="string">
            <text:p>GEORGIA</text:p>
          </table:table-cell>
          <table:table-cell office:value-type="float" office:value="1147.919" calcext:value-type="float">
            <text:p>1147.919</text:p>
          </table:table-cell>
          <table:table-cell office:value-type="string" calcext:value-type="string">
            <text:p>GEORGIA</text:p>
          </table:table-cell>
          <table:table-cell office:value-type="float" office:value="1259.3431" calcext:value-type="float">
            <text:p>1259.3431</text:p>
          </table:table-cell>
          <table:table-cell office:value-type="string" calcext:value-type="string">
            <text:p>WASHINGTON</text:p>
          </table:table-cell>
          <table:table-cell office:value-type="float" office:value="1216.2441" calcext:value-type="float">
            <text:p>1216.2441</text:p>
          </table:table-cell>
          <table:table-cell office:value-type="string" calcext:value-type="string">
            <text:p>WASHINGTON</text:p>
          </table:table-cell>
          <table:table-cell office:value-type="float" office:value="2432.4883" calcext:value-type="float">
            <text:p>2432.4883</text:p>
          </table:table-cell>
          <table:table-cell office:value-type="string" calcext:value-type="string">
            <text:p>ALABAMA</text:p>
          </table:table-cell>
          <table:table-cell office:value-type="float" office:value="2269.8564" calcext:value-type="float">
            <text:p>2269.8564</text:p>
          </table:table-cell>
        </table:table-row>
        <table:table-row table:style-name="ro1">
          <table:table-cell/>
          <table:table-cell table:formula="of:=[.B55]+1" office:value-type="float" office:value="5" calcext:value-type="float">
            <text:p>5</text:p>
          </table:table-cell>
          <table:table-cell table:number-columns-repeated="2" office:value-type="string" calcext:value-type="string">
            <text:p>ohio sta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130.566" calcext:value-type="float">
            <text:p>1130.566</text:p>
          </table:table-cell>
          <table:table-cell office:value-type="string" calcext:value-type="string">
            <text:p>WISCONSIN</text:p>
          </table:table-cell>
          <table:table-cell office:value-type="float" office:value="1137.8983" calcext:value-type="float">
            <text:p>1137.8983</text:p>
          </table:table-cell>
          <table:table-cell office:value-type="string" calcext:value-type="string">
            <text:p>OHIO-STATE</text:p>
          </table:table-cell>
          <table:table-cell office:value-type="float" office:value="1246.72" calcext:value-type="float">
            <text:p>1246.72</text:p>
          </table:table-cell>
          <table:table-cell office:value-type="string" calcext:value-type="string">
            <text:p>ALABAMA</text:p>
          </table:table-cell>
          <table:table-cell office:value-type="float" office:value="1211.1823" calcext:value-type="float">
            <text:p>1211.1823</text:p>
          </table:table-cell>
          <table:table-cell office:value-type="string" calcext:value-type="string">
            <text:p>ALABAMA</text:p>
          </table:table-cell>
          <table:table-cell office:value-type="float" office:value="2422.3645" calcext:value-type="float">
            <text:p>2422.3645</text:p>
          </table:table-cell>
          <table:table-cell office:value-type="string" calcext:value-type="string">
            <text:p>WASHINGTON</text:p>
          </table:table-cell>
          <table:table-cell office:value-type="float" office:value="2261.132" calcext:value-type="float">
            <text:p>2261.132</text:p>
          </table:table-cell>
        </table:table-row>
        <table:table-row table:style-name="ro1">
          <table:table-cell/>
          <table:table-cell table:formula="of:=[.B56]+1" office:value-type="float" office:value="6" calcext:value-type="float">
            <text:p>6</text:p>
          </table:table-cell>
          <table:table-cell office:value-type="string" calcext:value-type="string">
            <text:p>ucf</text:p>
          </table:table-cell>
          <table:table-cell office:value-type="string" calcext:value-type="string">
            <text:p>wisconsin</text:p>
          </table:table-cell>
          <table:table-cell/>
          <table:table-cell office:value-type="string" calcext:value-type="string">
            <text:p>WISCONSIN</text:p>
          </table:table-cell>
          <table:table-cell office:value-type="float" office:value="1123.1621" calcext:value-type="float">
            <text:p>1123.1621</text:p>
          </table:table-cell>
          <table:table-cell office:value-type="string" calcext:value-type="string">
            <text:p>ALABAMA</text:p>
          </table:table-cell>
          <table:table-cell office:value-type="float" office:value="1133.5853" calcext:value-type="float">
            <text:p>1133.5853</text:p>
          </table:table-cell>
          <table:table-cell office:value-type="string" calcext:value-type="string">
            <text:p>SOUTHERN-CALIFORNIA</text:p>
          </table:table-cell>
          <table:table-cell office:value-type="float" office:value="1238.6835" calcext:value-type="float">
            <text:p>1238.6835</text:p>
          </table:table-cell>
          <table:table-cell office:value-type="string" calcext:value-type="string">
            <text:p>STANFORD</text:p>
          </table:table-cell>
          <table:table-cell office:value-type="float" office:value="1210.6696" calcext:value-type="float">
            <text:p>1210.6696</text:p>
          </table:table-cell>
          <table:table-cell office:value-type="string" calcext:value-type="string">
            <text:p>STANFORD</text:p>
          </table:table-cell>
          <table:table-cell office:value-type="float" office:value="2421.339" calcext:value-type="float">
            <text:p>2421.339</text:p>
          </table:table-cell>
          <table:table-cell office:value-type="string" calcext:value-type="string">
            <text:p>WISCONSIN</text:p>
          </table:table-cell>
          <table:table-cell office:value-type="float" office:value="2246.3242" calcext:value-type="float">
            <text:p>2246.3242</text:p>
          </table:table-cell>
        </table:table-row>
        <table:table-row table:style-name="ro1">
          <table:table-cell/>
          <table:table-cell table:formula="of:=[.B57]+1" office:value-type="float" office:value="7" calcext:value-type="float">
            <text:p>7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cf</text:p>
          </table:table-cell>
          <table:table-cell/>
          <table:table-cell office:value-type="string" calcext:value-type="string">
            <text:p>STANFORD</text:p>
          </table:table-cell>
          <table:table-cell office:value-type="float" office:value="1123.0425" calcext:value-type="float">
            <text:p>1123.0425</text:p>
          </table:table-cell>
          <table:table-cell office:value-type="string" calcext:value-type="string">
            <text:p>OHIO-STATE</text:p>
          </table:table-cell>
          <table:table-cell office:value-type="float" office:value="1131.9952" calcext:value-type="float">
            <text:p>1131.9952</text:p>
          </table:table-cell>
          <table:table-cell office:value-type="string" calcext:value-type="string">
            <text:p>ALABAMA</text:p>
          </table:table-cell>
          <table:table-cell office:value-type="float" office:value="1231.6576" calcext:value-type="float">
            <text:p>1231.6576</text:p>
          </table:table-cell>
          <table:table-cell office:value-type="string" calcext:value-type="string">
            <text:p>MIAMI-FL</text:p>
          </table:table-cell>
          <table:table-cell office:value-type="float" office:value="1200.2418" calcext:value-type="float">
            <text:p>1200.2418</text:p>
          </table:table-cell>
          <table:table-cell office:value-type="string" calcext:value-type="string">
            <text:p>MIAMI-FL</text:p>
          </table:table-cell>
          <table:table-cell office:value-type="float" office:value="2400.4836" calcext:value-type="float">
            <text:p>2400.4836</text:p>
          </table:table-cell>
          <table:table-cell office:value-type="string" calcext:value-type="string">
            <text:p>STANFORD</text:p>
          </table:table-cell>
          <table:table-cell office:value-type="float" office:value="2246.085" calcext:value-type="float">
            <text:p>2246.085</text:p>
          </table:table-cell>
        </table:table-row>
        <table:table-row table:style-name="ro1">
          <table:table-cell/>
          <table:table-cell table:formula="of:=[.B58]+1" office:value-type="float" office:value="8" calcext:value-type="float">
            <text:p>8</text:p>
          </table:table-cell>
          <table:table-cell table:number-columns-repeated="2" office:value-type="string" calcext:value-type="string">
            <text:p>penn state</text:p>
          </table:table-cell>
          <table:table-cell/>
          <table:table-cell office:value-type="string" calcext:value-type="string">
            <text:p>AUBURN</text:p>
          </table:table-cell>
          <table:table-cell office:value-type="float" office:value="1121.1008" calcext:value-type="float">
            <text:p>1121.1008</text:p>
          </table:table-cell>
          <table:table-cell office:value-type="string" calcext:value-type="string">
            <text:p>SOUTHERN-CALIFORNIA</text:p>
          </table:table-cell>
          <table:table-cell office:value-type="float" office:value="1128.9076" calcext:value-type="float">
            <text:p>1128.9076</text:p>
          </table:table-cell>
          <table:table-cell office:value-type="string" calcext:value-type="string">
            <text:p>WISCONSIN</text:p>
          </table:table-cell>
          <table:table-cell office:value-type="float" office:value="1230.6042" calcext:value-type="float">
            <text:p>1230.6042</text:p>
          </table:table-cell>
          <table:table-cell office:value-type="string" calcext:value-type="string">
            <text:p>AUBURN</text:p>
          </table:table-cell>
          <table:table-cell office:value-type="float" office:value="1195.866" calcext:value-type="float">
            <text:p>1195.866</text:p>
          </table:table-cell>
          <table:table-cell office:value-type="string" calcext:value-type="string">
            <text:p>AUBURN</text:p>
          </table:table-cell>
          <table:table-cell office:value-type="float" office:value="2391.732" calcext:value-type="float">
            <text:p>2391.732</text:p>
          </table:table-cell>
          <table:table-cell office:value-type="string" calcext:value-type="string">
            <text:p>AUBURN</text:p>
          </table:table-cell>
          <table:table-cell office:value-type="float" office:value="2242.2017" calcext:value-type="float">
            <text:p>2242.2017</text:p>
          </table:table-cell>
        </table:table-row>
        <table:table-row table:style-name="ro1">
          <table:table-cell/>
          <table:table-cell table:formula="of:=[.B59]+1" office:value-type="float" office:value="9" calcext:value-type="float">
            <text:p>9</text:p>
          </table:table-cell>
          <table:table-cell table:number-columns-repeated="2" office:value-type="string" calcext:value-type="string">
            <text:p>tcu</text:p>
          </table:table-cell>
          <table:table-cell/>
          <table:table-cell office:value-type="string" calcext:value-type="string">
            <text:p>OHIO-STATE</text:p>
          </table:table-cell>
          <table:table-cell office:value-type="float" office:value="1120.2104" calcext:value-type="float">
            <text:p>1120.2104</text:p>
          </table:table-cell>
          <table:table-cell office:value-type="string" calcext:value-type="string">
            <text:p>TOLEDO</text:p>
          </table:table-cell>
          <table:table-cell office:value-type="float" office:value="1115.4991" calcext:value-type="float">
            <text:p>1115.4991</text:p>
          </table:table-cell>
          <table:table-cell office:value-type="string" calcext:value-type="string">
            <text:p>FLORIDA-ATLANTIC</text:p>
          </table:table-cell>
          <table:table-cell office:value-type="float" office:value="1206.0155" calcext:value-type="float">
            <text:p>1206.0155</text:p>
          </table:table-cell>
          <table:table-cell office:value-type="string" calcext:value-type="string">
            <text:p>WASHINGTON-STATE</text:p>
          </table:table-cell>
          <table:table-cell office:value-type="float" office:value="1192.8588" calcext:value-type="float">
            <text:p>1192.8588</text:p>
          </table:table-cell>
          <table:table-cell office:value-type="string" calcext:value-type="string">
            <text:p>WASHINGTON-STATE</text:p>
          </table:table-cell>
          <table:table-cell office:value-type="float" office:value="2385.7175" calcext:value-type="float">
            <text:p>2385.7175</text:p>
          </table:table-cell>
          <table:table-cell office:value-type="string" calcext:value-type="string">
            <text:p>OHIO-STATE</text:p>
          </table:table-cell>
          <table:table-cell office:value-type="float" office:value="2240.421" calcext:value-type="float">
            <text:p>2240.421</text:p>
          </table:table-cell>
        </table:table-row>
        <table:table-row table:style-name="ro1">
          <table:table-cell/>
          <table:table-cell table:formula="of:=[.B60]+1" office:value-type="float" office:value="10" calcext:value-type="float">
            <text:p>10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usc</text:p>
          </table:table-cell>
          <table:table-cell/>
          <table:table-cell office:value-type="string" calcext:value-type="string">
            <text:p>WASHINGTON-STATE</text:p>
          </table:table-cell>
          <table:table-cell office:value-type="float" office:value="1117.3469" calcext:value-type="float">
            <text:p>1117.3469</text:p>
          </table:table-cell>
          <table:table-cell office:value-type="string" calcext:value-type="string">
            <text:p>FLORIDA-ATLANTIC</text:p>
          </table:table-cell>
          <table:table-cell office:value-type="float" office:value="1107.7252" calcext:value-type="float">
            <text:p>1107.7252</text:p>
          </table:table-cell>
          <table:table-cell office:value-type="string" calcext:value-type="string">
            <text:p>AUBURN</text:p>
          </table:table-cell>
          <table:table-cell office:value-type="float" office:value="1201.025" calcext:value-type="float">
            <text:p>1201.025</text:p>
          </table:table-cell>
          <table:table-cell office:value-type="string" calcext:value-type="string">
            <text:p>LOUISIANA-STATE</text:p>
          </table:table-cell>
          <table:table-cell office:value-type="float" office:value="1184.7114" calcext:value-type="float">
            <text:p>1184.7114</text:p>
          </table:table-cell>
          <table:table-cell office:value-type="string" calcext:value-type="string">
            <text:p>LOUISIANA-STATE</text:p>
          </table:table-cell>
          <table:table-cell office:value-type="float" office:value="2369.4229" calcext:value-type="float">
            <text:p>2369.4229</text:p>
          </table:table-cell>
          <table:table-cell office:value-type="string" calcext:value-type="string">
            <text:p>WASHINGTON-STATE</text:p>
          </table:table-cell>
          <table:table-cell office:value-type="float" office:value="2234.6938" calcext:value-type="float">
            <text:p>2234.6938</text:p>
          </table:table-cell>
        </table:table-row>
        <table:table-row table:style-name="ro1">
          <table:table-cell/>
          <table:table-cell table:formula="of:=[.B61]+1" office:value-type="float" office:value="11" calcext:value-type="float">
            <text:p>11</text:p>
          </table:table-cell>
          <table:table-cell table:number-columns-repeated="2" office:value-type="string" calcext:value-type="string">
            <text:p>notre dame</text:p>
          </table:table-cell>
          <table:table-cell/>
          <table:table-cell office:value-type="string" calcext:value-type="string">
            <text:p>LOUISIANA-STATE</text:p>
          </table:table-cell>
          <table:table-cell office:value-type="float" office:value="1114.3611" calcext:value-type="float">
            <text:p>1114.3611</text:p>
          </table:table-cell>
          <table:table-cell office:value-type="string" calcext:value-type="string">
            <text:p>WASHINGTON</text:p>
          </table:table-cell>
          <table:table-cell office:value-type="float" office:value="1106.6204" calcext:value-type="float">
            <text:p>1106.6204</text:p>
          </table:table-cell>
          <table:table-cell office:value-type="string" calcext:value-type="string">
            <text:p>TOLEDO</text:p>
          </table:table-cell>
          <table:table-cell office:value-type="float" office:value="1195.7587" calcext:value-type="float">
            <text:p>1195.7587</text:p>
          </table:table-cell>
          <table:table-cell office:value-type="string" calcext:value-type="string">
            <text:p>OHIO-STATE</text:p>
          </table:table-cell>
          <table:table-cell office:value-type="float" office:value="1182.4907" calcext:value-type="float">
            <text:p>1182.4907</text:p>
          </table:table-cell>
          <table:table-cell office:value-type="string" calcext:value-type="string">
            <text:p>OHIO-STATE</text:p>
          </table:table-cell>
          <table:table-cell office:value-type="float" office:value="2364.9814" calcext:value-type="float">
            <text:p>2364.9814</text:p>
          </table:table-cell>
          <table:table-cell office:value-type="string" calcext:value-type="string">
            <text:p>LOUISIANA-STATE</text:p>
          </table:table-cell>
          <table:table-cell office:value-type="float" office:value="2228.7222" calcext:value-type="float">
            <text:p>2228.7222</text:p>
          </table:table-cell>
        </table:table-row>
        <table:table-row table:style-name="ro1">
          <table:table-cell/>
          <table:table-cell table:formula="of:=[.B62]+1" office:value-type="float" office:value="12" calcext:value-type="float">
            <text:p>12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auburn</text:p>
          </table:table-cell>
          <table:table-cell/>
          <table:table-cell office:value-type="string" calcext:value-type="string">
            <text:p>MIAMI-FL</text:p>
          </table:table-cell>
          <table:table-cell office:value-type="float" office:value="1113.7279" calcext:value-type="float">
            <text:p>1113.7279</text:p>
          </table:table-cell>
          <table:table-cell office:value-type="string" calcext:value-type="string">
            <text:p>AUBURN</text:p>
          </table:table-cell>
          <table:table-cell office:value-type="float" office:value="1105.9304" calcext:value-type="float">
            <text:p>1105.9304</text:p>
          </table:table-cell>
          <table:table-cell office:value-type="string" calcext:value-type="string">
            <text:p>WASHINGTON</text:p>
          </table:table-cell>
          <table:table-cell office:value-type="float" office:value="1186.7913" calcext:value-type="float">
            <text:p>1186.7913</text:p>
          </table:table-cell>
          <table:table-cell office:value-type="string" calcext:value-type="string">
            <text:p>WISCONSIN</text:p>
          </table:table-cell>
          <table:table-cell office:value-type="float" office:value="1174.4329" calcext:value-type="float">
            <text:p>1174.4329</text:p>
          </table:table-cell>
          <table:table-cell office:value-type="string" calcext:value-type="string">
            <text:p>WISCONSIN</text:p>
          </table:table-cell>
          <table:table-cell office:value-type="float" office:value="2348.8657" calcext:value-type="float">
            <text:p>2348.8657</text:p>
          </table:table-cell>
          <table:table-cell office:value-type="string" calcext:value-type="string">
            <text:p>MIAMI-FL</text:p>
          </table:table-cell>
          <table:table-cell office:value-type="float" office:value="2227.4558" calcext:value-type="float">
            <text:p>2227.4558</text:p>
          </table:table-cell>
        </table:table-row>
        <table:table-row table:style-name="ro1">
          <table:table-cell/>
          <table:table-cell table:formula="of:=[.B63]+1" office:value-type="float" office:value="13" calcext:value-type="float">
            <text:p>13</text:p>
          </table:table-cell>
          <table:table-cell table:number-columns-repeated="2" office:value-type="string" calcext:value-type="string">
            <text:p>miami</text:p>
          </table:table-cell>
          <table:table-cell/>
          <table:table-cell office:value-type="string" calcext:value-type="string">
            <text:p>PENN-STATE</text:p>
          </table:table-cell>
          <table:table-cell office:value-type="float" office:value="1106.5201" calcext:value-type="float">
            <text:p>1106.5201</text:p>
          </table:table-cell>
          <table:table-cell office:value-type="string" calcext:value-type="string">
            <text:p>MEMPHIS</text:p>
          </table:table-cell>
          <table:table-cell office:value-type="float" office:value="1105.6188" calcext:value-type="float">
            <text:p>1105.6188</text:p>
          </table:table-cell>
          <table:table-cell office:value-type="string" calcext:value-type="string">
            <text:p>MEMPHIS</text:p>
          </table:table-cell>
          <table:table-cell office:value-type="float" office:value="1182.7917" calcext:value-type="float">
            <text:p>1182.7917</text:p>
          </table:table-cell>
          <table:table-cell office:value-type="string" calcext:value-type="string">
            <text:p>VIRGINIA-TECH</text:p>
          </table:table-cell>
          <table:table-cell office:value-type="float" office:value="1171.7024" calcext:value-type="float">
            <text:p>1171.7024</text:p>
          </table:table-cell>
          <table:table-cell office:value-type="string" calcext:value-type="string">
            <text:p>VIRGINIA-TECH</text:p>
          </table:table-cell>
          <table:table-cell office:value-type="float" office:value="2343.4048" calcext:value-type="float">
            <text:p>2343.4048</text:p>
          </table:table-cell>
          <table:table-cell office:value-type="string" calcext:value-type="string">
            <text:p>PENN-STATE</text:p>
          </table:table-cell>
          <table:table-cell office:value-type="float" office:value="2213.0403" calcext:value-type="float">
            <text:p>2213.0403</text:p>
          </table:table-cell>
        </table:table-row>
        <table:table-row table:style-name="ro1">
          <table:table-cell/>
          <table:table-cell table:formula="of:=[.B64]+1" office:value-type="float" office:value="14" calcext:value-type="float">
            <text:p>14</text:p>
          </table:table-cell>
          <table:table-cell table:number-columns-repeated="2" office:value-type="string" calcext:value-type="string">
            <text:p>oklahoma state</text:p>
          </table:table-cell>
          <table:table-cell/>
          <table:table-cell office:value-type="string" calcext:value-type="string">
            <text:p>NORTHWESTERN</text:p>
          </table:table-cell>
          <table:table-cell office:value-type="float" office:value="1099.7974" calcext:value-type="float">
            <text:p>1099.7974</text:p>
          </table:table-cell>
          <table:table-cell office:value-type="string" calcext:value-type="string">
            <text:p>MIAMI-FL</text:p>
          </table:table-cell>
          <table:table-cell office:value-type="float" office:value="1105.5089" calcext:value-type="float">
            <text:p>1105.5089</text:p>
          </table:table-cell>
          <table:table-cell office:value-type="string" calcext:value-type="string">
            <text:p>MIAMI-FL</text:p>
          </table:table-cell>
          <table:table-cell office:value-type="float" office:value="1182.2748" calcext:value-type="float">
            <text:p>1182.2748</text:p>
          </table:table-cell>
          <table:table-cell office:value-type="string" calcext:value-type="string">
            <text:p>ARIZONA-STATE</text:p>
          </table:table-cell>
          <table:table-cell office:value-type="float" office:value="1168.1816" calcext:value-type="float">
            <text:p>1168.1816</text:p>
          </table:table-cell>
          <table:table-cell office:value-type="string" calcext:value-type="string">
            <text:p>ARIZONA-STATE</text:p>
          </table:table-cell>
          <table:table-cell office:value-type="float" office:value="2336.3633" calcext:value-type="float">
            <text:p>2336.3633</text:p>
          </table:table-cell>
          <table:table-cell office:value-type="string" calcext:value-type="string">
            <text:p>NORTHWESTERN</text:p>
          </table:table-cell>
          <table:table-cell office:value-type="float" office:value="2199.5947" calcext:value-type="float">
            <text:p>2199.5947</text:p>
          </table:table-cell>
        </table:table-row>
        <table:table-row table:style-name="ro1">
          <table:table-cell/>
          <table:table-cell table:formula="of:=[.B65]+1" office:value-type="float" office:value="15" calcext:value-type="float">
            <text:p>15</text:p>
          </table:table-cell>
          <table:table-cell office:value-type="string" calcext:value-type="string">
            <text:p>mich state</text:p>
          </table:table-cell>
          <table:table-cell office:value-type="string" calcext:value-type="string">
            <text:p>washington</text:p>
          </table:table-cell>
          <table:table-cell/>
          <table:table-cell office:value-type="string" calcext:value-type="string">
            <text:p>SOUTH-CAROLINA</text:p>
          </table:table-cell>
          <table:table-cell office:value-type="float" office:value="1098.6287" calcext:value-type="float">
            <text:p>1098.6287</text:p>
          </table:table-cell>
          <table:table-cell office:value-type="string" calcext:value-type="string">
            <text:p>PENN-STATE</text:p>
          </table:table-cell>
          <table:table-cell office:value-type="float" office:value="1104.6145" calcext:value-type="float">
            <text:p>1104.6145</text:p>
          </table:table-cell>
          <table:table-cell office:value-type="string" calcext:value-type="string">
            <text:p>BOISE-STATE</text:p>
          </table:table-cell>
          <table:table-cell office:value-type="float" office:value="1181.7174" calcext:value-type="float">
            <text:p>1181.7174</text:p>
          </table:table-cell>
          <table:table-cell office:value-type="string" calcext:value-type="string">
            <text:p>OKLAHOMA</text:p>
          </table:table-cell>
          <table:table-cell office:value-type="float" office:value="1165.8235" calcext:value-type="float">
            <text:p>1165.8235</text:p>
          </table:table-cell>
          <table:table-cell office:value-type="string" calcext:value-type="string">
            <text:p>OKLAHOMA</text:p>
          </table:table-cell>
          <table:table-cell office:value-type="float" office:value="2331.647" calcext:value-type="float">
            <text:p>2331.647</text:p>
          </table:table-cell>
          <table:table-cell office:value-type="string" calcext:value-type="string">
            <text:p>SOUTH-CAROLINA</text:p>
          </table:table-cell>
          <table:table-cell office:value-type="float" office:value="2197.2573" calcext:value-type="float">
            <text:p>2197.2573</text:p>
          </table:table-cell>
        </table:table-row>
        <table:table-row table:style-name="ro1">
          <table:table-cell/>
          <table:table-cell table:formula="of:=[.B66]+1" office:value-type="float" office:value="16" calcext:value-type="float">
            <text:p>16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mich state</text:p>
          </table:table-cell>
          <table:table-cell/>
          <table:table-cell office:value-type="string" calcext:value-type="string">
            <text:p>VIRGINIA-TECH</text:p>
          </table:table-cell>
          <table:table-cell office:value-type="float" office:value="1098.4708" calcext:value-type="float">
            <text:p>1098.4708</text:p>
          </table:table-cell>
          <table:table-cell office:value-type="string" calcext:value-type="string">
            <text:p>BOISE-STATE</text:p>
          </table:table-cell>
          <table:table-cell office:value-type="float" office:value="1099.1224" calcext:value-type="float">
            <text:p>1099.1224</text:p>
          </table:table-cell>
          <table:table-cell office:value-type="string" calcext:value-type="string">
            <text:p>PENN-STATE</text:p>
          </table:table-cell>
          <table:table-cell office:value-type="float" office:value="1179.7377" calcext:value-type="float">
            <text:p>1179.7377</text:p>
          </table:table-cell>
          <table:table-cell office:value-type="string" calcext:value-type="string">
            <text:p>LOUISVILLE</text:p>
          </table:table-cell>
          <table:table-cell office:value-type="float" office:value="1164.6333" calcext:value-type="float">
            <text:p>1164.6333</text:p>
          </table:table-cell>
          <table:table-cell office:value-type="string" calcext:value-type="string">
            <text:p>LOUISVILLE</text:p>
          </table:table-cell>
          <table:table-cell office:value-type="float" office:value="2329.2666" calcext:value-type="float">
            <text:p>2329.2666</text:p>
          </table:table-cell>
          <table:table-cell office:value-type="string" calcext:value-type="string">
            <text:p>VIRGINIA-TECH</text:p>
          </table:table-cell>
          <table:table-cell office:value-type="float" office:value="2196.9417" calcext:value-type="float">
            <text:p>2196.94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emso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LABAMA</text:p>
          </table:table-cell>
          <table:table-cell office:value-type="float" office:value="1181.7181" calcext:value-type="float">
            <text:p>1181.7181</text:p>
          </table:table-cell>
          <table:table-cell office:value-type="string" calcext:value-type="string">
            <text:p>ALABAMA</text:p>
          </table:table-cell>
          <table:table-cell office:value-type="float" office:value="1174.8755" calcext:value-type="float">
            <text:p>1174.8755</text:p>
          </table:table-cell>
          <table:table-cell office:value-type="string" calcext:value-type="string">
            <text:p>ALABAMA</text:p>
          </table:table-cell>
          <table:table-cell office:value-type="float" office:value="1307.8495" calcext:value-type="float">
            <text:p>1307.8495</text:p>
          </table:table-cell>
          <table:table-cell office:value-type="string" calcext:value-type="string">
            <text:p>ALABAMA</text:p>
          </table:table-cell>
          <table:table-cell office:value-type="float" office:value="1286.8557" calcext:value-type="float">
            <text:p>1286.8557</text:p>
          </table:table-cell>
          <table:table-cell office:value-type="string" calcext:value-type="string">
            <text:p>ALABAMA</text:p>
          </table:table-cell>
          <table:table-cell office:value-type="float" office:value="2573.7114" calcext:value-type="float">
            <text:p>2573.7114</text:p>
          </table:table-cell>
          <table:table-cell office:value-type="string" calcext:value-type="string">
            <text:p>ALABAMA</text:p>
          </table:table-cell>
          <table:table-cell office:value-type="float" office:value="2363.4363" calcext:value-type="float">
            <text:p>2363.4363</text:p>
          </table:table-cell>
        </table:table-row>
        <table:table-row table:style-name="ro1">
          <table:table-cell/>
          <table:table-cell table:formula="of:=[.B68]+1" office:value-type="float" office:value="2" calcext:value-type="float">
            <text:p>2</text:p>
          </table:table-cell>
          <table:table-cell table:number-columns-repeated="2" office:value-type="string" calcext:value-type="string">
            <text:p>alabama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GEORGIA</text:p>
          </table:table-cell>
          <table:table-cell office:value-type="float" office:value="1157.1107" calcext:value-type="float">
            <text:p>1157.1107</text:p>
          </table:table-cell>
          <table:table-cell office:value-type="string" calcext:value-type="string">
            <text:p>CLEMSON</text:p>
          </table:table-cell>
          <table:table-cell office:value-type="float" office:value="1173.66" calcext:value-type="float">
            <text:p>1173.66</text:p>
          </table:table-cell>
          <table:table-cell office:value-type="string" calcext:value-type="string">
            <text:p>CLEMSON</text:p>
          </table:table-cell>
          <table:table-cell office:value-type="float" office:value="1302.4127" calcext:value-type="float">
            <text:p>1302.4127</text:p>
          </table:table-cell>
          <table:table-cell office:value-type="string" calcext:value-type="string">
            <text:p>GEORGIA</text:p>
          </table:table-cell>
          <table:table-cell office:value-type="float" office:value="1246.0281" calcext:value-type="float">
            <text:p>1246.0281</text:p>
          </table:table-cell>
          <table:table-cell office:value-type="string" calcext:value-type="string">
            <text:p>GEORGIA</text:p>
          </table:table-cell>
          <table:table-cell office:value-type="float" office:value="2492.0562" calcext:value-type="float">
            <text:p>2492.0562</text:p>
          </table:table-cell>
          <table:table-cell office:value-type="string" calcext:value-type="string">
            <text:p>GEORGIA</text:p>
          </table:table-cell>
          <table:table-cell office:value-type="float" office:value="2314.2214" calcext:value-type="float">
            <text:p>2314.2214</text:p>
          </table:table-cell>
        </table:table-row>
        <table:table-row table:style-name="ro1">
          <table:table-cell/>
          <table:table-cell table:formula="of:=[.B69]+1" office:value-type="float" office:value="3" calcext:value-type="float">
            <text:p>3</text:p>
          </table:table-cell>
          <table:table-cell table:number-columns-repeated="2" office:value-type="string" calcext:value-type="string">
            <text:p>ohio state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FLORIDA</text:p>
          </table:table-cell>
          <table:table-cell office:value-type="float" office:value="1137.4849" calcext:value-type="float">
            <text:p>1137.4849</text:p>
          </table:table-cell>
          <table:table-cell office:value-type="string" calcext:value-type="string">
            <text:p>NOTRE-DAME</text:p>
          </table:table-cell>
          <table:table-cell office:value-type="float" office:value="1159.111" calcext:value-type="float">
            <text:p>1159.111</text:p>
          </table:table-cell>
          <table:table-cell office:value-type="string" calcext:value-type="string">
            <text:p>NOTRE-DAME</text:p>
          </table:table-cell>
          <table:table-cell office:value-type="float" office:value="1275.0924" calcext:value-type="float">
            <text:p>1275.0924</text:p>
          </table:table-cell>
          <table:table-cell office:value-type="string" calcext:value-type="string">
            <text:p>FLORIDA</text:p>
          </table:table-cell>
          <table:table-cell office:value-type="float" office:value="1213.0475" calcext:value-type="float">
            <text:p>1213.0475</text:p>
          </table:table-cell>
          <table:table-cell office:value-type="string" calcext:value-type="string">
            <text:p>FLORIDA</text:p>
          </table:table-cell>
          <table:table-cell office:value-type="float" office:value="2426.095" calcext:value-type="float">
            <text:p>2426.095</text:p>
          </table:table-cell>
          <table:table-cell office:value-type="string" calcext:value-type="string">
            <text:p>FLORIDA</text:p>
          </table:table-cell>
          <table:table-cell office:value-type="float" office:value="2274.9697" calcext:value-type="float">
            <text:p>2274.9697</text:p>
          </table:table-cell>
        </table:table-row>
        <table:table-row table:style-name="ro1">
          <table:table-cell/>
          <table:table-cell table:formula="of:=[.B70]+1" office:value-type="float" office:value="4" calcext:value-type="float">
            <text:p>4</text:p>
          </table:table-cell>
          <table:table-cell table:number-columns-repeated="3" office:value-type="string" calcext:value-type="string">
            <text:p>oklahoma</text:p>
          </table:table-cell>
          <table:table-cell office:value-type="string" calcext:value-type="string">
            <text:p>LOUISIANA-STATE</text:p>
          </table:table-cell>
          <table:table-cell office:value-type="float" office:value="1133.008" calcext:value-type="float">
            <text:p>1133.008</text:p>
          </table:table-cell>
          <table:table-cell office:value-type="string" calcext:value-type="string">
            <text:p>CENTRAL-FLORIDA</text:p>
          </table:table-cell>
          <table:table-cell office:value-type="float" office:value="1158.2828" calcext:value-type="float">
            <text:p>1158.2828</text:p>
          </table:table-cell>
          <table:table-cell office:value-type="string" calcext:value-type="string">
            <text:p>CENTRAL-FLORIDA</text:p>
          </table:table-cell>
          <table:table-cell office:value-type="float" office:value="1272.6721" calcext:value-type="float">
            <text:p>1272.6721</text:p>
          </table:table-cell>
          <table:table-cell office:value-type="string" calcext:value-type="string">
            <text:p>TEXAS-A&amp;M</text:p>
          </table:table-cell>
          <table:table-cell office:value-type="float" office:value="1210.2117" calcext:value-type="float">
            <text:p>1210.2117</text:p>
          </table:table-cell>
          <table:table-cell office:value-type="string" calcext:value-type="string">
            <text:p>TEXAS-A&amp;M</text:p>
          </table:table-cell>
          <table:table-cell office:value-type="float" office:value="2420.4233" calcext:value-type="float">
            <text:p>2420.4233</text:p>
          </table:table-cell>
          <table:table-cell office:value-type="string" calcext:value-type="string">
            <text:p>LOUISIANA-STATE</text:p>
          </table:table-cell>
          <table:table-cell office:value-type="float" office:value="2266.016" calcext:value-type="float">
            <text:p>2266.016</text:p>
          </table:table-cell>
        </table:table-row>
        <table:table-row table:style-name="ro1">
          <table:table-cell/>
          <table:table-cell table:formula="of:=[.B71]+1" office:value-type="float" office:value="5" calcext:value-type="float">
            <text:p>5</text:p>
          </table:table-cell>
          <table:table-cell table:number-columns-repeated="2" office:value-type="string" calcext:value-type="string">
            <text:p>notre dame</text:p>
          </table:table-cell>
          <table:table-cell/>
          <table:table-cell office:value-type="string" calcext:value-type="string">
            <text:p>KENTUCKY</text:p>
          </table:table-cell>
          <table:table-cell office:value-type="float" office:value="1132.8577" calcext:value-type="float">
            <text:p>1132.8577</text:p>
          </table:table-cell>
          <table:table-cell office:value-type="string" calcext:value-type="string">
            <text:p>OHIO-STATE</text:p>
          </table:table-cell>
          <table:table-cell office:value-type="float" office:value="1148.9432" calcext:value-type="float">
            <text:p>1148.9432</text:p>
          </table:table-cell>
          <table:table-cell office:value-type="string" calcext:value-type="string">
            <text:p>OHIO-STATE</text:p>
          </table:table-cell>
          <table:table-cell office:value-type="float" office:value="1263.2482" calcext:value-type="float">
            <text:p>1263.2482</text:p>
          </table:table-cell>
          <table:table-cell office:value-type="string" calcext:value-type="string">
            <text:p>WASHINGTON</text:p>
          </table:table-cell>
          <table:table-cell office:value-type="float" office:value="1206.6956" calcext:value-type="float">
            <text:p>1206.6956</text:p>
          </table:table-cell>
          <table:table-cell office:value-type="string" calcext:value-type="string">
            <text:p>WASHINGTON</text:p>
          </table:table-cell>
          <table:table-cell office:value-type="float" office:value="2413.391" calcext:value-type="float">
            <text:p>2413.391</text:p>
          </table:table-cell>
          <table:table-cell office:value-type="string" calcext:value-type="string">
            <text:p>KENTUCKY</text:p>
          </table:table-cell>
          <table:table-cell office:value-type="float" office:value="2265.7153" calcext:value-type="float">
            <text:p>2265.7153</text:p>
          </table:table-cell>
        </table:table-row>
        <table:table-row table:style-name="ro1">
          <table:table-cell/>
          <table:table-cell table:formula="of:=[.B72]+1" office:value-type="float" office:value="6" calcext:value-type="float">
            <text:p>6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florida</text:p>
          </table:table-cell>
          <table:table-cell/>
          <table:table-cell office:value-type="string" calcext:value-type="string">
            <text:p>TEXAS-A&amp;M</text:p>
          </table:table-cell>
          <table:table-cell office:value-type="float" office:value="1130.7642" calcext:value-type="float">
            <text:p>1130.7642</text:p>
          </table:table-cell>
          <table:table-cell office:value-type="string" calcext:value-type="string">
            <text:p>OKLAHOMA</text:p>
          </table:table-cell>
          <table:table-cell office:value-type="float" office:value="1146.6235" calcext:value-type="float">
            <text:p>1146.6235</text:p>
          </table:table-cell>
          <table:table-cell office:value-type="string" calcext:value-type="string">
            <text:p>OKLAHOMA</text:p>
          </table:table-cell>
          <table:table-cell office:value-type="float" office:value="1256.0504" calcext:value-type="float">
            <text:p>1256.0504</text:p>
          </table:table-cell>
          <table:table-cell office:value-type="string" calcext:value-type="string">
            <text:p>LOUISIANA-STATE</text:p>
          </table:table-cell>
          <table:table-cell office:value-type="float" office:value="1200.1118" calcext:value-type="float">
            <text:p>1200.1118</text:p>
          </table:table-cell>
          <table:table-cell office:value-type="string" calcext:value-type="string">
            <text:p>LOUISIANA-STATE</text:p>
          </table:table-cell>
          <table:table-cell office:value-type="float" office:value="2400.2236" calcext:value-type="float">
            <text:p>2400.2236</text:p>
          </table:table-cell>
          <table:table-cell office:value-type="string" calcext:value-type="string">
            <text:p>TEXAS-A&amp;M</text:p>
          </table:table-cell>
          <table:table-cell office:value-type="float" office:value="2261.5283" calcext:value-type="float">
            <text:p>2261.5283</text:p>
          </table:table-cell>
        </table:table-row>
        <table:table-row table:style-name="ro1">
          <table:table-cell/>
          <table:table-cell table:formula="of:=[.B73]+1" office:value-type="float" office:value="7" calcext:value-type="float">
            <text:p>7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lsu</text:p>
          </table:table-cell>
          <table:table-cell/>
          <table:table-cell office:value-type="string" calcext:value-type="string">
            <text:p>MISSISSIPPI-STATE</text:p>
          </table:table-cell>
          <table:table-cell office:value-type="float" office:value="1127.4734" calcext:value-type="float">
            <text:p>1127.4734</text:p>
          </table:table-cell>
          <table:table-cell office:value-type="string" calcext:value-type="string">
            <text:p>GEORGIA</text:p>
          </table:table-cell>
          <table:table-cell office:value-type="float" office:value="1125.6606" calcext:value-type="float">
            <text:p>1125.6606</text:p>
          </table:table-cell>
          <table:table-cell office:value-type="string" calcext:value-type="string">
            <text:p>GEORGIA</text:p>
          </table:table-cell>
          <table:table-cell office:value-type="float" office:value="1226.1941" calcext:value-type="float">
            <text:p>1226.1941</text:p>
          </table:table-cell>
          <table:table-cell office:value-type="string" calcext:value-type="string">
            <text:p>NOTRE-DAME</text:p>
          </table:table-cell>
          <table:table-cell office:value-type="float" office:value="1200.0593" calcext:value-type="float">
            <text:p>1200.0593</text:p>
          </table:table-cell>
          <table:table-cell office:value-type="string" calcext:value-type="string">
            <text:p>NOTRE-DAME</text:p>
          </table:table-cell>
          <table:table-cell office:value-type="float" office:value="2400.1187" calcext:value-type="float">
            <text:p>2400.1187</text:p>
          </table:table-cell>
          <table:table-cell office:value-type="string" calcext:value-type="string">
            <text:p>MISSISSIPPI-STATE</text:p>
          </table:table-cell>
          <table:table-cell office:value-type="float" office:value="2254.9468" calcext:value-type="float">
            <text:p>2254.9468</text:p>
          </table:table-cell>
        </table:table-row>
        <table:table-row table:style-name="ro1">
          <table:table-cell/>
          <table:table-cell table:formula="of:=[.B74]+1" office:value-type="float" office:value="8" calcext:value-type="float">
            <text:p>8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georgia</text:p>
          </table:table-cell>
          <table:table-cell/>
          <table:table-cell office:value-type="string" calcext:value-type="string">
            <text:p>SOUTH-CAROLINA</text:p>
          </table:table-cell>
          <table:table-cell office:value-type="float" office:value="1114.4725" calcext:value-type="float">
            <text:p>1114.4725</text:p>
          </table:table-cell>
          <table:table-cell office:value-type="string" calcext:value-type="string">
            <text:p>FRESNO-STATE</text:p>
          </table:table-cell>
          <table:table-cell office:value-type="float" office:value="1118.925" calcext:value-type="float">
            <text:p>1118.925</text:p>
          </table:table-cell>
          <table:table-cell office:value-type="string" calcext:value-type="string">
            <text:p>FRESNO-STATE</text:p>
          </table:table-cell>
          <table:table-cell office:value-type="float" office:value="1207.543" calcext:value-type="float">
            <text:p>1207.543</text:p>
          </table:table-cell>
          <table:table-cell office:value-type="string" calcext:value-type="string">
            <text:p>MISSISSIPPI-STATE</text:p>
          </table:table-cell>
          <table:table-cell office:value-type="float" office:value="1199.5156" calcext:value-type="float">
            <text:p>1199.5156</text:p>
          </table:table-cell>
          <table:table-cell office:value-type="string" calcext:value-type="string">
            <text:p>MISSISSIPPI-STATE</text:p>
          </table:table-cell>
          <table:table-cell office:value-type="float" office:value="2399.0313" calcext:value-type="float">
            <text:p>2399.0313</text:p>
          </table:table-cell>
          <table:table-cell office:value-type="string" calcext:value-type="string">
            <text:p>SOUTH-CAROLINA</text:p>
          </table:table-cell>
          <table:table-cell office:value-type="float" office:value="2228.945" calcext:value-type="float">
            <text:p>2228.945</text:p>
          </table:table-cell>
        </table:table-row>
        <table:table-row table:style-name="ro1">
          <table:table-cell/>
          <table:table-cell table:formula="of:=[.B75]+1" office:value-type="float" office:value="9" calcext:value-type="float">
            <text:p>9</text:p>
          </table:table-cell>
          <table:table-cell table:number-columns-repeated="2" office:value-type="string" calcext:value-type="string">
            <text:p>texas</text:p>
          </table:table-cell>
          <table:table-cell/>
          <table:table-cell office:value-type="string" calcext:value-type="string">
            <text:p>AUBURN</text:p>
          </table:table-cell>
          <table:table-cell office:value-type="float" office:value="1112.4063" calcext:value-type="float">
            <text:p>1112.4063</text:p>
          </table:table-cell>
          <table:table-cell office:value-type="string" calcext:value-type="string">
            <text:p>APPALACHIAN-STATE</text:p>
          </table:table-cell>
          <table:table-cell office:value-type="float" office:value="1112.3826" calcext:value-type="float">
            <text:p>1112.3826</text:p>
          </table:table-cell>
          <table:table-cell office:value-type="string" calcext:value-type="string">
            <text:p>APPALACHIAN-STATE</text:p>
          </table:table-cell>
          <table:table-cell office:value-type="float" office:value="1204.2942" calcext:value-type="float">
            <text:p>1204.2942</text:p>
          </table:table-cell>
          <table:table-cell office:value-type="string" calcext:value-type="string">
            <text:p>KENTUCKY</text:p>
          </table:table-cell>
          <table:table-cell office:value-type="float" office:value="1199.3335" calcext:value-type="float">
            <text:p>1199.3335</text:p>
          </table:table-cell>
          <table:table-cell office:value-type="string" calcext:value-type="string">
            <text:p>KENTUCKY</text:p>
          </table:table-cell>
          <table:table-cell office:value-type="float" office:value="2398.667" calcext:value-type="float">
            <text:p>2398.667</text:p>
          </table:table-cell>
          <table:table-cell office:value-type="string" calcext:value-type="string">
            <text:p>AUBURN</text:p>
          </table:table-cell>
          <table:table-cell office:value-type="float" office:value="2224.8125" calcext:value-type="float">
            <text:p>2224.8125</text:p>
          </table:table-cell>
        </table:table-row>
        <table:table-row table:style-name="ro1">
          <table:table-cell/>
          <table:table-cell table:formula="of:=[.B76]+1" office:value-type="float" office:value="10" calcext:value-type="float">
            <text:p>10</text:p>
          </table:table-cell>
          <table:table-cell table:number-columns-repeated="2" office:value-type="string" calcext:value-type="string">
            <text:p>washington state</text:p>
          </table:table-cell>
          <table:table-cell/>
          <table:table-cell office:value-type="string" calcext:value-type="string">
            <text:p>WASHINGTON-STATE</text:p>
          </table:table-cell>
          <table:table-cell office:value-type="float" office:value="1107.7949" calcext:value-type="float">
            <text:p>1107.7949</text:p>
          </table:table-cell>
          <table:table-cell office:value-type="string" calcext:value-type="string">
            <text:p>ARMY</text:p>
          </table:table-cell>
          <table:table-cell office:value-type="float" office:value="1109.6893" calcext:value-type="float">
            <text:p>1109.6893</text:p>
          </table:table-cell>
          <table:table-cell office:value-type="string" calcext:value-type="string">
            <text:p>WASHINGTON</text:p>
          </table:table-cell>
          <table:table-cell office:value-type="float" office:value="1197.8287" calcext:value-type="float">
            <text:p>1197.8287</text:p>
          </table:table-cell>
          <table:table-cell office:value-type="string" calcext:value-type="string">
            <text:p>WASHINGTON-STATE</text:p>
          </table:table-cell>
          <table:table-cell office:value-type="float" office:value="1197.4229" calcext:value-type="float">
            <text:p>1197.4229</text:p>
          </table:table-cell>
          <table:table-cell office:value-type="string" calcext:value-type="string">
            <text:p>WASHINGTON-STATE</text:p>
          </table:table-cell>
          <table:table-cell office:value-type="float" office:value="2394.8457" calcext:value-type="float">
            <text:p>2394.8457</text:p>
          </table:table-cell>
          <table:table-cell office:value-type="string" calcext:value-type="string">
            <text:p>WASHINGTON-STATE</text:p>
          </table:table-cell>
          <table:table-cell office:value-type="float" office:value="2215.5898" calcext:value-type="float">
            <text:p>2215.5898</text:p>
          </table:table-cell>
        </table:table-row>
        <table:table-row table:style-name="ro1">
          <table:table-cell/>
          <table:table-cell table:formula="of:=[.B77]+1" office:value-type="float" office:value="11" calcext:value-type="float">
            <text:p>11</text:p>
          </table:table-cell>
          <table:table-cell office:value-type="string" calcext:value-type="string">
            <text:p>ucf</text:p>
          </table:table-cell>
          <table:table-cell office:value-type="string" calcext:value-type="string">
            <text:p>kentucky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107.3955" calcext:value-type="float">
            <text:p>1107.3955</text:p>
          </table:table-cell>
          <table:table-cell office:value-type="string" calcext:value-type="string">
            <text:p>MICHIGAN</text:p>
          </table:table-cell>
          <table:table-cell office:value-type="float" office:value="1106.6958" calcext:value-type="float">
            <text:p>1106.6958</text:p>
          </table:table-cell>
          <table:table-cell office:value-type="string" calcext:value-type="string">
            <text:p>ARMY</text:p>
          </table:table-cell>
          <table:table-cell office:value-type="float" office:value="1193.9316" calcext:value-type="float">
            <text:p>1193.9316</text:p>
          </table:table-cell>
          <table:table-cell office:value-type="string" calcext:value-type="string">
            <text:p>SOUTH-CAROLINA</text:p>
          </table:table-cell>
          <table:table-cell office:value-type="float" office:value="1176.3042" calcext:value-type="float">
            <text:p>1176.3042</text:p>
          </table:table-cell>
          <table:table-cell office:value-type="string" calcext:value-type="string">
            <text:p>SOUTH-CAROLINA</text:p>
          </table:table-cell>
          <table:table-cell office:value-type="float" office:value="2352.6084" calcext:value-type="float">
            <text:p>2352.6084</text:p>
          </table:table-cell>
          <table:table-cell office:value-type="string" calcext:value-type="string">
            <text:p>WASHINGTON</text:p>
          </table:table-cell>
          <table:table-cell office:value-type="float" office:value="2214.791" calcext:value-type="float">
            <text:p>2214.791</text:p>
          </table:table-cell>
        </table:table-row>
        <table:table-row table:style-name="ro1">
          <table:table-cell/>
          <table:table-cell table:formula="of:=[.B78]+1" office:value-type="float" office:value="12" calcext:value-type="float">
            <text:p>12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cf</text:p>
          </table:table-cell>
          <table:table-cell/>
          <table:table-cell office:value-type="string" calcext:value-type="string">
            <text:p>NOTRE-DAME</text:p>
          </table:table-cell>
          <table:table-cell office:value-type="float" office:value="1106.9921" calcext:value-type="float">
            <text:p>1106.9921</text:p>
          </table:table-cell>
          <table:table-cell office:value-type="string" calcext:value-type="string">
            <text:p>WASHINGTON-STATE</text:p>
          </table:table-cell>
          <table:table-cell office:value-type="float" office:value="1105.3016" calcext:value-type="float">
            <text:p>1105.3016</text:p>
          </table:table-cell>
          <table:table-cell office:value-type="string" calcext:value-type="string">
            <text:p>MICHIGAN</text:p>
          </table:table-cell>
          <table:table-cell office:value-type="float" office:value="1186.4695" calcext:value-type="float">
            <text:p>1186.4695</text:p>
          </table:table-cell>
          <table:table-cell office:value-type="string" calcext:value-type="string">
            <text:p>UTAH</text:p>
          </table:table-cell>
          <table:table-cell office:value-type="float" office:value="1173.9731" calcext:value-type="float">
            <text:p>1173.9731</text:p>
          </table:table-cell>
          <table:table-cell office:value-type="string" calcext:value-type="string">
            <text:p>UTAH</text:p>
          </table:table-cell>
          <table:table-cell office:value-type="float" office:value="2347.9463" calcext:value-type="float">
            <text:p>2347.9463</text:p>
          </table:table-cell>
          <table:table-cell office:value-type="string" calcext:value-type="string">
            <text:p>NOTRE-DAME</text:p>
          </table:table-cell>
          <table:table-cell office:value-type="float" office:value="2213.9841" calcext:value-type="float">
            <text:p>2213.9841</text:p>
          </table:table-cell>
        </table:table-row>
        <table:table-row table:style-name="ro1">
          <table:table-cell/>
          <table:table-cell table:formula="of:=[.B79]+1" office:value-type="float" office:value="13" calcext:value-type="float">
            <text:p>13</text:p>
          </table:table-cell>
          <table:table-cell table:number-columns-repeated="2" office:value-type="string" calcext:value-type="string">
            <text:p>washington</text:p>
          </table:table-cell>
          <table:table-cell/>
          <table:table-cell office:value-type="string" calcext:value-type="string">
            <text:p>VANDERBILT</text:p>
          </table:table-cell>
          <table:table-cell office:value-type="float" office:value="1100.6802" calcext:value-type="float">
            <text:p>1100.6802</text:p>
          </table:table-cell>
          <table:table-cell office:value-type="string" calcext:value-type="string">
            <text:p>WASHINGTON</text:p>
          </table:table-cell>
          <table:table-cell office:value-type="float" office:value="1104.5028" calcext:value-type="float">
            <text:p>1104.5028</text:p>
          </table:table-cell>
          <table:table-cell office:value-type="string" calcext:value-type="string">
            <text:p>BOISE-STATE</text:p>
          </table:table-cell>
          <table:table-cell office:value-type="float" office:value="1182.1854" calcext:value-type="float">
            <text:p>1182.1854</text:p>
          </table:table-cell>
          <table:table-cell office:value-type="string" calcext:value-type="string">
            <text:p>AUBURN</text:p>
          </table:table-cell>
          <table:table-cell office:value-type="float" office:value="1172.0933" calcext:value-type="float">
            <text:p>1172.0933</text:p>
          </table:table-cell>
          <table:table-cell office:value-type="string" calcext:value-type="string">
            <text:p>AUBURN</text:p>
          </table:table-cell>
          <table:table-cell office:value-type="float" office:value="2344.1865" calcext:value-type="float">
            <text:p>2344.1865</text:p>
          </table:table-cell>
          <table:table-cell office:value-type="string" calcext:value-type="string">
            <text:p>VANDERBILT</text:p>
          </table:table-cell>
          <table:table-cell office:value-type="float" office:value="2201.3604" calcext:value-type="float">
            <text:p>2201.3604</text:p>
          </table:table-cell>
        </table:table-row>
        <table:table-row table:style-name="ro1">
          <table:table-cell/>
          <table:table-cell table:formula="of:=[.B80]+1" office:value-type="float" office:value="14" calcext:value-type="float">
            <text:p>14</text:p>
          </table:table-cell>
          <table:table-cell table:number-columns-repeated="2" office:value-type="string" calcext:value-type="string">
            <text:p>michigan</text:p>
          </table:table-cell>
          <table:table-cell/>
          <table:table-cell office:value-type="string" calcext:value-type="string">
            <text:p>OHIO-STATE</text:p>
          </table:table-cell>
          <table:table-cell office:value-type="float" office:value="1099.6665" calcext:value-type="float">
            <text:p>1099.6665</text:p>
          </table:table-cell>
          <table:table-cell office:value-type="string" calcext:value-type="string">
            <text:p>BOISE-STATE</text:p>
          </table:table-cell>
          <table:table-cell office:value-type="float" office:value="1100.0518" calcext:value-type="float">
            <text:p>1100.0518</text:p>
          </table:table-cell>
          <table:table-cell office:value-type="string" calcext:value-type="string">
            <text:p>WASHINGTON-STATE</text:p>
          </table:table-cell>
          <table:table-cell office:value-type="float" office:value="1179.2832" calcext:value-type="float">
            <text:p>1179.2832</text:p>
          </table:table-cell>
          <table:table-cell office:value-type="string" calcext:value-type="string">
            <text:p>CLEMSON</text:p>
          </table:table-cell>
          <table:table-cell office:value-type="float" office:value="1170.166" calcext:value-type="float">
            <text:p>1170.166</text:p>
          </table:table-cell>
          <table:table-cell office:value-type="string" calcext:value-type="string">
            <text:p>CLEMSON</text:p>
          </table:table-cell>
          <table:table-cell office:value-type="float" office:value="2340.332" calcext:value-type="float">
            <text:p>2340.332</text:p>
          </table:table-cell>
          <table:table-cell office:value-type="string" calcext:value-type="string">
            <text:p>OHIO-STATE</text:p>
          </table:table-cell>
          <table:table-cell office:value-type="float" office:value="2199.333" calcext:value-type="float">
            <text:p>2199.333</text:p>
          </table:table-cell>
        </table:table-row>
        <table:table-row table:style-name="ro1">
          <table:table-cell/>
          <table:table-cell table:formula="of:=[.B81]+1" office:value-type="float" office:value="15" calcext:value-type="float">
            <text:p>15</text:p>
          </table:table-cell>
          <table:table-cell table:number-columns-repeated="2" office:value-type="string" calcext:value-type="string">
            <text:p>syracuse</text:p>
          </table:table-cell>
          <table:table-cell/>
          <table:table-cell office:value-type="string" calcext:value-type="string">
            <text:p>CLEMSON</text:p>
          </table:table-cell>
          <table:table-cell office:value-type="float" office:value="1095.5801" calcext:value-type="float">
            <text:p>1095.5801</text:p>
          </table:table-cell>
          <table:table-cell office:value-type="string" calcext:value-type="string">
            <text:p>CINCINNATI</text:p>
          </table:table-cell>
          <table:table-cell office:value-type="float" office:value="1098.9729" calcext:value-type="float">
            <text:p>1098.9729</text:p>
          </table:table-cell>
          <table:table-cell office:value-type="string" calcext:value-type="string">
            <text:p>CINCINNATI</text:p>
          </table:table-cell>
          <table:table-cell office:value-type="float" office:value="1163.4537" calcext:value-type="float">
            <text:p>1163.4537</text:p>
          </table:table-cell>
          <table:table-cell office:value-type="string" calcext:value-type="string">
            <text:p>STANFORD</text:p>
          </table:table-cell>
          <table:table-cell office:value-type="float" office:value="1162.4814" calcext:value-type="float">
            <text:p>1162.4814</text:p>
          </table:table-cell>
          <table:table-cell office:value-type="string" calcext:value-type="string">
            <text:p>STANFORD</text:p>
          </table:table-cell>
          <table:table-cell office:value-type="float" office:value="2324.963" calcext:value-type="float">
            <text:p>2324.963</text:p>
          </table:table-cell>
          <table:table-cell office:value-type="string" calcext:value-type="string">
            <text:p>CLEMSON</text:p>
          </table:table-cell>
          <table:table-cell office:value-type="float" office:value="2191.1602" calcext:value-type="float">
            <text:p>2191.1602</text:p>
          </table:table-cell>
        </table:table-row>
        <table:table-row table:style-name="ro1">
          <table:table-cell/>
          <table:table-cell table:formula="of:=[.B82]+1" office:value-type="float" office:value="16" calcext:value-type="float">
            <text:p>16</text:p>
          </table:table-cell>
          <table:table-cell table:number-columns-repeated="2" office:value-type="string" calcext:value-type="string">
            <text:p>texas a&amp;m</text:p>
          </table:table-cell>
          <table:table-cell/>
          <table:table-cell office:value-type="string" calcext:value-type="string">
            <text:p>OKLAHOMA</text:p>
          </table:table-cell>
          <table:table-cell office:value-type="float" office:value="1090.8259" calcext:value-type="float">
            <text:p>1090.8259</text:p>
          </table:table-cell>
          <table:table-cell office:value-type="string" calcext:value-type="string">
            <text:p>UTAH-STATE</text:p>
          </table:table-cell>
          <table:table-cell office:value-type="float" office:value="1098.3641" calcext:value-type="float">
            <text:p>1098.3641</text:p>
          </table:table-cell>
          <table:table-cell office:value-type="string" calcext:value-type="string">
            <text:p>UTAH-STATE</text:p>
          </table:table-cell>
          <table:table-cell office:value-type="float" office:value="1161.1348" calcext:value-type="float">
            <text:p>1161.1348</text:p>
          </table:table-cell>
          <table:table-cell office:value-type="string" calcext:value-type="string">
            <text:p>ARMY</text:p>
          </table:table-cell>
          <table:table-cell office:value-type="float" office:value="1159.479" calcext:value-type="float">
            <text:p>1159.479</text:p>
          </table:table-cell>
          <table:table-cell office:value-type="string" calcext:value-type="string">
            <text:p>ARMY</text:p>
          </table:table-cell>
          <table:table-cell office:value-type="float" office:value="2318.958" calcext:value-type="float">
            <text:p>2318.958</text:p>
          </table:table-cell>
          <table:table-cell office:value-type="string" calcext:value-type="string">
            <text:p>OKLAHOMA</text:p>
          </table:table-cell>
          <table:table-cell office:value-type="float" office:value="2181.6519" calcext:value-type="float">
            <text:p>2181.651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lsu</text:p>
          </table:table-cell>
          <table:table-cell office:value-type="string" calcext:value-type="string">
            <text:p>OHIO-STATE</text:p>
          </table:table-cell>
          <table:table-cell office:value-type="float" office:value="1160.6438" calcext:value-type="float">
            <text:p>1160.6438</text:p>
          </table:table-cell>
          <table:table-cell office:value-type="string" calcext:value-type="string">
            <text:p>OHIO-STATE</text:p>
          </table:table-cell>
          <table:table-cell office:value-type="float" office:value="1175.8556" calcext:value-type="float">
            <text:p>1175.8556</text:p>
          </table:table-cell>
          <table:table-cell office:value-type="string" calcext:value-type="string">
            <text:p>OHIO-STATE</text:p>
          </table:table-cell>
          <table:table-cell office:value-type="float" office:value="1311.5786" calcext:value-type="float">
            <text:p>1311.5786</text:p>
          </table:table-cell>
          <table:table-cell office:value-type="string" calcext:value-type="string">
            <text:p>OHIO-STATE</text:p>
          </table:table-cell>
          <table:table-cell office:value-type="float" office:value="1250.2423" calcext:value-type="float">
            <text:p>1250.2423</text:p>
          </table:table-cell>
          <table:table-cell office:value-type="string" calcext:value-type="string">
            <text:p>OHIO-STATE</text:p>
          </table:table-cell>
          <table:table-cell office:value-type="float" office:value="2500.4846" calcext:value-type="float">
            <text:p>2500.4846</text:p>
          </table:table-cell>
          <table:table-cell office:value-type="string" calcext:value-type="string">
            <text:p>OHIO-STATE</text:p>
          </table:table-cell>
          <table:table-cell office:value-type="float" office:value="2321.2876" calcext:value-type="float">
            <text:p>2321.2876</text:p>
          </table:table-cell>
        </table:table-row>
        <table:table-row table:style-name="ro1">
          <table:table-cell/>
          <table:table-cell table:formula="of:=[.B84]+1" office:value-type="float" office:value="2" calcext:value-type="float">
            <text:p>2</text:p>
          </table:table-cell>
          <table:table-cell table:number-columns-repeated="2" office:value-type="string" calcext:value-type="string">
            <text:p>clemson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MEMPHIS</text:p>
          </table:table-cell>
          <table:table-cell office:value-type="float" office:value="1131.1709" calcext:value-type="float">
            <text:p>1131.1709</text:p>
          </table:table-cell>
          <table:table-cell office:value-type="string" calcext:value-type="string">
            <text:p>LOUISIANA-STATE</text:p>
          </table:table-cell>
          <table:table-cell office:value-type="float" office:value="1175.4988" calcext:value-type="float">
            <text:p>1175.4988</text:p>
          </table:table-cell>
          <table:table-cell office:value-type="string" calcext:value-type="string">
            <text:p>LOUISIANA-STATE</text:p>
          </table:table-cell>
          <table:table-cell office:value-type="float" office:value="1309.5654" calcext:value-type="float">
            <text:p>1309.5654</text:p>
          </table:table-cell>
          <table:table-cell office:value-type="string" calcext:value-type="string">
            <text:p>MEMPHIS</text:p>
          </table:table-cell>
          <table:table-cell office:value-type="float" office:value="1230.0027" calcext:value-type="float">
            <text:p>1230.0027</text:p>
          </table:table-cell>
          <table:table-cell office:value-type="string" calcext:value-type="string">
            <text:p>MEMPHIS</text:p>
          </table:table-cell>
          <table:table-cell office:value-type="float" office:value="2460.0054" calcext:value-type="float">
            <text:p>2460.0054</text:p>
          </table:table-cell>
          <table:table-cell office:value-type="string" calcext:value-type="string">
            <text:p>MEMPHIS</text:p>
          </table:table-cell>
          <table:table-cell office:value-type="float" office:value="2262.3418" calcext:value-type="float">
            <text:p>2262.3418</text:p>
          </table:table-cell>
        </table:table-row>
        <table:table-row table:style-name="ro1">
          <table:table-cell/>
          <table:table-cell table:formula="of:=[.B85]+1" office:value-type="float" office:value="3" calcext:value-type="float">
            <text:p>3</text:p>
          </table:table-cell>
          <table:table-cell table:number-columns-repeated="2" office:value-type="string" calcext:value-type="string">
            <text:p>ohio state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PENN-STATE</text:p>
          </table:table-cell>
          <table:table-cell office:value-type="float" office:value="1126.7544" calcext:value-type="float">
            <text:p>1126.7544</text:p>
          </table:table-cell>
          <table:table-cell office:value-type="string" calcext:value-type="string">
            <text:p>CLEMSON</text:p>
          </table:table-cell>
          <table:table-cell office:value-type="float" office:value="1169.3682" calcext:value-type="float">
            <text:p>1169.3682</text:p>
          </table:table-cell>
          <table:table-cell office:value-type="string" calcext:value-type="string">
            <text:p>CLEMSON</text:p>
          </table:table-cell>
          <table:table-cell office:value-type="float" office:value="1289.3882" calcext:value-type="float">
            <text:p>1289.3882</text:p>
          </table:table-cell>
          <table:table-cell office:value-type="string" calcext:value-type="string">
            <text:p>OKLAHOMA</text:p>
          </table:table-cell>
          <table:table-cell office:value-type="float" office:value="1194.5139" calcext:value-type="float">
            <text:p>1194.5139</text:p>
          </table:table-cell>
          <table:table-cell office:value-type="string" calcext:value-type="string">
            <text:p>OKLAHOMA</text:p>
          </table:table-cell>
          <table:table-cell office:value-type="float" office:value="2389.0278" calcext:value-type="float">
            <text:p>2389.0278</text:p>
          </table:table-cell>
          <table:table-cell office:value-type="string" calcext:value-type="string">
            <text:p>PENN-STATE</text:p>
          </table:table-cell>
          <table:table-cell office:value-type="float" office:value="2253.5088" calcext:value-type="float">
            <text:p>2253.5088</text:p>
          </table:table-cell>
        </table:table-row>
        <table:table-row table:style-name="ro1">
          <table:table-cell/>
          <table:table-cell table:formula="of:=[.B86]+1" office:value-type="float" office:value="4" calcext:value-type="float">
            <text:p>4</text:p>
          </table:table-cell>
          <table:table-cell table:number-columns-repeated="2" office:value-type="string" calcext:value-type="string">
            <text:p>georgi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WISCONSIN</text:p>
          </table:table-cell>
          <table:table-cell office:value-type="float" office:value="1121.8997" calcext:value-type="float">
            <text:p>1121.8997</text:p>
          </table:table-cell>
          <table:table-cell office:value-type="string" calcext:value-type="string">
            <text:p>MEMPHIS</text:p>
          </table:table-cell>
          <table:table-cell office:value-type="float" office:value="1153.4037" calcext:value-type="float">
            <text:p>1153.4037</text:p>
          </table:table-cell>
          <table:table-cell office:value-type="string" calcext:value-type="string">
            <text:p>MEMPHIS</text:p>
          </table:table-cell>
          <table:table-cell office:value-type="float" office:value="1277.0342" calcext:value-type="float">
            <text:p>1277.0342</text:p>
          </table:table-cell>
          <table:table-cell office:value-type="string" calcext:value-type="string">
            <text:p>LOUISIANA-STATE</text:p>
          </table:table-cell>
          <table:table-cell office:value-type="float" office:value="1193.2554" calcext:value-type="float">
            <text:p>1193.2554</text:p>
          </table:table-cell>
          <table:table-cell office:value-type="string" calcext:value-type="string">
            <text:p>LOUISIANA-STATE</text:p>
          </table:table-cell>
          <table:table-cell office:value-type="float" office:value="2386.5107" calcext:value-type="float">
            <text:p>2386.5107</text:p>
          </table:table-cell>
          <table:table-cell office:value-type="string" calcext:value-type="string">
            <text:p>WISCONSIN</text:p>
          </table:table-cell>
          <table:table-cell office:value-type="float" office:value="2243.7993" calcext:value-type="float">
            <text:p>2243.7993</text:p>
          </table:table-cell>
        </table:table-row>
        <table:table-row table:style-name="ro1">
          <table:table-cell/>
          <table:table-cell table:formula="of:=[.B87]+1" office:value-type="float" office:value="5" calcext:value-type="float">
            <text:p>5</text:p>
          </table:table-cell>
          <table:table-cell table:number-columns-repeated="2" office:value-type="string" calcext:value-type="string">
            <text:p>oregon</text:p>
          </table:table-cell>
          <table:table-cell/>
          <table:table-cell office:value-type="string" calcext:value-type="string">
            <text:p>MINNESOTA</text:p>
          </table:table-cell>
          <table:table-cell office:value-type="float" office:value="1121.2192" calcext:value-type="float">
            <text:p>1121.2192</text:p>
          </table:table-cell>
          <table:table-cell office:value-type="string" calcext:value-type="string">
            <text:p>OKLAHOMA</text:p>
          </table:table-cell>
          <table:table-cell office:value-type="float" office:value="1152.7628" calcext:value-type="float">
            <text:p>1152.7628</text:p>
          </table:table-cell>
          <table:table-cell office:value-type="string" calcext:value-type="string">
            <text:p>OKLAHOMA</text:p>
          </table:table-cell>
          <table:table-cell office:value-type="float" office:value="1274.5334" calcext:value-type="float">
            <text:p>1274.5334</text:p>
          </table:table-cell>
          <table:table-cell office:value-type="string" calcext:value-type="string">
            <text:p>NAVY</text:p>
          </table:table-cell>
          <table:table-cell office:value-type="float" office:value="1191.4681" calcext:value-type="float">
            <text:p>1191.4681</text:p>
          </table:table-cell>
          <table:table-cell office:value-type="string" calcext:value-type="string">
            <text:p>NAVY</text:p>
          </table:table-cell>
          <table:table-cell office:value-type="float" office:value="2382.9363" calcext:value-type="float">
            <text:p>2382.9363</text:p>
          </table:table-cell>
          <table:table-cell office:value-type="string" calcext:value-type="string">
            <text:p>MINNESOTA</text:p>
          </table:table-cell>
          <table:table-cell office:value-type="float" office:value="2242.4385" calcext:value-type="float">
            <text:p>2242.4385</text:p>
          </table:table-cell>
        </table:table-row>
        <table:table-row table:style-name="ro1">
          <table:table-cell/>
          <table:table-cell table:formula="of:=[.B88]+1" office:value-type="float" office:value="6" calcext:value-type="float">
            <text:p>6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oklahoma</text:p>
          </table:table-cell>
          <table:table-cell/>
          <table:table-cell office:value-type="string" calcext:value-type="string">
            <text:p>LOUISIANA-STATE</text:p>
          </table:table-cell>
          <table:table-cell office:value-type="float" office:value="1120.0996" calcext:value-type="float">
            <text:p>1120.0996</text:p>
          </table:table-cell>
          <table:table-cell office:value-type="string" calcext:value-type="string">
            <text:p>APPALACHIAN-STATE</text:p>
          </table:table-cell>
          <table:table-cell office:value-type="float" office:value="1150.5283" calcext:value-type="float">
            <text:p>1150.5283</text:p>
          </table:table-cell>
          <table:table-cell office:value-type="string" calcext:value-type="string">
            <text:p>APPALACHIAN-STATE</text:p>
          </table:table-cell>
          <table:table-cell office:value-type="float" office:value="1253.3555" calcext:value-type="float">
            <text:p>1253.3555</text:p>
          </table:table-cell>
          <table:table-cell office:value-type="string" calcext:value-type="string">
            <text:p>PENN-STATE</text:p>
          </table:table-cell>
          <table:table-cell office:value-type="float" office:value="1189.1367" calcext:value-type="float">
            <text:p>1189.1367</text:p>
          </table:table-cell>
          <table:table-cell office:value-type="string" calcext:value-type="string">
            <text:p>PENN-STATE</text:p>
          </table:table-cell>
          <table:table-cell office:value-type="float" office:value="2378.2734" calcext:value-type="float">
            <text:p>2378.2734</text:p>
          </table:table-cell>
          <table:table-cell office:value-type="string" calcext:value-type="string">
            <text:p>LOUISIANA-STATE</text:p>
          </table:table-cell>
          <table:table-cell office:value-type="float" office:value="2240.1992" calcext:value-type="float">
            <text:p>2240.1992</text:p>
          </table:table-cell>
        </table:table-row>
        <table:table-row table:style-name="ro1">
          <table:table-cell/>
          <table:table-cell table:formula="of:=[.B89]+1" office:value-type="float" office:value="7" calcext:value-type="float">
            <text:p>7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florida</text:p>
          </table:table-cell>
          <table:table-cell/>
          <table:table-cell office:value-type="string" calcext:value-type="string">
            <text:p>MICHIGAN</text:p>
          </table:table-cell>
          <table:table-cell office:value-type="float" office:value="1117.6407" calcext:value-type="float">
            <text:p>1117.6407</text:p>
          </table:table-cell>
          <table:table-cell office:value-type="string" calcext:value-type="string">
            <text:p>BOISE-STATE</text:p>
          </table:table-cell>
          <table:table-cell office:value-type="float" office:value="1140.3859" calcext:value-type="float">
            <text:p>1140.3859</text:p>
          </table:table-cell>
          <table:table-cell office:value-type="string" calcext:value-type="string">
            <text:p>BOISE-STATE</text:p>
          </table:table-cell>
          <table:table-cell office:value-type="float" office:value="1238.3558" calcext:value-type="float">
            <text:p>1238.3558</text:p>
          </table:table-cell>
          <table:table-cell office:value-type="string" calcext:value-type="string">
            <text:p>WISCONSIN</text:p>
          </table:table-cell>
          <table:table-cell office:value-type="float" office:value="1183.8025" calcext:value-type="float">
            <text:p>1183.8025</text:p>
          </table:table-cell>
          <table:table-cell office:value-type="string" calcext:value-type="string">
            <text:p>WISCONSIN</text:p>
          </table:table-cell>
          <table:table-cell office:value-type="float" office:value="2367.605" calcext:value-type="float">
            <text:p>2367.605</text:p>
          </table:table-cell>
          <table:table-cell office:value-type="string" calcext:value-type="string">
            <text:p>MICHIGAN</text:p>
          </table:table-cell>
          <table:table-cell office:value-type="float" office:value="2235.2815" calcext:value-type="float">
            <text:p>2235.2815</text:p>
          </table:table-cell>
        </table:table-row>
        <table:table-row table:style-name="ro1">
          <table:table-cell/>
          <table:table-cell table:formula="of:=[.B90]+1" office:value-type="float" office:value="8" calcext:value-type="float">
            <text:p>8</text:p>
          </table:table-cell>
          <table:table-cell table:number-columns-repeated="2" office:value-type="string" calcext:value-type="string">
            <text:p>alabama</text:p>
          </table:table-cell>
          <table:table-cell/>
          <table:table-cell office:value-type="string" calcext:value-type="string">
            <text:p>IOWA</text:p>
          </table:table-cell>
          <table:table-cell office:value-type="float" office:value="1116.3223" calcext:value-type="float">
            <text:p>1116.3223</text:p>
          </table:table-cell>
          <table:table-cell office:value-type="string" calcext:value-type="string">
            <text:p>OREGON</text:p>
          </table:table-cell>
          <table:table-cell office:value-type="float" office:value="1124.5159" calcext:value-type="float">
            <text:p>1124.5159</text:p>
          </table:table-cell>
          <table:table-cell office:value-type="string" calcext:value-type="string">
            <text:p>OREGON</text:p>
          </table:table-cell>
          <table:table-cell office:value-type="float" office:value="1221.6797" calcext:value-type="float">
            <text:p>1221.6797</text:p>
          </table:table-cell>
          <table:table-cell office:value-type="string" calcext:value-type="string">
            <text:p>MICHIGAN</text:p>
          </table:table-cell>
          <table:table-cell office:value-type="float" office:value="1178.7478" calcext:value-type="float">
            <text:p>1178.7478</text:p>
          </table:table-cell>
          <table:table-cell office:value-type="string" calcext:value-type="string">
            <text:p>MICHIGAN</text:p>
          </table:table-cell>
          <table:table-cell office:value-type="float" office:value="2357.4956" calcext:value-type="float">
            <text:p>2357.4956</text:p>
          </table:table-cell>
          <table:table-cell office:value-type="string" calcext:value-type="string">
            <text:p>IOWA</text:p>
          </table:table-cell>
          <table:table-cell office:value-type="float" office:value="2232.6445" calcext:value-type="float">
            <text:p>2232.6445</text:p>
          </table:table-cell>
        </table:table-row>
        <table:table-row table:style-name="ro1">
          <table:table-cell/>
          <table:table-cell table:formula="of:=[.B91]+1" office:value-type="float" office:value="9" calcext:value-type="float">
            <text:p>9</text:p>
          </table:table-cell>
          <table:table-cell table:number-columns-repeated="2" office:value-type="string" calcext:value-type="string">
            <text:p>penn state</text:p>
          </table:table-cell>
          <table:table-cell/>
          <table:table-cell office:value-type="string" calcext:value-type="string">
            <text:p>OKLAHOMA</text:p>
          </table:table-cell>
          <table:table-cell office:value-type="float" office:value="1111.707" calcext:value-type="float">
            <text:p>1111.707</text:p>
          </table:table-cell>
          <table:table-cell office:value-type="string" calcext:value-type="string">
            <text:p>GEORGIA</text:p>
          </table:table-cell>
          <table:table-cell office:value-type="float" office:value="1120.8204" calcext:value-type="float">
            <text:p>1120.8204</text:p>
          </table:table-cell>
          <table:table-cell office:value-type="string" calcext:value-type="string">
            <text:p>GEORGIA</text:p>
          </table:table-cell>
          <table:table-cell office:value-type="float" office:value="1212.9438" calcext:value-type="float">
            <text:p>1212.9438</text:p>
          </table:table-cell>
          <table:table-cell office:value-type="string" calcext:value-type="string">
            <text:p>OREGON</text:p>
          </table:table-cell>
          <table:table-cell office:value-type="float" office:value="1178.1909" calcext:value-type="float">
            <text:p>1178.1909</text:p>
          </table:table-cell>
          <table:table-cell office:value-type="string" calcext:value-type="string">
            <text:p>OREGON</text:p>
          </table:table-cell>
          <table:table-cell office:value-type="float" office:value="2356.3818" calcext:value-type="float">
            <text:p>2356.3818</text:p>
          </table:table-cell>
          <table:table-cell office:value-type="string" calcext:value-type="string">
            <text:p>OKLAHOMA</text:p>
          </table:table-cell>
          <table:table-cell office:value-type="float" office:value="2223.414" calcext:value-type="float">
            <text:p>2223.414</text:p>
          </table:table-cell>
        </table:table-row>
        <table:table-row table:style-name="ro1">
          <table:table-cell/>
          <table:table-cell table:formula="of:=[.B92]+1" office:value-type="float" office:value="10" calcext:value-type="float">
            <text:p>10</text:p>
          </table:table-cell>
          <table:table-cell table:number-columns-repeated="2" office:value-type="string" calcext:value-type="string">
            <text:p>minnesota</text:p>
          </table:table-cell>
          <table:table-cell/>
          <table:table-cell office:value-type="string" calcext:value-type="string">
            <text:p>NAVY</text:p>
          </table:table-cell>
          <table:table-cell office:value-type="float" office:value="1109.8232" calcext:value-type="float">
            <text:p>1109.8232</text:p>
          </table:table-cell>
          <table:table-cell office:value-type="string" calcext:value-type="string">
            <text:p>UTAH</text:p>
          </table:table-cell>
          <table:table-cell office:value-type="float" office:value="1117.3485" calcext:value-type="float">
            <text:p>1117.3485</text:p>
          </table:table-cell>
          <table:table-cell office:value-type="string" calcext:value-type="string">
            <text:p>NOTRE-DAME</text:p>
          </table:table-cell>
          <table:table-cell office:value-type="float" office:value="1208.006" calcext:value-type="float">
            <text:p>1208.006</text:p>
          </table:table-cell>
          <table:table-cell office:value-type="string" calcext:value-type="string">
            <text:p>SOUTHERN-METHODIST</text:p>
          </table:table-cell>
          <table:table-cell office:value-type="float" office:value="1176.8484" calcext:value-type="float">
            <text:p>1176.8484</text:p>
          </table:table-cell>
          <table:table-cell office:value-type="string" calcext:value-type="string">
            <text:p>SOUTHERN-METHODIST</text:p>
          </table:table-cell>
          <table:table-cell office:value-type="float" office:value="2353.6968" calcext:value-type="float">
            <text:p>2353.6968</text:p>
          </table:table-cell>
          <table:table-cell office:value-type="string" calcext:value-type="string">
            <text:p>NAVY</text:p>
          </table:table-cell>
          <table:table-cell office:value-type="float" office:value="2219.6465" calcext:value-type="float">
            <text:p>2219.6465</text:p>
          </table:table-cell>
        </table:table-row>
        <table:table-row table:style-name="ro1">
          <table:table-cell/>
          <table:table-cell table:formula="of:=[.B93]+1" office:value-type="float" office:value="11" calcext:value-type="float">
            <text:p>11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otre dame</text:p>
          </table:table-cell>
          <table:table-cell/>
          <table:table-cell office:value-type="string" calcext:value-type="string">
            <text:p>SOUTHERN-METHODIST</text:p>
          </table:table-cell>
          <table:table-cell office:value-type="float" office:value="1105.3381" calcext:value-type="float">
            <text:p>1105.3381</text:p>
          </table:table-cell>
          <table:table-cell office:value-type="string" calcext:value-type="string">
            <text:p>NOTRE-DAME</text:p>
          </table:table-cell>
          <table:table-cell office:value-type="float" office:value="1114.3469" calcext:value-type="float">
            <text:p>1114.3469</text:p>
          </table:table-cell>
          <table:table-cell office:value-type="string" calcext:value-type="string">
            <text:p>UTAH</text:p>
          </table:table-cell>
          <table:table-cell office:value-type="float" office:value="1200.8895" calcext:value-type="float">
            <text:p>1200.8895</text:p>
          </table:table-cell>
          <table:table-cell office:value-type="string" calcext:value-type="string">
            <text:p>IOWA</text:p>
          </table:table-cell>
          <table:table-cell office:value-type="float" office:value="1176.3994" calcext:value-type="float">
            <text:p>1176.3994</text:p>
          </table:table-cell>
          <table:table-cell office:value-type="string" calcext:value-type="string">
            <text:p>IOWA</text:p>
          </table:table-cell>
          <table:table-cell office:value-type="float" office:value="2352.7988" calcext:value-type="float">
            <text:p>2352.7988</text:p>
          </table:table-cell>
          <table:table-cell office:value-type="string" calcext:value-type="string">
            <text:p>SOUTHERN-METHODIST</text:p>
          </table:table-cell>
          <table:table-cell office:value-type="float" office:value="2210.6763" calcext:value-type="float">
            <text:p>2210.6763</text:p>
          </table:table-cell>
        </table:table-row>
        <table:table-row table:style-name="ro1">
          <table:table-cell/>
          <table:table-cell table:formula="of:=[.B94]+1" office:value-type="float" office:value="12" calcext:value-type="float">
            <text:p>12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baylor</text:p>
          </table:table-cell>
          <table:table-cell/>
          <table:table-cell office:value-type="string" calcext:value-type="string">
            <text:p>OREGON</text:p>
          </table:table-cell>
          <table:table-cell office:value-type="float" office:value="1102.7661" calcext:value-type="float">
            <text:p>1102.7661</text:p>
          </table:table-cell>
          <table:table-cell office:value-type="string" calcext:value-type="string">
            <text:p>BAYLOR</text:p>
          </table:table-cell>
          <table:table-cell office:value-type="float" office:value="1112.9536" calcext:value-type="float">
            <text:p>1112.9536</text:p>
          </table:table-cell>
          <table:table-cell office:value-type="string" calcext:value-type="string">
            <text:p>NAVY</text:p>
          </table:table-cell>
          <table:table-cell office:value-type="float" office:value="1199.9651" calcext:value-type="float">
            <text:p>1199.9651</text:p>
          </table:table-cell>
          <table:table-cell office:value-type="string" calcext:value-type="string">
            <text:p>MINNESOTA</text:p>
          </table:table-cell>
          <table:table-cell office:value-type="float" office:value="1173.1448" calcext:value-type="float">
            <text:p>1173.1448</text:p>
          </table:table-cell>
          <table:table-cell office:value-type="string" calcext:value-type="string">
            <text:p>MINNESOTA</text:p>
          </table:table-cell>
          <table:table-cell office:value-type="float" office:value="2346.2896" calcext:value-type="float">
            <text:p>2346.2896</text:p>
          </table:table-cell>
          <table:table-cell office:value-type="string" calcext:value-type="string">
            <text:p>OREGON</text:p>
          </table:table-cell>
          <table:table-cell office:value-type="float" office:value="2205.5322" calcext:value-type="float">
            <text:p>2205.5322</text:p>
          </table:table-cell>
        </table:table-row>
        <table:table-row table:style-name="ro1">
          <table:table-cell/>
          <table:table-cell table:formula="of:=[.B95]+1" office:value-type="float" office:value="13" calcext:value-type="float">
            <text:p>13</text:p>
          </table:table-cell>
          <table:table-cell office:value-type="string" calcext:value-type="string">
            <text:p>baylor</text:p>
          </table:table-cell>
          <table:table-cell office:value-type="string" calcext:value-type="string">
            <text:p>wisconsin</text:p>
          </table:table-cell>
          <table:table-cell/>
          <table:table-cell office:value-type="string" calcext:value-type="string">
            <text:p>CINCINNATI</text:p>
          </table:table-cell>
          <table:table-cell office:value-type="float" office:value="1100.6062" calcext:value-type="float">
            <text:p>1100.6062</text:p>
          </table:table-cell>
          <table:table-cell office:value-type="string" calcext:value-type="string">
            <text:p>AIR-FORCE</text:p>
          </table:table-cell>
          <table:table-cell office:value-type="float" office:value="1110.768" calcext:value-type="float">
            <text:p>1110.768</text:p>
          </table:table-cell>
          <table:table-cell office:value-type="string" calcext:value-type="string">
            <text:p>AIR-FORCE</text:p>
          </table:table-cell>
          <table:table-cell office:value-type="float" office:value="1197.8691" calcext:value-type="float">
            <text:p>1197.8691</text:p>
          </table:table-cell>
          <table:table-cell office:value-type="string" calcext:value-type="string">
            <text:p>CINCINNATI</text:p>
          </table:table-cell>
          <table:table-cell office:value-type="float" office:value="1172.4202" calcext:value-type="float">
            <text:p>1172.4202</text:p>
          </table:table-cell>
          <table:table-cell office:value-type="string" calcext:value-type="string">
            <text:p>CINCINNATI</text:p>
          </table:table-cell>
          <table:table-cell office:value-type="float" office:value="2344.8403" calcext:value-type="float">
            <text:p>2344.8403</text:p>
          </table:table-cell>
          <table:table-cell office:value-type="string" calcext:value-type="string">
            <text:p>CINCINNATI</text:p>
          </table:table-cell>
          <table:table-cell office:value-type="float" office:value="2201.2124" calcext:value-type="float">
            <text:p>2201.2124</text:p>
          </table:table-cell>
        </table:table-row>
        <table:table-row table:style-name="ro1">
          <table:table-cell/>
          <table:table-cell table:formula="of:=[.B96]+1" office:value-type="float" office:value="14" calcext:value-type="float">
            <text:p>14</text:p>
          </table:table-cell>
          <table:table-cell table:number-columns-repeated="2" office:value-type="string" calcext:value-type="string">
            <text:p>auburn</text:p>
          </table:table-cell>
          <table:table-cell/>
          <table:table-cell office:value-type="string" calcext:value-type="string">
            <text:p>INDIANA</text:p>
          </table:table-cell>
          <table:table-cell office:value-type="float" office:value="1100.0999" calcext:value-type="float">
            <text:p>1100.0999</text:p>
          </table:table-cell>
          <table:table-cell office:value-type="string" calcext:value-type="string">
            <text:p>NAVY</text:p>
          </table:table-cell>
          <table:table-cell office:value-type="float" office:value="1110.7084" calcext:value-type="float">
            <text:p>1110.7084</text:p>
          </table:table-cell>
          <table:table-cell office:value-type="string" calcext:value-type="string">
            <text:p>PENN-STATE</text:p>
          </table:table-cell>
          <table:table-cell office:value-type="float" office:value="1189.3676" calcext:value-type="float">
            <text:p>1189.3676</text:p>
          </table:table-cell>
          <table:table-cell office:value-type="string" calcext:value-type="string">
            <text:p>UTAH</text:p>
          </table:table-cell>
          <table:table-cell office:value-type="float" office:value="1167.7959" calcext:value-type="float">
            <text:p>1167.7959</text:p>
          </table:table-cell>
          <table:table-cell office:value-type="string" calcext:value-type="string">
            <text:p>UTAH</text:p>
          </table:table-cell>
          <table:table-cell office:value-type="float" office:value="2335.5918" calcext:value-type="float">
            <text:p>2335.5918</text:p>
          </table:table-cell>
          <table:table-cell office:value-type="string" calcext:value-type="string">
            <text:p>INDIANA</text:p>
          </table:table-cell>
          <table:table-cell office:value-type="float" office:value="2200.1997" calcext:value-type="float">
            <text:p>2200.1997</text:p>
          </table:table-cell>
        </table:table-row>
        <table:table-row table:style-name="ro1">
          <table:table-cell/>
          <table:table-cell table:formula="of:=[.B97]+1" office:value-type="float" office:value="15" calcext:value-type="float">
            <text:p>15</text:p>
          </table:table-cell>
          <table:table-cell table:number-columns-repeated="2" office:value-type="string" calcext:value-type="string">
            <text:p>iowa</text:p>
          </table:table-cell>
          <table:table-cell/>
          <table:table-cell office:value-type="string" calcext:value-type="string">
            <text:p>UTAH</text:p>
          </table:table-cell>
          <table:table-cell office:value-type="float" office:value="1099.1825" calcext:value-type="float">
            <text:p>1099.1825</text:p>
          </table:table-cell>
          <table:table-cell office:value-type="string" calcext:value-type="string">
            <text:p>PENN-STATE</text:p>
          </table:table-cell>
          <table:table-cell office:value-type="float" office:value="1108.0768" calcext:value-type="float">
            <text:p>1108.0768</text:p>
          </table:table-cell>
          <table:table-cell office:value-type="string" calcext:value-type="string">
            <text:p>BAYLOR</text:p>
          </table:table-cell>
          <table:table-cell office:value-type="float" office:value="1189.0797" calcext:value-type="float">
            <text:p>1189.0797</text:p>
          </table:table-cell>
          <table:table-cell office:value-type="string" calcext:value-type="string">
            <text:p>CENTRAL-FLORIDA</text:p>
          </table:table-cell>
          <table:table-cell office:value-type="float" office:value="1157.3651" calcext:value-type="float">
            <text:p>1157.3651</text:p>
          </table:table-cell>
          <table:table-cell office:value-type="string" calcext:value-type="string">
            <text:p>CENTRAL-FLORIDA</text:p>
          </table:table-cell>
          <table:table-cell office:value-type="float" office:value="2314.7302" calcext:value-type="float">
            <text:p>2314.7302</text:p>
          </table:table-cell>
          <table:table-cell office:value-type="string" calcext:value-type="string">
            <text:p>UTAH</text:p>
          </table:table-cell>
          <table:table-cell office:value-type="float" office:value="2198.365" calcext:value-type="float">
            <text:p>2198.365</text:p>
          </table:table-cell>
        </table:table-row>
        <table:table-row table:style-name="ro1">
          <table:table-cell/>
          <table:table-cell table:formula="of:=[.B98]+1" office:value-type="float" office:value="16" calcext:value-type="float">
            <text:p>16</text:p>
          </table:table-cell>
          <table:table-cell table:number-columns-repeated="2" office:value-type="string" calcext:value-type="string">
            <text:p>utah</text:p>
          </table:table-cell>
          <table:table-cell/>
          <table:table-cell office:value-type="string" calcext:value-type="string">
            <text:p>GEORGIA</text:p>
          </table:table-cell>
          <table:table-cell office:value-type="float" office:value="1092.7605" calcext:value-type="float">
            <text:p>1092.7605</text:p>
          </table:table-cell>
          <table:table-cell office:value-type="string" calcext:value-type="string">
            <text:p>FLORIDA</text:p>
          </table:table-cell>
          <table:table-cell office:value-type="float" office:value="1107.415" calcext:value-type="float">
            <text:p>1107.415</text:p>
          </table:table-cell>
          <table:table-cell office:value-type="string" calcext:value-type="string">
            <text:p>FLORIDA</text:p>
          </table:table-cell>
          <table:table-cell office:value-type="float" office:value="1188.0133" calcext:value-type="float">
            <text:p>1188.0133</text:p>
          </table:table-cell>
          <table:table-cell office:value-type="string" calcext:value-type="string">
            <text:p>BAYLOR</text:p>
          </table:table-cell>
          <table:table-cell office:value-type="float" office:value="1151.7871" calcext:value-type="float">
            <text:p>1151.7871</text:p>
          </table:table-cell>
          <table:table-cell office:value-type="string" calcext:value-type="string">
            <text:p>BAYLOR</text:p>
          </table:table-cell>
          <table:table-cell office:value-type="float" office:value="2303.5742" calcext:value-type="float">
            <text:p>2303.5742</text:p>
          </table:table-cell>
          <table:table-cell office:value-type="string" calcext:value-type="string">
            <text:p>GEORGIA</text:p>
          </table:table-cell>
          <table:table-cell office:value-type="float" office:value="2185.521" calcext:value-type="float">
            <text:p>2185.52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eorgi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LABAMA</text:p>
          </table:table-cell>
          <table:table-cell office:value-type="float" office:value="1170.9014" calcext:value-type="float">
            <text:p>1170.9014</text:p>
          </table:table-cell>
          <table:table-cell office:value-type="string" calcext:value-type="string">
            <text:p>CINCINNATI</text:p>
          </table:table-cell>
          <table:table-cell office:value-type="float" office:value="1167.7318" calcext:value-type="float">
            <text:p>1167.7318</text:p>
          </table:table-cell>
          <table:table-cell office:value-type="string" calcext:value-type="string">
            <text:p>CINCINNATI</text:p>
          </table:table-cell>
          <table:table-cell office:value-type="float" office:value="1287.521" calcext:value-type="float">
            <text:p>1287.521</text:p>
          </table:table-cell>
          <table:table-cell office:value-type="string" calcext:value-type="string">
            <text:p>ALABAMA</text:p>
          </table:table-cell>
          <table:table-cell office:value-type="float" office:value="1259.515" calcext:value-type="float">
            <text:p>1259.515</text:p>
          </table:table-cell>
          <table:table-cell office:value-type="string" calcext:value-type="string">
            <text:p>ALABAMA</text:p>
          </table:table-cell>
          <table:table-cell office:value-type="float" office:value="2519.03" calcext:value-type="float">
            <text:p>2519.03</text:p>
          </table:table-cell>
          <table:table-cell office:value-type="string" calcext:value-type="string">
            <text:p>ALABAMA</text:p>
          </table:table-cell>
          <table:table-cell office:value-type="float" office:value="2341.8027" calcext:value-type="float">
            <text:p>2341.8027</text:p>
          </table:table-cell>
        </table:table-row>
        <table:table-row table:style-name="ro1">
          <table:table-cell/>
          <table:table-cell table:formula="of:=[.B100]+1" office:value-type="float" office:value="2" calcext:value-type="float">
            <text:p>2</text:p>
          </table:table-cell>
          <table:table-cell table:number-columns-repeated="2" office:value-type="string" calcext:value-type="string">
            <text:p>alabam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EORGIA</text:p>
          </table:table-cell>
          <table:table-cell office:value-type="float" office:value="1167.3247" calcext:value-type="float">
            <text:p>1167.3247</text:p>
          </table:table-cell>
          <table:table-cell office:value-type="string" calcext:value-type="string">
            <text:p>MICHIGAN</text:p>
          </table:table-cell>
          <table:table-cell office:value-type="float" office:value="1149.9403" calcext:value-type="float">
            <text:p>1149.9403</text:p>
          </table:table-cell>
          <table:table-cell office:value-type="string" calcext:value-type="string">
            <text:p>MICHIGAN</text:p>
          </table:table-cell>
          <table:table-cell office:value-type="float" office:value="1266.0397" calcext:value-type="float">
            <text:p>1266.0397</text:p>
          </table:table-cell>
          <table:table-cell office:value-type="string" calcext:value-type="string">
            <text:p>GEORGIA</text:p>
          </table:table-cell>
          <table:table-cell office:value-type="float" office:value="1247.2852" calcext:value-type="float">
            <text:p>1247.2852</text:p>
          </table:table-cell>
          <table:table-cell office:value-type="string" calcext:value-type="string">
            <text:p>GEORGIA</text:p>
          </table:table-cell>
          <table:table-cell office:value-type="float" office:value="2494.5703" calcext:value-type="float">
            <text:p>2494.5703</text:p>
          </table:table-cell>
          <table:table-cell office:value-type="string" calcext:value-type="string">
            <text:p>GEORGIA</text:p>
          </table:table-cell>
          <table:table-cell office:value-type="float" office:value="2334.6494" calcext:value-type="float">
            <text:p>2334.6494</text:p>
          </table:table-cell>
        </table:table-row>
        <table:table-row table:style-name="ro1">
          <table:table-cell/>
          <table:table-cell table:formula="of:=[.B101]+1" office:value-type="float" office:value="3" calcext:value-type="float">
            <text:p>3</text:p>
          </table:table-cell>
          <table:table-cell table:number-columns-repeated="2" office:value-type="string" calcext:value-type="string">
            <text:p>michiga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MISSISSIPPI</text:p>
          </table:table-cell>
          <table:table-cell office:value-type="float" office:value="1154.2864" calcext:value-type="float">
            <text:p>1154.2864</text:p>
          </table:table-cell>
          <table:table-cell office:value-type="string" calcext:value-type="string">
            <text:p>ALABAMA</text:p>
          </table:table-cell>
          <table:table-cell office:value-type="float" office:value="1148.9181" calcext:value-type="float">
            <text:p>1148.9181</text:p>
          </table:table-cell>
          <table:table-cell office:value-type="string" calcext:value-type="string">
            <text:p>ALABAMA</text:p>
          </table:table-cell>
          <table:table-cell office:value-type="float" office:value="1265.1465" calcext:value-type="float">
            <text:p>1265.1465</text:p>
          </table:table-cell>
          <table:table-cell office:value-type="string" calcext:value-type="string">
            <text:p>MISSISSIPPI</text:p>
          </table:table-cell>
          <table:table-cell office:value-type="float" office:value="1234.8901" calcext:value-type="float">
            <text:p>1234.8901</text:p>
          </table:table-cell>
          <table:table-cell office:value-type="string" calcext:value-type="string">
            <text:p>MISSISSIPPI</text:p>
          </table:table-cell>
          <table:table-cell office:value-type="float" office:value="2469.7803" calcext:value-type="float">
            <text:p>2469.7803</text:p>
          </table:table-cell>
          <table:table-cell office:value-type="string" calcext:value-type="string">
            <text:p>MISSISSIPPI</text:p>
          </table:table-cell>
          <table:table-cell office:value-type="float" office:value="2308.5728" calcext:value-type="float">
            <text:p>2308.5728</text:p>
          </table:table-cell>
        </table:table-row>
        <table:table-row table:style-name="ro1">
          <table:table-cell/>
          <table:table-cell table:formula="of:=[.B102]+1" office:value-type="float" office:value="4" calcext:value-type="float">
            <text:p>4</text:p>
          </table:table-cell>
          <table:table-cell table:number-columns-repeated="3" office:value-type="string" calcext:value-type="string">
            <text:p>cincinnati</text:p>
          </table:table-cell>
          <table:table-cell office:value-type="string" calcext:value-type="string">
            <text:p>MICHIGAN</text:p>
          </table:table-cell>
          <table:table-cell office:value-type="float" office:value="1133.917" calcext:value-type="float">
            <text:p>1133.917</text:p>
          </table:table-cell>
          <table:table-cell office:value-type="string" calcext:value-type="string">
            <text:p>LOUISIANA</text:p>
          </table:table-cell>
          <table:table-cell office:value-type="float" office:value="1146.4431" calcext:value-type="float">
            <text:p>1146.4431</text:p>
          </table:table-cell>
          <table:table-cell office:value-type="string" calcext:value-type="string">
            <text:p>LOUISIANA</text:p>
          </table:table-cell>
          <table:table-cell office:value-type="float" office:value="1254.4553" calcext:value-type="float">
            <text:p>1254.4553</text:p>
          </table:table-cell>
          <table:table-cell office:value-type="string" calcext:value-type="string">
            <text:p>MICHIGAN</text:p>
          </table:table-cell>
          <table:table-cell office:value-type="float" office:value="1218.935" calcext:value-type="float">
            <text:p>1218.935</text:p>
          </table:table-cell>
          <table:table-cell office:value-type="string" calcext:value-type="string">
            <text:p>MICHIGAN</text:p>
          </table:table-cell>
          <table:table-cell office:value-type="float" office:value="2437.87" calcext:value-type="float">
            <text:p>2437.87</text:p>
          </table:table-cell>
          <table:table-cell office:value-type="string" calcext:value-type="string">
            <text:p>MICHIGAN</text:p>
          </table:table-cell>
          <table:table-cell office:value-type="float" office:value="2267.834" calcext:value-type="float">
            <text:p>2267.834</text:p>
          </table:table-cell>
        </table:table-row>
        <table:table-row table:style-name="ro1">
          <table:table-cell/>
          <table:table-cell table:formula="of:=[.B103]+1" office:value-type="float" office:value="5" calcext:value-type="float">
            <text:p>5</text:p>
          </table:table-cell>
          <table:table-cell office:value-type="string" calcext:value-type="string">
            <text:p>baylor</text:p>
          </table:table-cell>
          <table:table-cell office:value-type="string" calcext:value-type="string">
            <text:p>ohio state</text:p>
          </table:table-cell>
          <table:table-cell/>
          <table:table-cell office:value-type="string" calcext:value-type="string">
            <text:p>KENTUCKY</text:p>
          </table:table-cell>
          <table:table-cell office:value-type="float" office:value="1133.4377" calcext:value-type="float">
            <text:p>1133.4377</text:p>
          </table:table-cell>
          <table:table-cell office:value-type="string" calcext:value-type="string">
            <text:p>GEORGIA</text:p>
          </table:table-cell>
          <table:table-cell office:value-type="float" office:value="1141.765" calcext:value-type="float">
            <text:p>1141.765</text:p>
          </table:table-cell>
          <table:table-cell office:value-type="string" calcext:value-type="string">
            <text:p>BAYLOR</text:p>
          </table:table-cell>
          <table:table-cell office:value-type="float" office:value="1242.616" calcext:value-type="float">
            <text:p>1242.616</text:p>
          </table:table-cell>
          <table:table-cell office:value-type="string" calcext:value-type="string">
            <text:p>CINCINNATI</text:p>
          </table:table-cell>
          <table:table-cell office:value-type="float" office:value="1196.0132" calcext:value-type="float">
            <text:p>1196.0132</text:p>
          </table:table-cell>
          <table:table-cell office:value-type="string" calcext:value-type="string">
            <text:p>CINCINNATI</text:p>
          </table:table-cell>
          <table:table-cell office:value-type="float" office:value="2392.0264" calcext:value-type="float">
            <text:p>2392.0264</text:p>
          </table:table-cell>
          <table:table-cell office:value-type="string" calcext:value-type="string">
            <text:p>KENTUCKY</text:p>
          </table:table-cell>
          <table:table-cell office:value-type="float" office:value="2266.8755" calcext:value-type="float">
            <text:p>2266.8755</text:p>
          </table:table-cell>
        </table:table-row>
        <table:table-row table:style-name="ro1">
          <table:table-cell/>
          <table:table-cell table:formula="of:=[.B104]+1" office:value-type="float" office:value="6" calcext:value-type="float">
            <text:p>6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baylor</text:p>
          </table:table-cell>
          <table:table-cell/>
          <table:table-cell office:value-type="string" calcext:value-type="string">
            <text:p>ARKANSAS</text:p>
          </table:table-cell>
          <table:table-cell office:value-type="float" office:value="1127.9395" calcext:value-type="float">
            <text:p>1127.9395</text:p>
          </table:table-cell>
          <table:table-cell office:value-type="string" calcext:value-type="string">
            <text:p>TEXAS-SAN-ANTONIO</text:p>
          </table:table-cell>
          <table:table-cell office:value-type="float" office:value="1132.8516" calcext:value-type="float">
            <text:p>1132.8516</text:p>
          </table:table-cell>
          <table:table-cell office:value-type="string" calcext:value-type="string">
            <text:p>GEORGIA</text:p>
          </table:table-cell>
          <table:table-cell office:value-type="float" office:value="1240.6868" calcext:value-type="float">
            <text:p>1240.6868</text:p>
          </table:table-cell>
          <table:table-cell office:value-type="string" calcext:value-type="string">
            <text:p>ARKANSAS</text:p>
          </table:table-cell>
          <table:table-cell office:value-type="float" office:value="1189.7429" calcext:value-type="float">
            <text:p>1189.7429</text:p>
          </table:table-cell>
          <table:table-cell office:value-type="string" calcext:value-type="string">
            <text:p>ARKANSAS</text:p>
          </table:table-cell>
          <table:table-cell office:value-type="float" office:value="2379.4858" calcext:value-type="float">
            <text:p>2379.4858</text:p>
          </table:table-cell>
          <table:table-cell office:value-type="string" calcext:value-type="string">
            <text:p>ARKANSAS</text:p>
          </table:table-cell>
          <table:table-cell office:value-type="float" office:value="2255.879" calcext:value-type="float">
            <text:p>2255.879</text:p>
          </table:table-cell>
        </table:table-row>
        <table:table-row table:style-name="ro1">
          <table:table-cell/>
          <table:table-cell table:formula="of:=[.B105]+1" office:value-type="float" office:value="7" calcext:value-type="float">
            <text:p>7</text:p>
          </table:table-cell>
          <table:table-cell table:number-columns-repeated="2" office:value-type="string" calcext:value-type="string">
            <text:p>oklahoma state</text:p>
          </table:table-cell>
          <table:table-cell/>
          <table:table-cell office:value-type="string" calcext:value-type="string">
            <text:p>TEXAS-A&amp;M</text:p>
          </table:table-cell>
          <table:table-cell office:value-type="float" office:value="1125.8733" calcext:value-type="float">
            <text:p>1125.8733</text:p>
          </table:table-cell>
          <table:table-cell office:value-type="string" calcext:value-type="string">
            <text:p>BAYLOR</text:p>
          </table:table-cell>
          <table:table-cell office:value-type="float" office:value="1130.6786" calcext:value-type="float">
            <text:p>1130.6786</text:p>
          </table:table-cell>
          <table:table-cell office:value-type="string" calcext:value-type="string">
            <text:p>NOTRE-DAME</text:p>
          </table:table-cell>
          <table:table-cell office:value-type="float" office:value="1220.2545" calcext:value-type="float">
            <text:p>1220.2545</text:p>
          </table:table-cell>
          <table:table-cell office:value-type="string" calcext:value-type="string">
            <text:p>KENTUCKY</text:p>
          </table:table-cell>
          <table:table-cell office:value-type="float" office:value="1188.7584" calcext:value-type="float">
            <text:p>1188.7584</text:p>
          </table:table-cell>
          <table:table-cell office:value-type="string" calcext:value-type="string">
            <text:p>KENTUCKY</text:p>
          </table:table-cell>
          <table:table-cell office:value-type="float" office:value="2377.5168" calcext:value-type="float">
            <text:p>2377.5168</text:p>
          </table:table-cell>
          <table:table-cell office:value-type="string" calcext:value-type="string">
            <text:p>TEXAS-A&amp;M</text:p>
          </table:table-cell>
          <table:table-cell office:value-type="float" office:value="2251.7466" calcext:value-type="float">
            <text:p>2251.7466</text:p>
          </table:table-cell>
        </table:table-row>
        <table:table-row table:style-name="ro1">
          <table:table-cell/>
          <table:table-cell table:formula="of:=[.B106]+1" office:value-type="float" office:value="8" calcext:value-type="float">
            <text:p>8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mich state</text:p>
          </table:table-cell>
          <table:table-cell/>
          <table:table-cell office:value-type="string" calcext:value-type="string">
            <text:p>MISSISSIPPI-STATE</text:p>
          </table:table-cell>
          <table:table-cell office:value-type="float" office:value="1116.7173" calcext:value-type="float">
            <text:p>1116.7173</text:p>
          </table:table-cell>
          <table:table-cell office:value-type="string" calcext:value-type="string">
            <text:p>NOTRE-DAME</text:p>
          </table:table-cell>
          <table:table-cell office:value-type="float" office:value="1128.9883" calcext:value-type="float">
            <text:p>1128.9883</text:p>
          </table:table-cell>
          <table:table-cell office:value-type="string" calcext:value-type="string">
            <text:p>PITTSBURGH</text:p>
          </table:table-cell>
          <table:table-cell office:value-type="float" office:value="1219.8433" calcext:value-type="float">
            <text:p>1219.8433</text:p>
          </table:table-cell>
          <table:table-cell office:value-type="string" calcext:value-type="string">
            <text:p>OHIO-STATE</text:p>
          </table:table-cell>
          <table:table-cell office:value-type="float" office:value="1187.8949" calcext:value-type="float">
            <text:p>1187.8949</text:p>
          </table:table-cell>
          <table:table-cell office:value-type="string" calcext:value-type="string">
            <text:p>OHIO-STATE</text:p>
          </table:table-cell>
          <table:table-cell office:value-type="float" office:value="2375.7898" calcext:value-type="float">
            <text:p>2375.7898</text:p>
          </table:table-cell>
          <table:table-cell office:value-type="string" calcext:value-type="string">
            <text:p>MISSISSIPPI-STATE</text:p>
          </table:table-cell>
          <table:table-cell office:value-type="float" office:value="2233.4346" calcext:value-type="float">
            <text:p>2233.4346</text:p>
          </table:table-cell>
        </table:table-row>
        <table:table-row table:style-name="ro1">
          <table:table-cell/>
          <table:table-cell table:formula="of:=[.B107]+1" office:value-type="float" office:value="9" calcext:value-type="float">
            <text:p>9</text:p>
          </table:table-cell>
          <table:table-cell office:value-type="string" calcext:value-type="string">
            <text:p>mich state</text:p>
          </table:table-cell>
          <table:table-cell office:value-type="string" calcext:value-type="string">
            <text:p>notre dame</text:p>
          </table:table-cell>
          <table:table-cell/>
          <table:table-cell office:value-type="string" calcext:value-type="string">
            <text:p>TENNESSEE</text:p>
          </table:table-cell>
          <table:table-cell office:value-type="float" office:value="1116.1168" calcext:value-type="float">
            <text:p>1116.1168</text:p>
          </table:table-cell>
          <table:table-cell office:value-type="string" calcext:value-type="string">
            <text:p>PITTSBURGH</text:p>
          </table:table-cell>
          <table:table-cell office:value-type="float" office:value="1123.2483" calcext:value-type="float">
            <text:p>1123.2483</text:p>
          </table:table-cell>
          <table:table-cell office:value-type="string" calcext:value-type="string">
            <text:p>TEXAS-SAN-ANTONIO</text:p>
          </table:table-cell>
          <table:table-cell office:value-type="float" office:value="1217.4767" calcext:value-type="float">
            <text:p>1217.4767</text:p>
          </table:table-cell>
          <table:table-cell office:value-type="string" calcext:value-type="string">
            <text:p>TEXAS-A&amp;M</text:p>
          </table:table-cell>
          <table:table-cell office:value-type="float" office:value="1181.8787" calcext:value-type="float">
            <text:p>1181.8787</text:p>
          </table:table-cell>
          <table:table-cell office:value-type="string" calcext:value-type="string">
            <text:p>TEXAS-A&amp;M</text:p>
          </table:table-cell>
          <table:table-cell office:value-type="float" office:value="2363.7573" calcext:value-type="float">
            <text:p>2363.7573</text:p>
          </table:table-cell>
          <table:table-cell office:value-type="string" calcext:value-type="string">
            <text:p>TENNESSEE</text:p>
          </table:table-cell>
          <table:table-cell office:value-type="float" office:value="2232.2336" calcext:value-type="float">
            <text:p>2232.2336</text:p>
          </table:table-cell>
        </table:table-row>
        <table:table-row table:style-name="ro1">
          <table:table-cell/>
          <table:table-cell table:formula="of:=[.B108]+1" office:value-type="float" office:value="10" calcext:value-type="float">
            <text:p>10</text:p>
          </table:table-cell>
          <table:table-cell table:number-columns-repeated="2" office:value-type="string" calcext:value-type="string">
            <text:p>oklahoma</text:p>
          </table:table-cell>
          <table:table-cell/>
          <table:table-cell office:value-type="string" calcext:value-type="string">
            <text:p>OHIO-STATE</text:p>
          </table:table-cell>
          <table:table-cell office:value-type="float" office:value="1115.4915" calcext:value-type="float">
            <text:p>1115.4915</text:p>
          </table:table-cell>
          <table:table-cell office:value-type="string" calcext:value-type="string">
            <text:p>OKLAHOMA-STATE</text:p>
          </table:table-cell>
          <table:table-cell office:value-type="float" office:value="1120.0442" calcext:value-type="float">
            <text:p>1120.0442</text:p>
          </table:table-cell>
          <table:table-cell office:value-type="string" calcext:value-type="string">
            <text:p>MISSISSIPPI</text:p>
          </table:table-cell>
          <table:table-cell office:value-type="float" office:value="1215.8967" calcext:value-type="float">
            <text:p>1215.8967</text:p>
          </table:table-cell>
          <table:table-cell office:value-type="string" calcext:value-type="string">
            <text:p>MICHIGAN-STATE</text:p>
          </table:table-cell>
          <table:table-cell office:value-type="float" office:value="1177.3303" calcext:value-type="float">
            <text:p>1177.3303</text:p>
          </table:table-cell>
          <table:table-cell office:value-type="string" calcext:value-type="string">
            <text:p>MICHIGAN-STATE</text:p>
          </table:table-cell>
          <table:table-cell office:value-type="float" office:value="2354.6606" calcext:value-type="float">
            <text:p>2354.6606</text:p>
          </table:table-cell>
          <table:table-cell office:value-type="string" calcext:value-type="string">
            <text:p>OHIO-STATE</text:p>
          </table:table-cell>
          <table:table-cell office:value-type="float" office:value="2230.983" calcext:value-type="float">
            <text:p>2230.983</text:p>
          </table:table-cell>
        </table:table-row>
        <table:table-row table:style-name="ro1">
          <table:table-cell/>
          <table:table-cell table:formula="of:=[.B109]+1" office:value-type="float" office:value="11" calcext:value-type="float">
            <text:p>11</text:p>
          </table:table-cell>
          <table:table-cell table:number-columns-repeated="2" office:value-type="string" calcext:value-type="string">
            <text:p>ole miss</text:p>
          </table:table-cell>
          <table:table-cell/>
          <table:table-cell office:value-type="string" calcext:value-type="string">
            <text:p>MICHIGAN-STATE</text:p>
          </table:table-cell>
          <table:table-cell office:value-type="float" office:value="1111.9152" calcext:value-type="float">
            <text:p>1111.9152</text:p>
          </table:table-cell>
          <table:table-cell office:value-type="string" calcext:value-type="string">
            <text:p>MISSISSIPPI</text:p>
          </table:table-cell>
          <table:table-cell office:value-type="float" office:value="1115.6884" calcext:value-type="float">
            <text:p>1115.6884</text:p>
          </table:table-cell>
          <table:table-cell office:value-type="string" calcext:value-type="string">
            <text:p>OKLAHOMA-STATE</text:p>
          </table:table-cell>
          <table:table-cell office:value-type="float" office:value="1210.7802" calcext:value-type="float">
            <text:p>1210.7802</text:p>
          </table:table-cell>
          <table:table-cell office:value-type="string" calcext:value-type="string">
            <text:p>MISSISSIPPI-STATE</text:p>
          </table:table-cell>
          <table:table-cell office:value-type="float" office:value="1172.5178" calcext:value-type="float">
            <text:p>1172.5178</text:p>
          </table:table-cell>
          <table:table-cell office:value-type="string" calcext:value-type="string">
            <text:p>MISSISSIPPI-STATE</text:p>
          </table:table-cell>
          <table:table-cell office:value-type="float" office:value="2345.0356" calcext:value-type="float">
            <text:p>2345.0356</text:p>
          </table:table-cell>
          <table:table-cell office:value-type="string" calcext:value-type="string">
            <text:p>MICHIGAN-STATE</text:p>
          </table:table-cell>
          <table:table-cell office:value-type="float" office:value="2223.8303" calcext:value-type="float">
            <text:p>2223.8303</text:p>
          </table:table-cell>
        </table:table-row>
        <table:table-row table:style-name="ro1">
          <table:table-cell/>
          <table:table-cell table:formula="of:=[.B110]+1" office:value-type="float" office:value="12" calcext:value-type="float">
            <text:p>12</text:p>
          </table:table-cell>
          <table:table-cell table:number-columns-repeated="2" office:value-type="string" calcext:value-type="string">
            <text:p>utah</text:p>
          </table:table-cell>
          <table:table-cell/>
          <table:table-cell office:value-type="string" calcext:value-type="string">
            <text:p>LOUISIANA-STATE</text:p>
          </table:table-cell>
          <table:table-cell office:value-type="float" office:value="1106.1387" calcext:value-type="float">
            <text:p>1106.1387</text:p>
          </table:table-cell>
          <table:table-cell office:value-type="string" calcext:value-type="string">
            <text:p>SAN-DIEGO-STATE</text:p>
          </table:table-cell>
          <table:table-cell office:value-type="float" office:value="1113.3812" calcext:value-type="float">
            <text:p>1113.3812</text:p>
          </table:table-cell>
          <table:table-cell office:value-type="string" calcext:value-type="string">
            <text:p>OHIO-STATE</text:p>
          </table:table-cell>
          <table:table-cell office:value-type="float" office:value="1203.9595" calcext:value-type="float">
            <text:p>1203.9595</text:p>
          </table:table-cell>
          <table:table-cell office:value-type="string" calcext:value-type="string">
            <text:p>TENNESSEE</text:p>
          </table:table-cell>
          <table:table-cell office:value-type="float" office:value="1169.7509" calcext:value-type="float">
            <text:p>1169.7509</text:p>
          </table:table-cell>
          <table:table-cell office:value-type="string" calcext:value-type="string">
            <text:p>TENNESSEE</text:p>
          </table:table-cell>
          <table:table-cell office:value-type="float" office:value="2339.5017" calcext:value-type="float">
            <text:p>2339.5017</text:p>
          </table:table-cell>
          <table:table-cell office:value-type="string" calcext:value-type="string">
            <text:p>LOUISIANA-STATE</text:p>
          </table:table-cell>
          <table:table-cell office:value-type="float" office:value="2212.2773" calcext:value-type="float">
            <text:p>2212.2773</text:p>
          </table:table-cell>
        </table:table-row>
        <table:table-row table:style-name="ro1">
          <table:table-cell/>
          <table:table-cell table:formula="of:=[.B111]+1" office:value-type="float" office:value="13" calcext:value-type="float">
            <text:p>13</text:p>
          </table:table-cell>
          <table:table-cell table:number-columns-repeated="2" office:value-type="string" calcext:value-type="string">
            <text:p>pittsburgh</text:p>
          </table:table-cell>
          <table:table-cell/>
          <table:table-cell office:value-type="string" calcext:value-type="string">
            <text:p>IOWA</text:p>
          </table:table-cell>
          <table:table-cell office:value-type="float" office:value="1104.1489" calcext:value-type="float">
            <text:p>1104.1489</text:p>
          </table:table-cell>
          <table:table-cell office:value-type="string" calcext:value-type="string">
            <text:p>OHIO-STATE</text:p>
          </table:table-cell>
          <table:table-cell office:value-type="float" office:value="1113.0892" calcext:value-type="float">
            <text:p>1113.0892</text:p>
          </table:table-cell>
          <table:table-cell office:value-type="string" calcext:value-type="string">
            <text:p>UTAH</text:p>
          </table:table-cell>
          <table:table-cell office:value-type="float" office:value="1203.7532" calcext:value-type="float">
            <text:p>1203.7532</text:p>
          </table:table-cell>
          <table:table-cell office:value-type="string" calcext:value-type="string">
            <text:p>IOWA</text:p>
          </table:table-cell>
          <table:table-cell office:value-type="float" office:value="1164.1279" calcext:value-type="float">
            <text:p>1164.1279</text:p>
          </table:table-cell>
          <table:table-cell office:value-type="string" calcext:value-type="string">
            <text:p>IOWA</text:p>
          </table:table-cell>
          <table:table-cell office:value-type="float" office:value="2328.2559" calcext:value-type="float">
            <text:p>2328.2559</text:p>
          </table:table-cell>
          <table:table-cell office:value-type="string" calcext:value-type="string">
            <text:p>IOWA</text:p>
          </table:table-cell>
          <table:table-cell office:value-type="float" office:value="2208.2979" calcext:value-type="float">
            <text:p>2208.2979</text:p>
          </table:table-cell>
        </table:table-row>
        <table:table-row table:style-name="ro1">
          <table:table-cell/>
          <table:table-cell table:formula="of:=[.B112]+1" office:value-type="float" office:value="14" calcext:value-type="float">
            <text:p>14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wake forest</text:p>
          </table:table-cell>
          <table:table-cell/>
          <table:table-cell office:value-type="string" calcext:value-type="string">
            <text:p>SOUTH-CAROLINA</text:p>
          </table:table-cell>
          <table:table-cell office:value-type="float" office:value="1100.1163" calcext:value-type="float">
            <text:p>1100.1163</text:p>
          </table:table-cell>
          <table:table-cell office:value-type="string" calcext:value-type="string">
            <text:p>HOUSTON</text:p>
          </table:table-cell>
          <table:table-cell office:value-type="float" office:value="1110.8163" calcext:value-type="float">
            <text:p>1110.8163</text:p>
          </table:table-cell>
          <table:table-cell office:value-type="string" calcext:value-type="string">
            <text:p>SAN-DIEGO-STATE</text:p>
          </table:table-cell>
          <table:table-cell office:value-type="float" office:value="1190.4838" calcext:value-type="float">
            <text:p>1190.4838</text:p>
          </table:table-cell>
          <table:table-cell office:value-type="string" calcext:value-type="string">
            <text:p>LOUISIANA-STATE</text:p>
          </table:table-cell>
          <table:table-cell office:value-type="float" office:value="1158.4626" calcext:value-type="float">
            <text:p>1158.4626</text:p>
          </table:table-cell>
          <table:table-cell office:value-type="string" calcext:value-type="string">
            <text:p>LOUISIANA-STATE</text:p>
          </table:table-cell>
          <table:table-cell office:value-type="float" office:value="2316.9253" calcext:value-type="float">
            <text:p>2316.9253</text:p>
          </table:table-cell>
          <table:table-cell office:value-type="string" calcext:value-type="string">
            <text:p>SOUTH-CAROLINA</text:p>
          </table:table-cell>
          <table:table-cell office:value-type="float" office:value="2200.2327" calcext:value-type="float">
            <text:p>2200.2327</text:p>
          </table:table-cell>
        </table:table-row>
        <table:table-row table:style-name="ro1">
          <table:table-cell/>
          <table:table-cell table:formula="of:=[.B113]+1" office:value-type="float" office:value="15" calcext:value-type="float">
            <text:p>15</text:p>
          </table:table-cell>
          <table:table-cell office:value-type="string" calcext:value-type="string">
            <text:p>wake forest</text:p>
          </table:table-cell>
          <table:table-cell office:value-type="string" calcext:value-type="string">
            <text:p>kentucky</text:p>
          </table:table-cell>
          <table:table-cell/>
          <table:table-cell office:value-type="string" calcext:value-type="string">
            <text:p>FLORIDA</text:p>
          </table:table-cell>
          <table:table-cell office:value-type="float" office:value="1100.0171" calcext:value-type="float">
            <text:p>1100.0171</text:p>
          </table:table-cell>
          <table:table-cell office:value-type="string" calcext:value-type="string">
            <text:p>UTAH</text:p>
          </table:table-cell>
          <table:table-cell office:value-type="float" office:value="1106.7689" calcext:value-type="float">
            <text:p>1106.7689</text:p>
          </table:table-cell>
          <table:table-cell office:value-type="string" calcext:value-type="string">
            <text:p>HOUSTON</text:p>
          </table:table-cell>
          <table:table-cell office:value-type="float" office:value="1184.9049" calcext:value-type="float">
            <text:p>1184.9049</text:p>
          </table:table-cell>
          <table:table-cell office:value-type="string" calcext:value-type="string">
            <text:p>WISCONSIN</text:p>
          </table:table-cell>
          <table:table-cell office:value-type="float" office:value="1149.6503" calcext:value-type="float">
            <text:p>1149.6503</text:p>
          </table:table-cell>
          <table:table-cell office:value-type="string" calcext:value-type="string">
            <text:p>WISCONSIN</text:p>
          </table:table-cell>
          <table:table-cell office:value-type="float" office:value="2299.3005" calcext:value-type="float">
            <text:p>2299.3005</text:p>
          </table:table-cell>
          <table:table-cell office:value-type="string" calcext:value-type="string">
            <text:p>FLORIDA</text:p>
          </table:table-cell>
          <table:table-cell office:value-type="float" office:value="2200.0342" calcext:value-type="float">
            <text:p>2200.0342</text:p>
          </table:table-cell>
        </table:table-row>
        <table:table-row table:style-name="ro1">
          <table:table-cell/>
          <table:table-cell table:formula="of:=[.B114]+1" office:value-type="float" office:value="16" calcext:value-type="float">
            <text:p>16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clemson</text:p>
          </table:table-cell>
          <table:table-cell/>
          <table:table-cell office:value-type="string" calcext:value-type="string">
            <text:p>AUBURN</text:p>
          </table:table-cell>
          <table:table-cell office:value-type="float" office:value="1099.8026" calcext:value-type="float">
            <text:p>1099.8026</text:p>
          </table:table-cell>
          <table:table-cell office:value-type="string" calcext:value-type="string">
            <text:p>MICHIGAN-STATE</text:p>
          </table:table-cell>
          <table:table-cell office:value-type="float" office:value="1105.9368" calcext:value-type="float">
            <text:p>1105.9368</text:p>
          </table:table-cell>
          <table:table-cell office:value-type="string" calcext:value-type="string">
            <text:p>BRIGHAM-YOUNG</text:p>
          </table:table-cell>
          <table:table-cell office:value-type="float" office:value="1183.4512" calcext:value-type="float">
            <text:p>1183.4512</text:p>
          </table:table-cell>
          <table:table-cell office:value-type="string" calcext:value-type="string">
            <text:p>HOUSTON</text:p>
          </table:table-cell>
          <table:table-cell office:value-type="float" office:value="1144.7051" calcext:value-type="float">
            <text:p>1144.7051</text:p>
          </table:table-cell>
          <table:table-cell office:value-type="string" calcext:value-type="string">
            <text:p>HOUSTON</text:p>
          </table:table-cell>
          <table:table-cell office:value-type="float" office:value="2289.4102" calcext:value-type="float">
            <text:p>2289.4102</text:p>
          </table:table-cell>
          <table:table-cell office:value-type="string" calcext:value-type="string">
            <text:p>AUBURN</text:p>
          </table:table-cell>
          <table:table-cell office:value-type="float" office:value="2199.6052" calcext:value-type="float">
            <text:p>2199.605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georgia</text:p>
          </table:table-cell>
          <table:table-cell office:value-type="string" calcext:value-type="string">
            <text:p>GEORGIA</text:p>
          </table:table-cell>
          <table:table-cell office:value-type="float" office:value="1198.5544" calcext:value-type="float">
            <text:p>1198.5544</text:p>
          </table:table-cell>
          <table:table-cell office:value-type="string" calcext:value-type="string">
            <text:p>MICHIGAN</text:p>
          </table:table-cell>
          <table:table-cell office:value-type="float" office:value="1174.1897" calcext:value-type="float">
            <text:p>1174.1897</text:p>
          </table:table-cell>
          <table:table-cell office:value-type="string" calcext:value-type="string">
            <text:p>MICHIGAN</text:p>
          </table:table-cell>
          <table:table-cell office:value-type="float" office:value="1303.4067" calcext:value-type="float">
            <text:p>1303.4067</text:p>
          </table:table-cell>
          <table:table-cell office:value-type="string" calcext:value-type="string">
            <text:p>GEORGIA</text:p>
          </table:table-cell>
          <table:table-cell office:value-type="float" office:value="1308.5188" calcext:value-type="float">
            <text:p>1308.5188</text:p>
          </table:table-cell>
          <table:table-cell office:value-type="string" calcext:value-type="string">
            <text:p>GEORGIA</text:p>
          </table:table-cell>
          <table:table-cell office:value-type="float" office:value="2617.0376" calcext:value-type="float">
            <text:p>2617.0376</text:p>
          </table:table-cell>
          <table:table-cell office:value-type="string" calcext:value-type="string">
            <text:p>GEORGIA</text:p>
          </table:table-cell>
          <table:table-cell office:value-type="float" office:value="2397.109" calcext:value-type="float">
            <text:p>2397.109</text:p>
          </table:table-cell>
        </table:table-row>
        <table:table-row table:style-name="ro1">
          <table:table-cell/>
          <table:table-cell table:formula="of:=[.B116]+1" office:value-type="float" office:value="2" calcext:value-type="float">
            <text:p>2</text:p>
          </table:table-cell>
          <table:table-cell table:number-columns-repeated="2" office:value-type="string" calcext:value-type="string">
            <text:p>tcu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LABAMA</text:p>
          </table:table-cell>
          <table:table-cell office:value-type="float" office:value="1168.6561" calcext:value-type="float">
            <text:p>1168.6561</text:p>
          </table:table-cell>
          <table:table-cell office:value-type="string" calcext:value-type="string">
            <text:p>GEORGIA</text:p>
          </table:table-cell>
          <table:table-cell office:value-type="float" office:value="1172.644" calcext:value-type="float">
            <text:p>1172.644</text:p>
          </table:table-cell>
          <table:table-cell office:value-type="string" calcext:value-type="string">
            <text:p>GEORGIA</text:p>
          </table:table-cell>
          <table:table-cell office:value-type="float" office:value="1299.8336" calcext:value-type="float">
            <text:p>1299.8336</text:p>
          </table:table-cell>
          <table:table-cell office:value-type="string" calcext:value-type="string">
            <text:p>ALABAMA</text:p>
          </table:table-cell>
          <table:table-cell office:value-type="float" office:value="1260.8425" calcext:value-type="float">
            <text:p>1260.8425</text:p>
          </table:table-cell>
          <table:table-cell office:value-type="string" calcext:value-type="string">
            <text:p>ALABAMA</text:p>
          </table:table-cell>
          <table:table-cell office:value-type="float" office:value="2521.685" calcext:value-type="float">
            <text:p>2521.685</text:p>
          </table:table-cell>
          <table:table-cell office:value-type="string" calcext:value-type="string">
            <text:p>ALABAMA</text:p>
          </table:table-cell>
          <table:table-cell office:value-type="float" office:value="2337.3123" calcext:value-type="float">
            <text:p>2337.3123</text:p>
          </table:table-cell>
        </table:table-row>
        <table:table-row table:style-name="ro1">
          <table:table-cell/>
          <table:table-cell table:formula="of:=[.B117]+1" office:value-type="float" office:value="3" calcext:value-type="float">
            <text:p>3</text:p>
          </table:table-cell>
          <table:table-cell table:number-columns-repeated="2" office:value-type="string" calcext:value-type="string">
            <text:p>michigan</text:p>
          </table:table-cell>
          <table:table-cell office:value-type="string" calcext:value-type="string">
            <text:p>tcu</text:p>
          </table:table-cell>
          <table:table-cell office:value-type="string" calcext:value-type="string">
            <text:p>TENNESSEE</text:p>
          </table:table-cell>
          <table:table-cell office:value-type="float" office:value="1165.4003" calcext:value-type="float">
            <text:p>1165.4003</text:p>
          </table:table-cell>
          <table:table-cell office:value-type="string" calcext:value-type="string">
            <text:p>TEXAS-CHRISTIAN</text:p>
          </table:table-cell>
          <table:table-cell office:value-type="float" office:value="1143.9396" calcext:value-type="float">
            <text:p>1143.9396</text:p>
          </table:table-cell>
          <table:table-cell office:value-type="string" calcext:value-type="string">
            <text:p>TEXAS-CHRISTIAN</text:p>
          </table:table-cell>
          <table:table-cell office:value-type="float" office:value="1247.957" calcext:value-type="float">
            <text:p>1247.957</text:p>
          </table:table-cell>
          <table:table-cell office:value-type="string" calcext:value-type="string">
            <text:p>TENNESSEE</text:p>
          </table:table-cell>
          <table:table-cell office:value-type="float" office:value="1250.4918" calcext:value-type="float">
            <text:p>1250.4918</text:p>
          </table:table-cell>
          <table:table-cell office:value-type="string" calcext:value-type="string">
            <text:p>TENNESSEE</text:p>
          </table:table-cell>
          <table:table-cell office:value-type="float" office:value="2500.9836" calcext:value-type="float">
            <text:p>2500.9836</text:p>
          </table:table-cell>
          <table:table-cell office:value-type="string" calcext:value-type="string">
            <text:p>TENNESSEE</text:p>
          </table:table-cell>
          <table:table-cell office:value-type="float" office:value="2330.8005" calcext:value-type="float">
            <text:p>2330.8005</text:p>
          </table:table-cell>
        </table:table-row>
        <table:table-row table:style-name="ro1">
          <table:table-cell/>
          <table:table-cell table:formula="of:=[.B118]+1" office:value-type="float" office:value="4" calcext:value-type="float">
            <text:p>4</text:p>
          </table:table-cell>
          <table:table-cell table:number-columns-repeated="3" office:value-type="string" calcext:value-type="string">
            <text:p>ohio state</text:p>
          </table:table-cell>
          <table:table-cell office:value-type="string" calcext:value-type="string">
            <text:p>LOUISIANA-STATE</text:p>
          </table:table-cell>
          <table:table-cell office:value-type="float" office:value="1151.3074" calcext:value-type="float">
            <text:p>1151.3074</text:p>
          </table:table-cell>
          <table:table-cell office:value-type="string" calcext:value-type="string">
            <text:p>OHIO-STATE</text:p>
          </table:table-cell>
          <table:table-cell office:value-type="float" office:value="1128.7456" calcext:value-type="float">
            <text:p>1128.7456</text:p>
          </table:table-cell>
          <table:table-cell office:value-type="string" calcext:value-type="string">
            <text:p>TROY</text:p>
          </table:table-cell>
          <table:table-cell office:value-type="float" office:value="1226.6517" calcext:value-type="float">
            <text:p>1226.6517</text:p>
          </table:table-cell>
          <table:table-cell office:value-type="string" calcext:value-type="string">
            <text:p>WASHINGTON</text:p>
          </table:table-cell>
          <table:table-cell office:value-type="float" office:value="1241.1307" calcext:value-type="float">
            <text:p>1241.1307</text:p>
          </table:table-cell>
          <table:table-cell office:value-type="string" calcext:value-type="string">
            <text:p>WASHINGTON</text:p>
          </table:table-cell>
          <table:table-cell office:value-type="float" office:value="2482.2615" calcext:value-type="float">
            <text:p>2482.2615</text:p>
          </table:table-cell>
          <table:table-cell office:value-type="string" calcext:value-type="string">
            <text:p>LOUISIANA-STATE</text:p>
          </table:table-cell>
          <table:table-cell office:value-type="float" office:value="2302.6147" calcext:value-type="float">
            <text:p>2302.6147</text:p>
          </table:table-cell>
        </table:table-row>
        <table:table-row table:style-name="ro1">
          <table:table-cell/>
          <table:table-cell table:formula="of:=[.B119]+1" office:value-type="float" office:value="5" calcext:value-type="float">
            <text:p>5</text:p>
          </table:table-cell>
          <table:table-cell table:number-columns-repeated="2" office:value-type="string" calcext:value-type="string">
            <text:p>alabama</text:p>
          </table:table-cell>
          <table:table-cell/>
          <table:table-cell office:value-type="string" calcext:value-type="string">
            <text:p>SOUTH-CAROLINA</text:p>
          </table:table-cell>
          <table:table-cell office:value-type="float" office:value="1146.1989" calcext:value-type="float">
            <text:p>1146.1989</text:p>
          </table:table-cell>
          <table:table-cell office:value-type="string" calcext:value-type="string">
            <text:p>TROY</text:p>
          </table:table-cell>
          <table:table-cell office:value-type="float" office:value="1125.9458" calcext:value-type="float">
            <text:p>1125.9458</text:p>
          </table:table-cell>
          <table:table-cell office:value-type="string" calcext:value-type="string">
            <text:p>TULANE</text:p>
          </table:table-cell>
          <table:table-cell office:value-type="float" office:value="1219.3661" calcext:value-type="float">
            <text:p>1219.3661</text:p>
          </table:table-cell>
          <table:table-cell office:value-type="string" calcext:value-type="string">
            <text:p>SOUTHERN-CALIFORNIA</text:p>
          </table:table-cell>
          <table:table-cell office:value-type="float" office:value="1238.3838" calcext:value-type="float">
            <text:p>1238.3838</text:p>
          </table:table-cell>
          <table:table-cell office:value-type="string" calcext:value-type="string">
            <text:p>SOUTHERN-CALIFORNIA</text:p>
          </table:table-cell>
          <table:table-cell office:value-type="float" office:value="2476.7676" calcext:value-type="float">
            <text:p>2476.7676</text:p>
          </table:table-cell>
          <table:table-cell office:value-type="string" calcext:value-type="string">
            <text:p>SOUTH-CAROLINA</text:p>
          </table:table-cell>
          <table:table-cell office:value-type="float" office:value="2292.3977" calcext:value-type="float">
            <text:p>2292.3977</text:p>
          </table:table-cell>
        </table:table-row>
        <table:table-row table:style-name="ro1">
          <table:table-cell/>
          <table:table-cell table:formula="of:=[.B120]+1" office:value-type="float" office:value="6" calcext:value-type="float">
            <text:p>6</text:p>
          </table:table-cell>
          <table:table-cell table:number-columns-repeated="2" office:value-type="string" calcext:value-type="string">
            <text:p>tennessee</text:p>
          </table:table-cell>
          <table:table-cell/>
          <table:table-cell office:value-type="string" calcext:value-type="string">
            <text:p>MISSISSIPPI-STATE</text:p>
          </table:table-cell>
          <table:table-cell office:value-type="float" office:value="1143.9575" calcext:value-type="float">
            <text:p>1143.9575</text:p>
          </table:table-cell>
          <table:table-cell office:value-type="string" calcext:value-type="string">
            <text:p>TULANE</text:p>
          </table:table-cell>
          <table:table-cell office:value-type="float" office:value="1122.9562" calcext:value-type="float">
            <text:p>1122.9562</text:p>
          </table:table-cell>
          <table:table-cell office:value-type="string" calcext:value-type="string">
            <text:p>KANSAS-STATE</text:p>
          </table:table-cell>
          <table:table-cell office:value-type="float" office:value="1218.3334" calcext:value-type="float">
            <text:p>1218.3334</text:p>
          </table:table-cell>
          <table:table-cell office:value-type="string" calcext:value-type="string">
            <text:p>UTAH</text:p>
          </table:table-cell>
          <table:table-cell office:value-type="float" office:value="1234.9971" calcext:value-type="float">
            <text:p>1234.9971</text:p>
          </table:table-cell>
          <table:table-cell office:value-type="string" calcext:value-type="string">
            <text:p>UTAH</text:p>
          </table:table-cell>
          <table:table-cell office:value-type="float" office:value="2469.9941" calcext:value-type="float">
            <text:p>2469.9941</text:p>
          </table:table-cell>
          <table:table-cell office:value-type="string" calcext:value-type="string">
            <text:p>MISSISSIPPI-STATE</text:p>
          </table:table-cell>
          <table:table-cell office:value-type="float" office:value="2287.915" calcext:value-type="float">
            <text:p>2287.915</text:p>
          </table:table-cell>
        </table:table-row>
        <table:table-row table:style-name="ro1">
          <table:table-cell/>
          <table:table-cell table:formula="of:=[.B121]+1" office:value-type="float" office:value="7" calcext:value-type="float">
            <text:p>7</text:p>
          </table:table-cell>
          <table:table-cell table:number-columns-repeated="2" office:value-type="string" calcext:value-type="string">
            <text:p>penn state</text:p>
          </table:table-cell>
          <table:table-cell/>
          <table:table-cell office:value-type="string" calcext:value-type="string">
            <text:p>SOUTHERN-CALIFORNIA</text:p>
          </table:table-cell>
          <table:table-cell office:value-type="float" office:value="1142.811" calcext:value-type="float">
            <text:p>1142.811</text:p>
          </table:table-cell>
          <table:table-cell office:value-type="string" calcext:value-type="string">
            <text:p>TEXAS-SAN-ANTONIO</text:p>
          </table:table-cell>
          <table:table-cell office:value-type="float" office:value="1122.5736" calcext:value-type="float">
            <text:p>1122.5736</text:p>
          </table:table-cell>
          <table:table-cell office:value-type="string" calcext:value-type="string">
            <text:p>OHIO-STATE</text:p>
          </table:table-cell>
          <table:table-cell office:value-type="float" office:value="1217.8954" calcext:value-type="float">
            <text:p>1217.8954</text:p>
          </table:table-cell>
          <table:table-cell office:value-type="string" calcext:value-type="string">
            <text:p>LOUISIANA-STATE</text:p>
          </table:table-cell>
          <table:table-cell office:value-type="float" office:value="1232.8652" calcext:value-type="float">
            <text:p>1232.8652</text:p>
          </table:table-cell>
          <table:table-cell office:value-type="string" calcext:value-type="string">
            <text:p>LOUISIANA-STATE</text:p>
          </table:table-cell>
          <table:table-cell office:value-type="float" office:value="2465.7305" calcext:value-type="float">
            <text:p>2465.7305</text:p>
          </table:table-cell>
          <table:table-cell office:value-type="string" calcext:value-type="string">
            <text:p>SOUTHERN-CALIFORNIA</text:p>
          </table:table-cell>
          <table:table-cell office:value-type="float" office:value="2285.622" calcext:value-type="float">
            <text:p>2285.622</text:p>
          </table:table-cell>
        </table:table-row>
        <table:table-row table:style-name="ro1">
          <table:table-cell/>
          <table:table-cell table:formula="of:=[.B122]+1" office:value-type="float" office:value="8" calcext:value-type="float">
            <text:p>8</text:p>
          </table:table-cell>
          <table:table-cell table:number-columns-repeated="2" office:value-type="string" calcext:value-type="string">
            <text:p>washington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140.6519" calcext:value-type="float">
            <text:p>1140.6519</text:p>
          </table:table-cell>
          <table:table-cell office:value-type="string" calcext:value-type="string">
            <text:p>CLEMSON</text:p>
          </table:table-cell>
          <table:table-cell office:value-type="float" office:value="1120.7262" calcext:value-type="float">
            <text:p>1120.7262</text:p>
          </table:table-cell>
          <table:table-cell office:value-type="string" calcext:value-type="string">
            <text:p>TEXAS-SAN-ANTONIO</text:p>
          </table:table-cell>
          <table:table-cell office:value-type="float" office:value="1214.0914" calcext:value-type="float">
            <text:p>1214.0914</text:p>
          </table:table-cell>
          <table:table-cell office:value-type="string" calcext:value-type="string">
            <text:p>SOUTH-CAROLINA</text:p>
          </table:table-cell>
          <table:table-cell office:value-type="float" office:value="1229.4984" calcext:value-type="float">
            <text:p>1229.4984</text:p>
          </table:table-cell>
          <table:table-cell office:value-type="string" calcext:value-type="string">
            <text:p>SOUTH-CAROLINA</text:p>
          </table:table-cell>
          <table:table-cell office:value-type="float" office:value="2458.9968" calcext:value-type="float">
            <text:p>2458.9968</text:p>
          </table:table-cell>
          <table:table-cell office:value-type="string" calcext:value-type="string">
            <text:p>WASHINGTON</text:p>
          </table:table-cell>
          <table:table-cell office:value-type="float" office:value="2281.3037" calcext:value-type="float">
            <text:p>2281.3037</text:p>
          </table:table-cell>
        </table:table-row>
        <table:table-row table:style-name="ro1">
          <table:table-cell/>
          <table:table-cell table:formula="of:=[.B123]+1" office:value-type="float" office:value="9" calcext:value-type="float">
            <text:p>9</text:p>
          </table:table-cell>
          <table:table-cell table:number-columns-repeated="2" office:value-type="string" calcext:value-type="string">
            <text:p>tulane</text:p>
          </table:table-cell>
          <table:table-cell/>
          <table:table-cell office:value-type="string" calcext:value-type="string">
            <text:p>UTAH</text:p>
          </table:table-cell>
          <table:table-cell office:value-type="float" office:value="1135.9205" calcext:value-type="float">
            <text:p>1135.9205</text:p>
          </table:table-cell>
          <table:table-cell office:value-type="string" calcext:value-type="string">
            <text:p>SOUTHERN-CALIFORNIA</text:p>
          </table:table-cell>
          <table:table-cell office:value-type="float" office:value="1114.9685" calcext:value-type="float">
            <text:p>1114.9685</text:p>
          </table:table-cell>
          <table:table-cell office:value-type="string" calcext:value-type="string">
            <text:p>CLEMSON</text:p>
          </table:table-cell>
          <table:table-cell office:value-type="float" office:value="1209.9465" calcext:value-type="float">
            <text:p>1209.9465</text:p>
          </table:table-cell>
          <table:table-cell office:value-type="string" calcext:value-type="string">
            <text:p>MISSISSIPPI-STATE</text:p>
          </table:table-cell>
          <table:table-cell office:value-type="float" office:value="1220.7417" calcext:value-type="float">
            <text:p>1220.7417</text:p>
          </table:table-cell>
          <table:table-cell office:value-type="string" calcext:value-type="string">
            <text:p>MISSISSIPPI-STATE</text:p>
          </table:table-cell>
          <table:table-cell office:value-type="float" office:value="2441.4834" calcext:value-type="float">
            <text:p>2441.4834</text:p>
          </table:table-cell>
          <table:table-cell office:value-type="string" calcext:value-type="string">
            <text:p>UTAH</text:p>
          </table:table-cell>
          <table:table-cell office:value-type="float" office:value="2271.841" calcext:value-type="float">
            <text:p>2271.841</text:p>
          </table:table-cell>
        </table:table-row>
        <table:table-row table:style-name="ro1">
          <table:table-cell/>
          <table:table-cell table:formula="of:=[.B124]+1" office:value-type="float" office:value="10" calcext:value-type="float">
            <text:p>10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fsu</text:p>
          </table:table-cell>
          <table:table-cell/>
          <table:table-cell office:value-type="string" calcext:value-type="string">
            <text:p>MISSISSIPPI</text:p>
          </table:table-cell>
          <table:table-cell office:value-type="float" office:value="1135.1052" calcext:value-type="float">
            <text:p>1135.1052</text:p>
          </table:table-cell>
          <table:table-cell office:value-type="string" calcext:value-type="string">
            <text:p>ALABAMA</text:p>
          </table:table-cell>
          <table:table-cell office:value-type="float" office:value="1112.8475" calcext:value-type="float">
            <text:p>1112.8475</text:p>
          </table:table-cell>
          <table:table-cell office:value-type="string" calcext:value-type="string">
            <text:p>ALABAMA</text:p>
          </table:table-cell>
          <table:table-cell office:value-type="float" office:value="1204.4811" calcext:value-type="float">
            <text:p>1204.4811</text:p>
          </table:table-cell>
          <table:table-cell office:value-type="string" calcext:value-type="string">
            <text:p>OREGON-STATE</text:p>
          </table:table-cell>
          <table:table-cell office:value-type="float" office:value="1217.969" calcext:value-type="float">
            <text:p>1217.969</text:p>
          </table:table-cell>
          <table:table-cell office:value-type="string" calcext:value-type="string">
            <text:p>OREGON-STATE</text:p>
          </table:table-cell>
          <table:table-cell office:value-type="float" office:value="2435.938" calcext:value-type="float">
            <text:p>2435.938</text:p>
          </table:table-cell>
          <table:table-cell office:value-type="string" calcext:value-type="string">
            <text:p>MISSISSIPPI</text:p>
          </table:table-cell>
          <table:table-cell office:value-type="float" office:value="2270.2104" calcext:value-type="float">
            <text:p>2270.2104</text:p>
          </table:table-cell>
        </table:table-row>
        <table:table-row table:style-name="ro1">
          <table:table-cell/>
          <table:table-cell table:formula="of:=[.B125]+1" office:value-type="float" office:value="11" calcext:value-type="float">
            <text:p>11</text:p>
          </table:table-cell>
          <table:table-cell office:value-type="string" calcext:value-type="string">
            <text:p>fsu</text:p>
          </table:table-cell>
          <table:table-cell office:value-type="string" calcext:value-type="string">
            <text:p>utah</text:p>
          </table:table-cell>
          <table:table-cell/>
          <table:table-cell office:value-type="string" calcext:value-type="string">
            <text:p>MICHIGAN</text:p>
          </table:table-cell>
          <table:table-cell office:value-type="float" office:value="1134.7742" calcext:value-type="float">
            <text:p>1134.7742</text:p>
          </table:table-cell>
          <table:table-cell office:value-type="string" calcext:value-type="string">
            <text:p>KANSAS-STATE</text:p>
          </table:table-cell>
          <table:table-cell office:value-type="float" office:value="1111.2229" calcext:value-type="float">
            <text:p>1111.2229</text:p>
          </table:table-cell>
          <table:table-cell office:value-type="string" calcext:value-type="string">
            <text:p>WASHINGTON</text:p>
          </table:table-cell>
          <table:table-cell office:value-type="float" office:value="1201.244" calcext:value-type="float">
            <text:p>1201.244</text:p>
          </table:table-cell>
          <table:table-cell office:value-type="string" calcext:value-type="string">
            <text:p>OREGON</text:p>
          </table:table-cell>
          <table:table-cell office:value-type="float" office:value="1217.1313" calcext:value-type="float">
            <text:p>1217.1313</text:p>
          </table:table-cell>
          <table:table-cell office:value-type="string" calcext:value-type="string">
            <text:p>OREGON</text:p>
          </table:table-cell>
          <table:table-cell office:value-type="float" office:value="2434.2627" calcext:value-type="float">
            <text:p>2434.2627</text:p>
          </table:table-cell>
          <table:table-cell office:value-type="string" calcext:value-type="string">
            <text:p>MICHIGAN</text:p>
          </table:table-cell>
          <table:table-cell office:value-type="float" office:value="2269.5483" calcext:value-type="float">
            <text:p>2269.5483</text:p>
          </table:table-cell>
        </table:table-row>
        <table:table-row table:style-name="ro1">
          <table:table-cell/>
          <table:table-cell table:formula="of:=[.B126]+1" office:value-type="float" office:value="12" calcext:value-type="float">
            <text:p>12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clemson</text:p>
          </table:table-cell>
          <table:table-cell/>
          <table:table-cell office:value-type="string" calcext:value-type="string">
            <text:p>KENTUCKY</text:p>
          </table:table-cell>
          <table:table-cell office:value-type="float" office:value="1130.2489" calcext:value-type="float">
            <text:p>1130.2489</text:p>
          </table:table-cell>
          <table:table-cell office:value-type="string" calcext:value-type="string">
            <text:p>WASHINGTON</text:p>
          </table:table-cell>
          <table:table-cell office:value-type="float" office:value="1110.6501" calcext:value-type="float">
            <text:p>1110.6501</text:p>
          </table:table-cell>
          <table:table-cell office:value-type="string" calcext:value-type="string">
            <text:p>SOUTHERN-CALIFORNIA</text:p>
          </table:table-cell>
          <table:table-cell office:value-type="float" office:value="1195.75" calcext:value-type="float">
            <text:p>1195.75</text:p>
          </table:table-cell>
          <table:table-cell office:value-type="string" calcext:value-type="string">
            <text:p>MICHIGAN</text:p>
          </table:table-cell>
          <table:table-cell office:value-type="float" office:value="1209.2617" calcext:value-type="float">
            <text:p>1209.2617</text:p>
          </table:table-cell>
          <table:table-cell office:value-type="string" calcext:value-type="string">
            <text:p>MICHIGAN</text:p>
          </table:table-cell>
          <table:table-cell office:value-type="float" office:value="2418.5234" calcext:value-type="float">
            <text:p>2418.5234</text:p>
          </table:table-cell>
          <table:table-cell office:value-type="string" calcext:value-type="string">
            <text:p>KENTUCKY</text:p>
          </table:table-cell>
          <table:table-cell office:value-type="float" office:value="2260.4978" calcext:value-type="float">
            <text:p>2260.4978</text:p>
          </table:table-cell>
        </table:table-row>
        <table:table-row table:style-name="ro1">
          <table:table-cell/>
          <table:table-cell table:formula="of:=[.B127]+1" office:value-type="float" office:value="13" calcext:value-type="float">
            <text:p>13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usc</text:p>
          </table:table-cell>
          <table:table-cell/>
          <table:table-cell office:value-type="string" calcext:value-type="string">
            <text:p>OREGON</text:p>
          </table:table-cell>
          <table:table-cell office:value-type="float" office:value="1127.6719" calcext:value-type="float">
            <text:p>1127.6719</text:p>
          </table:table-cell>
          <table:table-cell office:value-type="string" calcext:value-type="string">
            <text:p>PENN-STATE</text:p>
          </table:table-cell>
          <table:table-cell office:value-type="float" office:value="1108.36" calcext:value-type="float">
            <text:p>1108.36</text:p>
          </table:table-cell>
          <table:table-cell office:value-type="string" calcext:value-type="string">
            <text:p>PENN-STATE</text:p>
          </table:table-cell>
          <table:table-cell office:value-type="float" office:value="1189.2606" calcext:value-type="float">
            <text:p>1189.2606</text:p>
          </table:table-cell>
          <table:table-cell office:value-type="string" calcext:value-type="string">
            <text:p>UCLA</text:p>
          </table:table-cell>
          <table:table-cell office:value-type="float" office:value="1201.5671" calcext:value-type="float">
            <text:p>1201.5671</text:p>
          </table:table-cell>
          <table:table-cell office:value-type="string" calcext:value-type="string">
            <text:p>UCLA</text:p>
          </table:table-cell>
          <table:table-cell office:value-type="float" office:value="2403.1343" calcext:value-type="float">
            <text:p>2403.1343</text:p>
          </table:table-cell>
          <table:table-cell office:value-type="string" calcext:value-type="string">
            <text:p>OREGON</text:p>
          </table:table-cell>
          <table:table-cell office:value-type="float" office:value="2255.3438" calcext:value-type="float">
            <text:p>2255.3438</text:p>
          </table:table-cell>
        </table:table-row>
        <table:table-row table:style-name="ro1">
          <table:table-cell/>
          <table:table-cell table:formula="of:=[.B128]+1" office:value-type="float" office:value="14" calcext:value-type="float">
            <text:p>14</text:p>
          </table:table-cell>
          <table:table-cell table:number-columns-repeated="2" office:value-type="string" calcext:value-type="string">
            <text:p>kansas state</text:p>
          </table:table-cell>
          <table:table-cell/>
          <table:table-cell office:value-type="string" calcext:value-type="string">
            <text:p>OREGON-STATE</text:p>
          </table:table-cell>
          <table:table-cell office:value-type="float" office:value="1127.3599" calcext:value-type="float">
            <text:p>1127.3599</text:p>
          </table:table-cell>
          <table:table-cell office:value-type="string" calcext:value-type="string">
            <text:p>TENNESSEE</text:p>
          </table:table-cell>
          <table:table-cell office:value-type="float" office:value="1106.3358" calcext:value-type="float">
            <text:p>1106.3358</text:p>
          </table:table-cell>
          <table:table-cell office:value-type="string" calcext:value-type="string">
            <text:p>UTAH</text:p>
          </table:table-cell>
          <table:table-cell office:value-type="float" office:value="1188.9766" calcext:value-type="float">
            <text:p>1188.9766</text:p>
          </table:table-cell>
          <table:table-cell office:value-type="string" calcext:value-type="string">
            <text:p>KENTUCKY</text:p>
          </table:table-cell>
          <table:table-cell office:value-type="float" office:value="1198.6414" calcext:value-type="float">
            <text:p>1198.6414</text:p>
          </table:table-cell>
          <table:table-cell office:value-type="string" calcext:value-type="string">
            <text:p>KENTUCKY</text:p>
          </table:table-cell>
          <table:table-cell office:value-type="float" office:value="2397.2827" calcext:value-type="float">
            <text:p>2397.2827</text:p>
          </table:table-cell>
          <table:table-cell office:value-type="string" calcext:value-type="string">
            <text:p>OREGON-STATE</text:p>
          </table:table-cell>
          <table:table-cell office:value-type="float" office:value="2254.7197" calcext:value-type="float">
            <text:p>2254.7197</text:p>
          </table:table-cell>
        </table:table-row>
        <table:table-row table:style-name="ro1">
          <table:table-cell/>
          <table:table-cell table:formula="of:=[.B129]+1" office:value-type="float" office:value="15" calcext:value-type="float">
            <text:p>1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lsu</text:p>
          </table:table-cell>
          <table:table-cell/>
          <table:table-cell office:value-type="string" calcext:value-type="string">
            <text:p>UCLA</text:p>
          </table:table-cell>
          <table:table-cell office:value-type="float" office:value="1122.3007" calcext:value-type="float">
            <text:p>1122.3007</text:p>
          </table:table-cell>
          <table:table-cell office:value-type="string" calcext:value-type="string">
            <text:p>SOUTH-ALABAMA</text:p>
          </table:table-cell>
          <table:table-cell office:value-type="float" office:value="1101.9432" calcext:value-type="float">
            <text:p>1101.9432</text:p>
          </table:table-cell>
          <table:table-cell office:value-type="string" calcext:value-type="string">
            <text:p>TENNESSEE</text:p>
          </table:table-cell>
          <table:table-cell office:value-type="float" office:value="1183.7798" calcext:value-type="float">
            <text:p>1183.7798</text:p>
          </table:table-cell>
          <table:table-cell office:value-type="string" calcext:value-type="string">
            <text:p>MISSISSIPPI</text:p>
          </table:table-cell>
          <table:table-cell office:value-type="float" office:value="1194.0209" calcext:value-type="float">
            <text:p>1194.0209</text:p>
          </table:table-cell>
          <table:table-cell office:value-type="string" calcext:value-type="string">
            <text:p>MISSISSIPPI</text:p>
          </table:table-cell>
          <table:table-cell office:value-type="float" office:value="2388.0417" calcext:value-type="float">
            <text:p>2388.0417</text:p>
          </table:table-cell>
          <table:table-cell office:value-type="string" calcext:value-type="string">
            <text:p>UCLA</text:p>
          </table:table-cell>
          <table:table-cell office:value-type="float" office:value="2244.6013" calcext:value-type="float">
            <text:p>2244.6013</text:p>
          </table:table-cell>
        </table:table-row>
        <table:table-row table:style-name="ro1">
          <table:table-cell/>
          <table:table-cell table:formula="of:=[.B130]+1" office:value-type="float" office:value="16" calcext:value-type="float">
            <text:p>16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oregon</text:p>
          </table:table-cell>
          <table:table-cell/>
          <table:table-cell office:value-type="string" calcext:value-type="string">
            <text:p>ARKANSAS</text:p>
          </table:table-cell>
          <table:table-cell office:value-type="float" office:value="1117.9562" calcext:value-type="float">
            <text:p>1117.9562</text:p>
          </table:table-cell>
          <table:table-cell office:value-type="string" calcext:value-type="string">
            <text:p>UTAH</text:p>
          </table:table-cell>
          <table:table-cell office:value-type="float" office:value="1101.1876" calcext:value-type="float">
            <text:p>1101.1876</text:p>
          </table:table-cell>
          <table:table-cell office:value-type="string" calcext:value-type="string">
            <text:p>SOUTH-ALABAMA</text:p>
          </table:table-cell>
          <table:table-cell office:value-type="float" office:value="1173.6487" calcext:value-type="float">
            <text:p>1173.6487</text:p>
          </table:table-cell>
          <table:table-cell office:value-type="string" calcext:value-type="string">
            <text:p>ARKANSAS</text:p>
          </table:table-cell>
          <table:table-cell office:value-type="float" office:value="1178.3552" calcext:value-type="float">
            <text:p>1178.3552</text:p>
          </table:table-cell>
          <table:table-cell office:value-type="string" calcext:value-type="string">
            <text:p>ARKANSAS</text:p>
          </table:table-cell>
          <table:table-cell office:value-type="float" office:value="2356.7104" calcext:value-type="float">
            <text:p>2356.7104</text:p>
          </table:table-cell>
          <table:table-cell office:value-type="string" calcext:value-type="string">
            <text:p>ARKANSAS</text:p>
          </table:table-cell>
          <table:table-cell office:value-type="float" office:value="2235.9124" calcext:value-type="float">
            <text:p>2235.912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ichigan</text:p>
          </table:table-cell>
          <table:table-cell office:value-type="string" calcext:value-type="string">
            <text:p>WASHINGTON</text:p>
          </table:table-cell>
          <table:table-cell office:value-type="float" office:value="1173.6387" calcext:value-type="float">
            <text:p>1173.6387</text:p>
          </table:table-cell>
          <table:table-cell office:value-type="string" calcext:value-type="string">
            <text:p>WASHINGTON</text:p>
          </table:table-cell>
          <table:table-cell office:value-type="float" office:value="1176.9379" calcext:value-type="float">
            <text:p>1176.9379</text:p>
          </table:table-cell>
          <table:table-cell office:value-type="string" calcext:value-type="string">
            <text:p>WASHINGTON</text:p>
          </table:table-cell>
          <table:table-cell office:value-type="float" office:value="1311.9163" calcext:value-type="float">
            <text:p>1311.9163</text:p>
          </table:table-cell>
          <table:table-cell office:value-type="string" calcext:value-type="string">
            <text:p>WASHINGTON</text:p>
          </table:table-cell>
          <table:table-cell office:value-type="float" office:value="1277.0156" calcext:value-type="float">
            <text:p>1277.0156</text:p>
          </table:table-cell>
          <table:table-cell office:value-type="string" calcext:value-type="string">
            <text:p>WASHINGTON</text:p>
          </table:table-cell>
          <table:table-cell office:value-type="float" office:value="2554.0313" calcext:value-type="float">
            <text:p>2554.0313</text:p>
          </table:table-cell>
          <table:table-cell office:value-type="string" calcext:value-type="string">
            <text:p>WASHINGTON</text:p>
          </table:table-cell>
          <table:table-cell office:value-type="float" office:value="2347.2773" calcext:value-type="float">
            <text:p>2347.2773</text:p>
          </table:table-cell>
        </table:table-row>
        <table:table-row table:style-name="ro1">
          <table:table-cell/>
          <table:table-cell table:formula="of:=[.B132]+1" office:value-type="float" office:value="2" calcext:value-type="float">
            <text:p>2</text:p>
          </table:table-cell>
          <table:table-cell table:number-columns-repeated="3" office:value-type="string" calcext:value-type="string">
            <text:p>washington</text:p>
          </table:table-cell>
          <table:table-cell office:value-type="string" calcext:value-type="string">
            <text:p>MICHIGAN</text:p>
          </table:table-cell>
          <table:table-cell office:value-type="float" office:value="1160.9219" calcext:value-type="float">
            <text:p>1160.9219</text:p>
          </table:table-cell>
          <table:table-cell office:value-type="string" calcext:value-type="string">
            <text:p>MICHIGAN</text:p>
          </table:table-cell>
          <table:table-cell office:value-type="float" office:value="1176.2621" calcext:value-type="float">
            <text:p>1176.2621</text:p>
          </table:table-cell>
          <table:table-cell office:value-type="string" calcext:value-type="string">
            <text:p>MICHIGAN</text:p>
          </table:table-cell>
          <table:table-cell office:value-type="float" office:value="1311.1681" calcext:value-type="float">
            <text:p>1311.1681</text:p>
          </table:table-cell>
          <table:table-cell office:value-type="string" calcext:value-type="string">
            <text:p>MICHIGAN</text:p>
          </table:table-cell>
          <table:table-cell office:value-type="float" office:value="1265.8132" calcext:value-type="float">
            <text:p>1265.8132</text:p>
          </table:table-cell>
          <table:table-cell office:value-type="string" calcext:value-type="string">
            <text:p>MICHIGAN</text:p>
          </table:table-cell>
          <table:table-cell office:value-type="float" office:value="2531.6265" calcext:value-type="float">
            <text:p>2531.6265</text:p>
          </table:table-cell>
          <table:table-cell office:value-type="string" calcext:value-type="string">
            <text:p>MICHIGAN</text:p>
          </table:table-cell>
          <table:table-cell office:value-type="float" office:value="2321.8438" calcext:value-type="float">
            <text:p>2321.8438</text:p>
          </table:table-cell>
        </table:table-row>
        <table:table-row table:style-name="ro1">
          <table:table-cell/>
          <table:table-cell table:formula="of:=[.B133]+1" office:value-type="float" office:value="3" calcext:value-type="float">
            <text:p>3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REGON</text:p>
          </table:table-cell>
          <table:table-cell office:value-type="float" office:value="1146.4209" calcext:value-type="float">
            <text:p>1146.4209</text:p>
          </table:table-cell>
          <table:table-cell office:value-type="string" calcext:value-type="string">
            <text:p>FLORIDA-STATE</text:p>
          </table:table-cell>
          <table:table-cell office:value-type="float" office:value="1168.5171" calcext:value-type="float">
            <text:p>1168.5171</text:p>
          </table:table-cell>
          <table:table-cell office:value-type="string" calcext:value-type="string">
            <text:p>ALABAMA</text:p>
          </table:table-cell>
          <table:table-cell office:value-type="float" office:value="1290.0116" calcext:value-type="float">
            <text:p>1290.0116</text:p>
          </table:table-cell>
          <table:table-cell office:value-type="string" calcext:value-type="string">
            <text:p>ALABAMA</text:p>
          </table:table-cell>
          <table:table-cell office:value-type="float" office:value="1232.0986" calcext:value-type="float">
            <text:p>1232.0986</text:p>
          </table:table-cell>
          <table:table-cell office:value-type="string" calcext:value-type="string">
            <text:p>ALABAMA</text:p>
          </table:table-cell>
          <table:table-cell office:value-type="float" office:value="2464.1973" calcext:value-type="float">
            <text:p>2464.1973</text:p>
          </table:table-cell>
          <table:table-cell office:value-type="string" calcext:value-type="string">
            <text:p>OREGON</text:p>
          </table:table-cell>
          <table:table-cell office:value-type="float" office:value="2292.8418" calcext:value-type="float">
            <text:p>2292.8418</text:p>
          </table:table-cell>
        </table:table-row>
        <table:table-row table:style-name="ro1">
          <table:table-cell/>
          <table:table-cell table:formula="of:=[.B134]+1" office:value-type="float" office:value="4" calcext:value-type="float">
            <text:p>4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LABAMA</text:p>
          </table:table-cell>
          <table:table-cell office:value-type="float" office:value="1142.7866" calcext:value-type="float">
            <text:p>1142.7866</text:p>
          </table:table-cell>
          <table:table-cell office:value-type="string" calcext:value-type="string">
            <text:p>LIBERTY</text:p>
          </table:table-cell>
          <table:table-cell office:value-type="float" office:value="1158.9634" calcext:value-type="float">
            <text:p>1158.9634</text:p>
          </table:table-cell>
          <table:table-cell office:value-type="string" calcext:value-type="string">
            <text:p>FLORIDA-STATE</text:p>
          </table:table-cell>
          <table:table-cell office:value-type="float" office:value="1285.2562" calcext:value-type="float">
            <text:p>1285.2562</text:p>
          </table:table-cell>
          <table:table-cell office:value-type="string" calcext:value-type="string">
            <text:p>OHIO-STATE</text:p>
          </table:table-cell>
          <table:table-cell office:value-type="float" office:value="1231.0295" calcext:value-type="float">
            <text:p>1231.0295</text:p>
          </table:table-cell>
          <table:table-cell office:value-type="string" calcext:value-type="string">
            <text:p>OHIO-STATE</text:p>
          </table:table-cell>
          <table:table-cell office:value-type="float" office:value="2462.059" calcext:value-type="float">
            <text:p>2462.059</text:p>
          </table:table-cell>
          <table:table-cell office:value-type="string" calcext:value-type="string">
            <text:p>ALABAMA</text:p>
          </table:table-cell>
          <table:table-cell office:value-type="float" office:value="2285.5732" calcext:value-type="float">
            <text:p>2285.5732</text:p>
          </table:table-cell>
        </table:table-row>
        <table:table-row table:style-name="ro1">
          <table:table-cell/>
          <table:table-cell table:formula="of:=[.B135]+1" office:value-type="float" office:value="5" calcext:value-type="float">
            <text:p>5</text:p>
          </table:table-cell>
          <table:table-cell table:number-columns-repeated="2" office:value-type="string" calcext:value-type="string">
            <text:p>alabama</text:p>
          </table:table-cell>
          <table:table-cell/>
          <table:table-cell office:value-type="string" calcext:value-type="string">
            <text:p>OHIO-STATE</text:p>
          </table:table-cell>
          <table:table-cell office:value-type="float" office:value="1141.3553" calcext:value-type="float">
            <text:p>1141.3553</text:p>
          </table:table-cell>
          <table:table-cell office:value-type="string" calcext:value-type="string">
            <text:p>ALABAMA</text:p>
          </table:table-cell>
          <table:table-cell office:value-type="float" office:value="1158.4612" calcext:value-type="float">
            <text:p>1158.4612</text:p>
          </table:table-cell>
          <table:table-cell office:value-type="string" calcext:value-type="string">
            <text:p>TEXAS</text:p>
          </table:table-cell>
          <table:table-cell office:value-type="float" office:value="1273.6859" calcext:value-type="float">
            <text:p>1273.6859</text:p>
          </table:table-cell>
          <table:table-cell office:value-type="string" calcext:value-type="string">
            <text:p>OREGON</text:p>
          </table:table-cell>
          <table:table-cell office:value-type="float" office:value="1229.78" calcext:value-type="float">
            <text:p>1229.78</text:p>
          </table:table-cell>
          <table:table-cell office:value-type="string" calcext:value-type="string">
            <text:p>OREGON</text:p>
          </table:table-cell>
          <table:table-cell office:value-type="float" office:value="2459.56" calcext:value-type="float">
            <text:p>2459.56</text:p>
          </table:table-cell>
          <table:table-cell office:value-type="string" calcext:value-type="string">
            <text:p>OHIO-STATE</text:p>
          </table:table-cell>
          <table:table-cell office:value-type="float" office:value="2282.7107" calcext:value-type="float">
            <text:p>2282.7107</text:p>
          </table:table-cell>
        </table:table-row>
        <table:table-row table:style-name="ro1">
          <table:table-cell/>
          <table:table-cell table:formula="of:=[.B136]+1" office:value-type="float" office:value="6" calcext:value-type="float">
            <text:p>6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fsu</text:p>
          </table:table-cell>
          <table:table-cell/>
          <table:table-cell office:value-type="string" calcext:value-type="string">
            <text:p>GEORGIA</text:p>
          </table:table-cell>
          <table:table-cell office:value-type="float" office:value="1137.8757" calcext:value-type="float">
            <text:p>1137.8757</text:p>
          </table:table-cell>
          <table:table-cell office:value-type="string" calcext:value-type="string">
            <text:p>TEXAS</text:p>
          </table:table-cell>
          <table:table-cell office:value-type="float" office:value="1152.8732" calcext:value-type="float">
            <text:p>1152.8732</text:p>
          </table:table-cell>
          <table:table-cell office:value-type="string" calcext:value-type="string">
            <text:p>LIBERTY</text:p>
          </table:table-cell>
          <table:table-cell office:value-type="float" office:value="1263.2207" calcext:value-type="float">
            <text:p>1263.2207</text:p>
          </table:table-cell>
          <table:table-cell office:value-type="string" calcext:value-type="string">
            <text:p>GEORGIA</text:p>
          </table:table-cell>
          <table:table-cell office:value-type="float" office:value="1217.0894" calcext:value-type="float">
            <text:p>1217.0894</text:p>
          </table:table-cell>
          <table:table-cell office:value-type="string" calcext:value-type="string">
            <text:p>GEORGIA</text:p>
          </table:table-cell>
          <table:table-cell office:value-type="float" office:value="2434.1787" calcext:value-type="float">
            <text:p>2434.1787</text:p>
          </table:table-cell>
          <table:table-cell office:value-type="string" calcext:value-type="string">
            <text:p>GEORGIA</text:p>
          </table:table-cell>
          <table:table-cell office:value-type="float" office:value="2275.7515" calcext:value-type="float">
            <text:p>2275.7515</text:p>
          </table:table-cell>
        </table:table-row>
        <table:table-row table:style-name="ro1">
          <table:table-cell/>
          <table:table-cell table:formula="of:=[.B137]+1" office:value-type="float" office:value="7" calcext:value-type="float">
            <text:p>7</text:p>
          </table:table-cell>
          <table:table-cell office:value-type="string" calcext:value-type="string">
            <text:p>fsu</text:p>
          </table:table-cell>
          <table:table-cell office:value-type="string" calcext:value-type="string">
            <text:p>oregon</text:p>
          </table:table-cell>
          <table:table-cell/>
          <table:table-cell office:value-type="string" calcext:value-type="string">
            <text:p>ARIZONA</text:p>
          </table:table-cell>
          <table:table-cell office:value-type="float" office:value="1133.1576" calcext:value-type="float">
            <text:p>1133.1576</text:p>
          </table:table-cell>
          <table:table-cell office:value-type="string" calcext:value-type="string">
            <text:p>GEORGIA</text:p>
          </table:table-cell>
          <table:table-cell office:value-type="float" office:value="1148.6395" calcext:value-type="float">
            <text:p>1148.6395</text:p>
          </table:table-cell>
          <table:table-cell office:value-type="string" calcext:value-type="string">
            <text:p>GEORGIA</text:p>
          </table:table-cell>
          <table:table-cell office:value-type="float" office:value="1259.9929" calcext:value-type="float">
            <text:p>1259.9929</text:p>
          </table:table-cell>
          <table:table-cell office:value-type="string" calcext:value-type="string">
            <text:p>ARIZONA</text:p>
          </table:table-cell>
          <table:table-cell office:value-type="float" office:value="1215.9922" calcext:value-type="float">
            <text:p>1215.9922</text:p>
          </table:table-cell>
          <table:table-cell office:value-type="string" calcext:value-type="string">
            <text:p>ARIZONA</text:p>
          </table:table-cell>
          <table:table-cell office:value-type="float" office:value="2431.9844" calcext:value-type="float">
            <text:p>2431.9844</text:p>
          </table:table-cell>
          <table:table-cell office:value-type="string" calcext:value-type="string">
            <text:p>ARIZONA</text:p>
          </table:table-cell>
          <table:table-cell office:value-type="float" office:value="2266.3152" calcext:value-type="float">
            <text:p>2266.3152</text:p>
          </table:table-cell>
        </table:table-row>
        <table:table-row table:style-name="ro1">
          <table:table-cell/>
          <table:table-cell table:formula="of:=[.B138]+1" office:value-type="float" office:value="8" calcext:value-type="float">
            <text:p>8</text:p>
          </table:table-cell>
          <table:table-cell table:number-columns-repeated="2" office:value-type="string" calcext:value-type="string">
            <text:p>missouri</text:p>
          </table:table-cell>
          <table:table-cell/>
          <table:table-cell office:value-type="string" calcext:value-type="string">
            <text:p>PENN-STATE</text:p>
          </table:table-cell>
          <table:table-cell office:value-type="float" office:value="1125.3447" calcext:value-type="float">
            <text:p>1125.3447</text:p>
          </table:table-cell>
          <table:table-cell office:value-type="string" calcext:value-type="string">
            <text:p>OHIO-STATE</text:p>
          </table:table-cell>
          <table:table-cell office:value-type="float" office:value="1137.1289" calcext:value-type="float">
            <text:p>1137.1289</text:p>
          </table:table-cell>
          <table:table-cell office:value-type="string" calcext:value-type="string">
            <text:p>OHIO-STATE</text:p>
          </table:table-cell>
          <table:table-cell office:value-type="float" office:value="1241.6008" calcext:value-type="float">
            <text:p>1241.6008</text:p>
          </table:table-cell>
          <table:table-cell office:value-type="string" calcext:value-type="string">
            <text:p>PENN-STATE</text:p>
          </table:table-cell>
          <table:table-cell office:value-type="float" office:value="1201.551" calcext:value-type="float">
            <text:p>1201.551</text:p>
          </table:table-cell>
          <table:table-cell office:value-type="string" calcext:value-type="string">
            <text:p>PENN-STATE</text:p>
          </table:table-cell>
          <table:table-cell office:value-type="float" office:value="2403.102" calcext:value-type="float">
            <text:p>2403.102</text:p>
          </table:table-cell>
          <table:table-cell office:value-type="string" calcext:value-type="string">
            <text:p>PENN-STATE</text:p>
          </table:table-cell>
          <table:table-cell office:value-type="float" office:value="2250.6895" calcext:value-type="float">
            <text:p>2250.6895</text:p>
          </table:table-cell>
        </table:table-row>
        <table:table-row table:style-name="ro1">
          <table:table-cell/>
          <table:table-cell table:formula="of:=[.B139]+1" office:value-type="float" office:value="9" calcext:value-type="float">
            <text:p>9</text:p>
          </table:table-cell>
          <table:table-cell table:number-columns-repeated="2" office:value-type="string" calcext:value-type="string">
            <text:p>ole miss</text:p>
          </table:table-cell>
          <table:table-cell/>
          <table:table-cell office:value-type="string" calcext:value-type="string">
            <text:p>IOWA</text:p>
          </table:table-cell>
          <table:table-cell office:value-type="float" office:value="1120.8333" calcext:value-type="float">
            <text:p>1120.8333</text:p>
          </table:table-cell>
          <table:table-cell office:value-type="string" calcext:value-type="string">
            <text:p>JAMES-MADISON</text:p>
          </table:table-cell>
          <table:table-cell office:value-type="float" office:value="1126.655" calcext:value-type="float">
            <text:p>1126.655</text:p>
          </table:table-cell>
          <table:table-cell office:value-type="string" calcext:value-type="string">
            <text:p>SOUTHERN-METHODIST</text:p>
          </table:table-cell>
          <table:table-cell office:value-type="float" office:value="1226.6724" calcext:value-type="float">
            <text:p>1226.6724</text:p>
          </table:table-cell>
          <table:table-cell office:value-type="string" calcext:value-type="string">
            <text:p>IOWA</text:p>
          </table:table-cell>
          <table:table-cell office:value-type="float" office:value="1196.5833" calcext:value-type="float">
            <text:p>1196.5833</text:p>
          </table:table-cell>
          <table:table-cell office:value-type="string" calcext:value-type="string">
            <text:p>IOWA</text:p>
          </table:table-cell>
          <table:table-cell office:value-type="float" office:value="2393.1665" calcext:value-type="float">
            <text:p>2393.1665</text:p>
          </table:table-cell>
          <table:table-cell office:value-type="string" calcext:value-type="string">
            <text:p>IOWA</text:p>
          </table:table-cell>
          <table:table-cell office:value-type="float" office:value="2241.6665" calcext:value-type="float">
            <text:p>2241.6665</text:p>
          </table:table-cell>
        </table:table-row>
        <table:table-row table:style-name="ro1">
          <table:table-cell/>
          <table:table-cell table:formula="of:=[.B140]+1" office:value-type="float" office:value="10" calcext:value-type="float">
            <text:p>10</text:p>
          </table:table-cell>
          <table:table-cell table:number-columns-repeated="2" office:value-type="string" calcext:value-type="string">
            <text:p>ohio state</text:p>
          </table:table-cell>
          <table:table-cell/>
          <table:table-cell office:value-type="string" calcext:value-type="string">
            <text:p>MISSISSIPPI</text:p>
          </table:table-cell>
          <table:table-cell office:value-type="float" office:value="1115.2786" calcext:value-type="float">
            <text:p>1115.2786</text:p>
          </table:table-cell>
          <table:table-cell office:value-type="string" calcext:value-type="string">
            <text:p>SOUTHERN-METHODIST</text:p>
          </table:table-cell>
          <table:table-cell office:value-type="float" office:value="1125.8146" calcext:value-type="float">
            <text:p>1125.8146</text:p>
          </table:table-cell>
          <table:table-cell office:value-type="string" calcext:value-type="string">
            <text:p>TROY</text:p>
          </table:table-cell>
          <table:table-cell office:value-type="float" office:value="1222.4972" calcext:value-type="float">
            <text:p>1222.4972</text:p>
          </table:table-cell>
          <table:table-cell office:value-type="string" calcext:value-type="string">
            <text:p>FLORIDA-STATE</text:p>
          </table:table-cell>
          <table:table-cell office:value-type="float" office:value="1179.5432" calcext:value-type="float">
            <text:p>1179.5432</text:p>
          </table:table-cell>
          <table:table-cell office:value-type="string" calcext:value-type="string">
            <text:p>FLORIDA-STATE</text:p>
          </table:table-cell>
          <table:table-cell office:value-type="float" office:value="2359.0864" calcext:value-type="float">
            <text:p>2359.0864</text:p>
          </table:table-cell>
          <table:table-cell office:value-type="string" calcext:value-type="string">
            <text:p>MISSISSIPPI</text:p>
          </table:table-cell>
          <table:table-cell office:value-type="float" office:value="2230.5571" calcext:value-type="float">
            <text:p>2230.5571</text:p>
          </table:table-cell>
        </table:table-row>
        <table:table-row table:style-name="ro1">
          <table:table-cell/>
          <table:table-cell table:formula="of:=[.B141]+1" office:value-type="float" office:value="11" calcext:value-type="float">
            <text:p>11</text:p>
          </table:table-cell>
          <table:table-cell table:number-columns-repeated="2" office:value-type="string" calcext:value-type="string">
            <text:p>arizona</text:p>
          </table:table-cell>
          <table:table-cell/>
          <table:table-cell office:value-type="string" calcext:value-type="string">
            <text:p>OREGON-STATE</text:p>
          </table:table-cell>
          <table:table-cell office:value-type="float" office:value="1114.7023" calcext:value-type="float">
            <text:p>1114.7023</text:p>
          </table:table-cell>
          <table:table-cell office:value-type="string" calcext:value-type="string">
            <text:p>TROY</text:p>
          </table:table-cell>
          <table:table-cell office:value-type="float" office:value="1124.7852" calcext:value-type="float">
            <text:p>1124.7852</text:p>
          </table:table-cell>
          <table:table-cell office:value-type="string" calcext:value-type="string">
            <text:p>OREGON</text:p>
          </table:table-cell>
          <table:table-cell office:value-type="float" office:value="1217.4451" calcext:value-type="float">
            <text:p>1217.4451</text:p>
          </table:table-cell>
          <table:table-cell office:value-type="string" calcext:value-type="string">
            <text:p>LOUISIANA-STATE</text:p>
          </table:table-cell>
          <table:table-cell office:value-type="float" office:value="1177.6877" calcext:value-type="float">
            <text:p>1177.6877</text:p>
          </table:table-cell>
          <table:table-cell office:value-type="string" calcext:value-type="string">
            <text:p>LOUISIANA-STATE</text:p>
          </table:table-cell>
          <table:table-cell office:value-type="float" office:value="2355.3755" calcext:value-type="float">
            <text:p>2355.3755</text:p>
          </table:table-cell>
          <table:table-cell office:value-type="string" calcext:value-type="string">
            <text:p>OREGON-STATE</text:p>
          </table:table-cell>
          <table:table-cell office:value-type="float" office:value="2229.4045" calcext:value-type="float">
            <text:p>2229.4045</text:p>
          </table:table-cell>
        </table:table-row>
        <table:table-row table:style-name="ro1">
          <table:table-cell/>
          <table:table-cell table:formula="of:=[.B142]+1" office:value-type="float" office:value="12" calcext:value-type="float">
            <text:p>12</text:p>
          </table:table-cell>
          <table:table-cell table:number-columns-repeated="2" office:value-type="string" calcext:value-type="string">
            <text:p>lsu</text:p>
          </table:table-cell>
          <table:table-cell/>
          <table:table-cell office:value-type="string" calcext:value-type="string">
            <text:p>FLORIDA-STATE</text:p>
          </table:table-cell>
          <table:table-cell office:value-type="float" office:value="1114.664" calcext:value-type="float">
            <text:p>1114.664</text:p>
          </table:table-cell>
          <table:table-cell office:value-type="string" calcext:value-type="string">
            <text:p>OREGON</text:p>
          </table:table-cell>
          <table:table-cell office:value-type="float" office:value="1122.5024" calcext:value-type="float">
            <text:p>1122.5024</text:p>
          </table:table-cell>
          <table:table-cell office:value-type="string" calcext:value-type="string">
            <text:p>JAMES-MADISON</text:p>
          </table:table-cell>
          <table:table-cell office:value-type="float" office:value="1212.9824" calcext:value-type="float">
            <text:p>1212.9824</text:p>
          </table:table-cell>
          <table:table-cell office:value-type="string" calcext:value-type="string">
            <text:p>OREGON-STATE</text:p>
          </table:table-cell>
          <table:table-cell office:value-type="float" office:value="1176.7849" calcext:value-type="float">
            <text:p>1176.7849</text:p>
          </table:table-cell>
          <table:table-cell office:value-type="string" calcext:value-type="string">
            <text:p>OREGON-STATE</text:p>
          </table:table-cell>
          <table:table-cell office:value-type="float" office:value="2353.5698" calcext:value-type="float">
            <text:p>2353.5698</text:p>
          </table:table-cell>
          <table:table-cell office:value-type="string" calcext:value-type="string">
            <text:p>FLORIDA-STATE</text:p>
          </table:table-cell>
          <table:table-cell office:value-type="float" office:value="2229.328" calcext:value-type="float">
            <text:p>2229.328</text:p>
          </table:table-cell>
        </table:table-row>
        <table:table-row table:style-name="ro1">
          <table:table-cell/>
          <table:table-cell table:formula="of:=[.B143]+1" office:value-type="float" office:value="13" calcext:value-type="float">
            <text:p>13</text:p>
          </table:table-cell>
          <table:table-cell table:number-columns-repeated="2" office:value-type="string" calcext:value-type="string">
            <text:p>penn state</text:p>
          </table:table-cell>
          <table:table-cell/>
          <table:table-cell office:value-type="string" calcext:value-type="string">
            <text:p>UTAH</text:p>
          </table:table-cell>
          <table:table-cell office:value-type="float" office:value="1113.063" calcext:value-type="float">
            <text:p>1113.063</text:p>
          </table:table-cell>
          <table:table-cell office:value-type="string" calcext:value-type="string">
            <text:p>MIAMI-OH</text:p>
          </table:table-cell>
          <table:table-cell office:value-type="float" office:value="1120.6216" calcext:value-type="float">
            <text:p>1120.6216</text:p>
          </table:table-cell>
          <table:table-cell office:value-type="string" calcext:value-type="string">
            <text:p>MIAMI-OH</text:p>
          </table:table-cell>
          <table:table-cell office:value-type="float" office:value="1212.4294" calcext:value-type="float">
            <text:p>1212.4294</text:p>
          </table:table-cell>
          <table:table-cell office:value-type="string" calcext:value-type="string">
            <text:p>MISSISSIPPI</text:p>
          </table:table-cell>
          <table:table-cell office:value-type="float" office:value="1175.5731" calcext:value-type="float">
            <text:p>1175.5731</text:p>
          </table:table-cell>
          <table:table-cell office:value-type="string" calcext:value-type="string">
            <text:p>MISSISSIPPI</text:p>
          </table:table-cell>
          <table:table-cell office:value-type="float" office:value="2351.1462" calcext:value-type="float">
            <text:p>2351.1462</text:p>
          </table:table-cell>
          <table:table-cell office:value-type="string" calcext:value-type="string">
            <text:p>UTAH</text:p>
          </table:table-cell>
          <table:table-cell office:value-type="float" office:value="2226.126" calcext:value-type="float">
            <text:p>2226.126</text:p>
          </table:table-cell>
        </table:table-row>
        <table:table-row table:style-name="ro1">
          <table:table-cell/>
          <table:table-cell table:formula="of:=[.B144]+1" office:value-type="float" office:value="14" calcext:value-type="float">
            <text:p>14</text:p>
          </table:table-cell>
          <table:table-cell table:number-columns-repeated="2" office:value-type="string" calcext:value-type="string">
            <text:p>notre dame</text:p>
          </table:table-cell>
          <table:table-cell/>
          <table:table-cell office:value-type="string" calcext:value-type="string">
            <text:p>LOUISIANA-STATE</text:p>
          </table:table-cell>
          <table:table-cell office:value-type="float" office:value="1110.6943" calcext:value-type="float">
            <text:p>1110.6943</text:p>
          </table:table-cell>
          <table:table-cell office:value-type="string" calcext:value-type="string">
            <text:p>TULANE</text:p>
          </table:table-cell>
          <table:table-cell office:value-type="float" office:value="1113.7507" calcext:value-type="float">
            <text:p>1113.7507</text:p>
          </table:table-cell>
          <table:table-cell office:value-type="string" calcext:value-type="string">
            <text:p>MISSOURI</text:p>
          </table:table-cell>
          <table:table-cell office:value-type="float" office:value="1195.158" calcext:value-type="float">
            <text:p>1195.158</text:p>
          </table:table-cell>
          <table:table-cell office:value-type="string" calcext:value-type="string">
            <text:p>UTAH</text:p>
          </table:table-cell>
          <table:table-cell office:value-type="float" office:value="1171.9097" calcext:value-type="float">
            <text:p>1171.9097</text:p>
          </table:table-cell>
          <table:table-cell office:value-type="string" calcext:value-type="string">
            <text:p>UTAH</text:p>
          </table:table-cell>
          <table:table-cell office:value-type="float" office:value="2343.8193" calcext:value-type="float">
            <text:p>2343.8193</text:p>
          </table:table-cell>
          <table:table-cell office:value-type="string" calcext:value-type="string">
            <text:p>LOUISIANA-STATE</text:p>
          </table:table-cell>
          <table:table-cell office:value-type="float" office:value="2221.3887" calcext:value-type="float">
            <text:p>2221.3887</text:p>
          </table:table-cell>
        </table:table-row>
        <table:table-row table:style-name="ro1">
          <table:table-cell/>
          <table:table-cell table:formula="of:=[.B145]+1" office:value-type="float" office:value="15" calcext:value-type="float">
            <text:p>15</text:p>
          </table:table-cell>
          <table:table-cell table:number-columns-repeated="2" office:value-type="string" calcext:value-type="string">
            <text:p>oklahoma</text:p>
          </table:table-cell>
          <table:table-cell/>
          <table:table-cell office:value-type="string" calcext:value-type="string">
            <text:p>UCLA</text:p>
          </table:table-cell>
          <table:table-cell office:value-type="float" office:value="1098.172" calcext:value-type="float">
            <text:p>1098.172</text:p>
          </table:table-cell>
          <table:table-cell office:value-type="string" calcext:value-type="string">
            <text:p>TOLEDO</text:p>
          </table:table-cell>
          <table:table-cell office:value-type="float" office:value="1111.9535" calcext:value-type="float">
            <text:p>1111.9535</text:p>
          </table:table-cell>
          <table:table-cell office:value-type="string" calcext:value-type="string">
            <text:p>TULANE</text:p>
          </table:table-cell>
          <table:table-cell office:value-type="float" office:value="1190.1768" calcext:value-type="float">
            <text:p>1190.1768</text:p>
          </table:table-cell>
          <table:table-cell office:value-type="string" calcext:value-type="string">
            <text:p>NORTHWESTERN</text:p>
          </table:table-cell>
          <table:table-cell office:value-type="float" office:value="1159.775" calcext:value-type="float">
            <text:p>1159.775</text:p>
          </table:table-cell>
          <table:table-cell office:value-type="string" calcext:value-type="string">
            <text:p>NORTHWESTERN</text:p>
          </table:table-cell>
          <table:table-cell office:value-type="float" office:value="2319.55" calcext:value-type="float">
            <text:p>2319.55</text:p>
          </table:table-cell>
          <table:table-cell office:value-type="string" calcext:value-type="string">
            <text:p>UCLA</text:p>
          </table:table-cell>
          <table:table-cell office:value-type="float" office:value="2196.344" calcext:value-type="float">
            <text:p>2196.344</text:p>
          </table:table-cell>
        </table:table-row>
        <table:table-row table:style-name="ro1">
          <table:table-cell/>
          <table:table-cell table:formula="of:=[.B146]+1" office:value-type="float" office:value="16" calcext:value-type="float">
            <text:p>16</text:p>
          </table:table-cell>
          <table:table-cell table:number-columns-repeated="2" office:value-type="string" calcext:value-type="string">
            <text:p>oklahoma state</text:p>
          </table:table-cell>
          <table:table-cell/>
          <table:table-cell office:value-type="string" calcext:value-type="string">
            <text:p>SOUTHERN-CALIFORNIA</text:p>
          </table:table-cell>
          <table:table-cell office:value-type="float" office:value="1097.8799" calcext:value-type="float">
            <text:p>1097.8799</text:p>
          </table:table-cell>
          <table:table-cell office:value-type="string" calcext:value-type="string">
            <text:p>MISSOURI</text:p>
          </table:table-cell>
          <table:table-cell office:value-type="float" office:value="1109.6195" calcext:value-type="float">
            <text:p>1109.6195</text:p>
          </table:table-cell>
          <table:table-cell office:value-type="string" calcext:value-type="string">
            <text:p>ARIZONA</text:p>
          </table:table-cell>
          <table:table-cell office:value-type="float" office:value="1189.8695" calcext:value-type="float">
            <text:p>1189.8695</text:p>
          </table:table-cell>
          <table:table-cell office:value-type="string" calcext:value-type="string">
            <text:p>TEXAS</text:p>
          </table:table-cell>
          <table:table-cell office:value-type="float" office:value="1153.2166" calcext:value-type="float">
            <text:p>1153.2166</text:p>
          </table:table-cell>
          <table:table-cell office:value-type="string" calcext:value-type="string">
            <text:p>TEXAS</text:p>
          </table:table-cell>
          <table:table-cell office:value-type="float" office:value="2306.433" calcext:value-type="float">
            <text:p>2306.433</text:p>
          </table:table-cell>
          <table:table-cell office:value-type="string" calcext:value-type="string">
            <text:p>SOUTHERN-CALIFORNIA</text:p>
          </table:table-cell>
          <table:table-cell office:value-type="float" office:value="2195.7598" calcext:value-type="float">
            <text:p>2195.7598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hio state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GEORGIA</text:p>
          </table:table-cell>
          <table:table-cell office:value-type="float" office:value="1182.8955" calcext:value-type="float">
            <text:p>1182.8955</text:p>
          </table:table-cell>
          <table:table-cell office:value-type="string" calcext:value-type="string">
            <text:p>OREGON</text:p>
          </table:table-cell>
          <table:table-cell office:value-type="float" office:value="1174.2487" calcext:value-type="float">
            <text:p>1174.2487</text:p>
          </table:table-cell>
          <table:table-cell office:value-type="string" calcext:value-type="string">
            <text:p>OREGON</text:p>
          </table:table-cell>
          <table:table-cell office:value-type="float" office:value="1304.3207" calcext:value-type="float">
            <text:p>1304.3207</text:p>
          </table:table-cell>
          <table:table-cell office:value-type="string" calcext:value-type="string">
            <text:p>GEORGIA</text:p>
          </table:table-cell>
          <table:table-cell office:value-type="float" office:value="1288.6813" calcext:value-type="float">
            <text:p>1288.6813</text:p>
          </table:table-cell>
          <table:table-cell office:value-type="string" calcext:value-type="string">
            <text:p>GEORGIA</text:p>
          </table:table-cell>
          <table:table-cell office:value-type="float" office:value="2577.3625" calcext:value-type="float">
            <text:p>2577.3625</text:p>
          </table:table-cell>
          <table:table-cell office:value-type="string" calcext:value-type="string">
            <text:p>GEORGIA</text:p>
          </table:table-cell>
          <table:table-cell office:value-type="float" office:value="2365.791" calcext:value-type="float">
            <text:p>2365.791</text:p>
          </table:table-cell>
        </table:table-row>
        <table:table-row table:style-name="ro1">
          <table:table-cell/>
          <table:table-cell table:formula="of:=[.B148]+1" office:value-type="float" office:value="2" calcext:value-type="float">
            <text:p>2</text:p>
          </table:table-cell>
          <table:table-cell table:number-columns-repeated="2" office:value-type="string" calcext:value-type="string">
            <text:p>notre dam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TEXAS</text:p>
          </table:table-cell>
          <table:table-cell office:value-type="float" office:value="1178.0376" calcext:value-type="float">
            <text:p>1178.0376</text:p>
          </table:table-cell>
          <table:table-cell office:value-type="string" calcext:value-type="string">
            <text:p>BOISE-STATE</text:p>
          </table:table-cell>
          <table:table-cell office:value-type="float" office:value="1145.3253" calcext:value-type="float">
            <text:p>1145.3253</text:p>
          </table:table-cell>
          <table:table-cell office:value-type="string" calcext:value-type="string">
            <text:p>NOTRE-DAME</text:p>
          </table:table-cell>
          <table:table-cell office:value-type="float" office:value="1256.9226" calcext:value-type="float">
            <text:p>1256.9226</text:p>
          </table:table-cell>
          <table:table-cell office:value-type="string" calcext:value-type="string">
            <text:p>TEXAS</text:p>
          </table:table-cell>
          <table:table-cell office:value-type="float" office:value="1271.8188" calcext:value-type="float">
            <text:p>1271.8188</text:p>
          </table:table-cell>
          <table:table-cell office:value-type="string" calcext:value-type="string">
            <text:p>TEXAS</text:p>
          </table:table-cell>
          <table:table-cell office:value-type="float" office:value="2543.6377" calcext:value-type="float">
            <text:p>2543.6377</text:p>
          </table:table-cell>
          <table:table-cell office:value-type="string" calcext:value-type="string">
            <text:p>TEXAS</text:p>
          </table:table-cell>
          <table:table-cell office:value-type="float" office:value="2356.0752" calcext:value-type="float">
            <text:p>2356.0752</text:p>
          </table:table-cell>
        </table:table-row>
        <table:table-row table:style-name="ro1">
          <table:table-cell/>
          <table:table-cell table:formula="of:=[.B149]+1" office:value-type="float" office:value="3" calcext:value-type="float">
            <text:p>3</text:p>
          </table:table-cell>
          <table:table-cell office:value-type="string" calcext:value-type="string">
            <text:p>oregon</text:p>
          </table:table-cell>
          <table:table-cell table:number-columns-repeated="2" office:value-type="string" calcext:value-type="string">
            <text:p>texas</text:p>
          </table:table-cell>
          <table:table-cell office:value-type="string" calcext:value-type="string">
            <text:p>TENNESSEE</text:p>
          </table:table-cell>
          <table:table-cell office:value-type="float" office:value="1169.585" calcext:value-type="float">
            <text:p>1169.585</text:p>
          </table:table-cell>
          <table:table-cell office:value-type="string" calcext:value-type="string">
            <text:p>NOTRE-DAME</text:p>
          </table:table-cell>
          <table:table-cell office:value-type="float" office:value="1141.2839" calcext:value-type="float">
            <text:p>1141.2839</text:p>
          </table:table-cell>
          <table:table-cell office:value-type="string" calcext:value-type="string">
            <text:p>BOISE-STATE</text:p>
          </table:table-cell>
          <table:table-cell office:value-type="float" office:value="1251.1785" calcext:value-type="float">
            <text:p>1251.1785</text:p>
          </table:table-cell>
          <table:table-cell office:value-type="string" calcext:value-type="string">
            <text:p>SOUTH-CAROLINA</text:p>
          </table:table-cell>
          <table:table-cell office:value-type="float" office:value="1271.2769" calcext:value-type="float">
            <text:p>1271.2769</text:p>
          </table:table-cell>
          <table:table-cell office:value-type="string" calcext:value-type="string">
            <text:p>SOUTH-CAROLINA</text:p>
          </table:table-cell>
          <table:table-cell office:value-type="float" office:value="2542.5537" calcext:value-type="float">
            <text:p>2542.5537</text:p>
          </table:table-cell>
          <table:table-cell office:value-type="string" calcext:value-type="string">
            <text:p>TENNESSEE</text:p>
          </table:table-cell>
          <table:table-cell office:value-type="float" office:value="2339.17" calcext:value-type="float">
            <text:p>2339.17</text:p>
          </table:table-cell>
        </table:table-row>
        <table:table-row table:style-name="ro1">
          <table:table-cell/>
          <table:table-cell table:formula="of:=[.B150]+1" office:value-type="float" office:value="4" calcext:value-type="float">
            <text:p>4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penn state</text:p>
          </table:table-cell>
          <table:table-cell office:value-type="string" calcext:value-type="string">
            <text:p>SOUTH-CAROLINA</text:p>
          </table:table-cell>
          <table:table-cell office:value-type="float" office:value="1168.971" calcext:value-type="float">
            <text:p>1168.971</text:p>
          </table:table-cell>
          <table:table-cell office:value-type="string" calcext:value-type="string">
            <text:p>GEORGIA</text:p>
          </table:table-cell>
          <table:table-cell office:value-type="float" office:value="1128.6107" calcext:value-type="float">
            <text:p>1128.6107</text:p>
          </table:table-cell>
          <table:table-cell office:value-type="string" calcext:value-type="string">
            <text:p>GEORGIA</text:p>
          </table:table-cell>
          <table:table-cell office:value-type="float" office:value="1238.685" calcext:value-type="float">
            <text:p>1238.685</text:p>
          </table:table-cell>
          <table:table-cell office:value-type="string" calcext:value-type="string">
            <text:p>TENNESSEE</text:p>
          </table:table-cell>
          <table:table-cell office:value-type="float" office:value="1256.2456" calcext:value-type="float">
            <text:p>1256.2456</text:p>
          </table:table-cell>
          <table:table-cell office:value-type="string" calcext:value-type="string">
            <text:p>TENNESSEE</text:p>
          </table:table-cell>
          <table:table-cell office:value-type="float" office:value="2512.4912" calcext:value-type="float">
            <text:p>2512.4912</text:p>
          </table:table-cell>
          <table:table-cell office:value-type="string" calcext:value-type="string">
            <text:p>SOUTH-CAROLINA</text:p>
          </table:table-cell>
          <table:table-cell office:value-type="float" office:value="2337.942" calcext:value-type="float">
            <text:p>2337.942</text:p>
          </table:table-cell>
        </table:table-row>
        <table:table-row table:style-name="ro1">
          <table:table-cell/>
          <table:table-cell table:formula="of:=[.B151]+1" office:value-type="float" office:value="5" calcext:value-type="float">
            <text:p>5</text:p>
          </table:table-cell>
          <table:table-cell table:number-columns-repeated="2" office:value-type="string" calcext:value-type="string">
            <text:p>penn state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ALABAMA</text:p>
          </table:table-cell>
          <table:table-cell office:value-type="float" office:value="1160.8749" calcext:value-type="float">
            <text:p>1160.8749</text:p>
          </table:table-cell>
          <table:table-cell office:value-type="string" calcext:value-type="string">
            <text:p>ARIZONA-STATE</text:p>
          </table:table-cell>
          <table:table-cell office:value-type="float" office:value="1127.771" calcext:value-type="float">
            <text:p>1127.771</text:p>
          </table:table-cell>
          <table:table-cell office:value-type="string" calcext:value-type="string">
            <text:p>ARIZONA-STATE</text:p>
          </table:table-cell>
          <table:table-cell office:value-type="float" office:value="1232.1069" calcext:value-type="float">
            <text:p>1232.1069</text:p>
          </table:table-cell>
          <table:table-cell office:value-type="string" calcext:value-type="string">
            <text:p>ALABAMA</text:p>
          </table:table-cell>
          <table:table-cell office:value-type="float" office:value="1245.8306" calcext:value-type="float">
            <text:p>1245.8306</text:p>
          </table:table-cell>
          <table:table-cell office:value-type="string" calcext:value-type="string">
            <text:p>ALABAMA</text:p>
          </table:table-cell>
          <table:table-cell office:value-type="float" office:value="2491.6611" calcext:value-type="float">
            <text:p>2491.6611</text:p>
          </table:table-cell>
          <table:table-cell office:value-type="string" calcext:value-type="string">
            <text:p>ALABAMA</text:p>
          </table:table-cell>
          <table:table-cell office:value-type="float" office:value="2321.7498" calcext:value-type="float">
            <text:p>2321.7498</text:p>
          </table:table-cell>
        </table:table-row>
        <table:table-row table:style-name="ro1">
          <table:table-cell/>
          <table:table-cell table:formula="of:=[.B152]+1" office:value-type="float" office:value="6" calcext:value-type="float">
            <text:p>6</text:p>
          </table:table-cell>
          <table:table-cell table:number-columns-repeated="2" office:value-type="string" calcext:value-type="string">
            <text:p>georgi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MISSISSIPPI</text:p>
          </table:table-cell>
          <table:table-cell office:value-type="float" office:value="1158.8062" calcext:value-type="float">
            <text:p>1158.8062</text:p>
          </table:table-cell>
          <table:table-cell office:value-type="string" calcext:value-type="string">
            <text:p>INDIANA</text:p>
          </table:table-cell>
          <table:table-cell office:value-type="float" office:value="1126.983" calcext:value-type="float">
            <text:p>1126.983</text:p>
          </table:table-cell>
          <table:table-cell office:value-type="string" calcext:value-type="string">
            <text:p>INDIANA</text:p>
          </table:table-cell>
          <table:table-cell office:value-type="float" office:value="1215.2716" calcext:value-type="float">
            <text:p>1215.2716</text:p>
          </table:table-cell>
          <table:table-cell office:value-type="string" calcext:value-type="string">
            <text:p>MISSISSIPPI</text:p>
          </table:table-cell>
          <table:table-cell office:value-type="float" office:value="1241.3561" calcext:value-type="float">
            <text:p>1241.3561</text:p>
          </table:table-cell>
          <table:table-cell office:value-type="string" calcext:value-type="string">
            <text:p>MISSISSIPPI</text:p>
          </table:table-cell>
          <table:table-cell office:value-type="float" office:value="2482.7122" calcext:value-type="float">
            <text:p>2482.7122</text:p>
          </table:table-cell>
          <table:table-cell office:value-type="string" calcext:value-type="string">
            <text:p>MISSISSIPPI</text:p>
          </table:table-cell>
          <table:table-cell office:value-type="float" office:value="2317.6123" calcext:value-type="float">
            <text:p>2317.6123</text:p>
          </table:table-cell>
        </table:table-row>
        <table:table-row table:style-name="ro1">
          <table:table-cell/>
          <table:table-cell table:formula="of:=[.B153]+1" office:value-type="float" office:value="7" calcext:value-type="float">
            <text:p>7</text:p>
          </table:table-cell>
          <table:table-cell table:number-columns-repeated="2" office:value-type="string" calcext:value-type="string">
            <text:p>arizona stat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OREGON</text:p>
          </table:table-cell>
          <table:table-cell office:value-type="float" office:value="1150.4495" calcext:value-type="float">
            <text:p>1150.4495</text:p>
          </table:table-cell>
          <table:table-cell office:value-type="string" calcext:value-type="string">
            <text:p>SOUTHERN-METHODIST</text:p>
          </table:table-cell>
          <table:table-cell office:value-type="float" office:value="1121.7122" calcext:value-type="float">
            <text:p>1121.7122</text:p>
          </table:table-cell>
          <table:table-cell office:value-type="string" calcext:value-type="string">
            <text:p>SOUTHERN-METHODIST</text:p>
          </table:table-cell>
          <table:table-cell office:value-type="float" office:value="1213.5133" calcext:value-type="float">
            <text:p>1213.5133</text:p>
          </table:table-cell>
          <table:table-cell office:value-type="string" calcext:value-type="string">
            <text:p>OREGON</text:p>
          </table:table-cell>
          <table:table-cell office:value-type="float" office:value="1236.2511" calcext:value-type="float">
            <text:p>1236.2511</text:p>
          </table:table-cell>
          <table:table-cell office:value-type="string" calcext:value-type="string">
            <text:p>OREGON</text:p>
          </table:table-cell>
          <table:table-cell office:value-type="float" office:value="2472.5022" calcext:value-type="float">
            <text:p>2472.5022</text:p>
          </table:table-cell>
          <table:table-cell office:value-type="string" calcext:value-type="string">
            <text:p>OREGON</text:p>
          </table:table-cell>
          <table:table-cell office:value-type="float" office:value="2300.899" calcext:value-type="float">
            <text:p>2300.899</text:p>
          </table:table-cell>
        </table:table-row>
        <table:table-row table:style-name="ro1">
          <table:table-cell/>
          <table:table-cell table:formula="of:=[.B154]+1" office:value-type="float" office:value="8" calcext:value-type="float">
            <text:p>8</text:p>
          </table:table-cell>
          <table:table-cell office:value-type="string" calcext:value-type="string">
            <text:p>boise stat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boise state</text:p>
          </table:table-cell>
          <table:table-cell office:value-type="string" calcext:value-type="string">
            <text:p>LOUISIANA-STATE</text:p>
          </table:table-cell>
          <table:table-cell office:value-type="float" office:value="1149.5198" calcext:value-type="float">
            <text:p>1149.5198</text:p>
          </table:table-cell>
          <table:table-cell office:value-type="string" calcext:value-type="string">
            <text:p>TEXAS</text:p>
          </table:table-cell>
          <table:table-cell office:value-type="float" office:value="1118.8951" calcext:value-type="float">
            <text:p>1118.8951</text:p>
          </table:table-cell>
          <table:table-cell office:value-type="string" calcext:value-type="string">
            <text:p>TEXAS</text:p>
          </table:table-cell>
          <table:table-cell office:value-type="float" office:value="1204.9601" calcext:value-type="float">
            <text:p>1204.9601</text:p>
          </table:table-cell>
          <table:table-cell office:value-type="string" calcext:value-type="string">
            <text:p>LOUISIANA-STATE</text:p>
          </table:table-cell>
          <table:table-cell office:value-type="float" office:value="1230.2949" calcext:value-type="float">
            <text:p>1230.2949</text:p>
          </table:table-cell>
          <table:table-cell office:value-type="string" calcext:value-type="string">
            <text:p>LOUISIANA-STATE</text:p>
          </table:table-cell>
          <table:table-cell office:value-type="float" office:value="2460.5898" calcext:value-type="float">
            <text:p>2460.5898</text:p>
          </table:table-cell>
          <table:table-cell office:value-type="string" calcext:value-type="string">
            <text:p>LOUISIANA-STATE</text:p>
          </table:table-cell>
          <table:table-cell office:value-type="float" office:value="2299.0396" calcext:value-type="float">
            <text:p>2299.0396</text:p>
          </table:table-cell>
        </table:table-row>
        <table:table-row table:style-name="ro1">
          <table:table-cell/>
          <table:table-cell table:formula="of:=[.B155]+1" office:value-type="float" office:value="9" calcext:value-type="float">
            <text:p>9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boise state</text:p>
          </table:table-cell>
          <table:table-cell office:value-type="string" calcext:value-type="string">
            <text:p>smu</text:p>
          </table:table-cell>
          <table:table-cell office:value-type="string" calcext:value-type="string">
            <text:p>TEXAS-A&amp;M</text:p>
          </table:table-cell>
          <table:table-cell office:value-type="float" office:value="1144.224" calcext:value-type="float">
            <text:p>1144.224</text:p>
          </table:table-cell>
          <table:table-cell office:value-type="string" calcext:value-type="string">
            <text:p>PENN-STATE</text:p>
          </table:table-cell>
          <table:table-cell office:value-type="float" office:value="1114.4092" calcext:value-type="float">
            <text:p>1114.4092</text:p>
          </table:table-cell>
          <table:table-cell office:value-type="string" calcext:value-type="string">
            <text:p>SOUTH-CAROLINA</text:p>
          </table:table-cell>
          <table:table-cell office:value-type="float" office:value="1203.8762" calcext:value-type="float">
            <text:p>1203.8762</text:p>
          </table:table-cell>
          <table:table-cell office:value-type="string" calcext:value-type="string">
            <text:p>FLORIDA</text:p>
          </table:table-cell>
          <table:table-cell office:value-type="float" office:value="1224.5894" calcext:value-type="float">
            <text:p>1224.5894</text:p>
          </table:table-cell>
          <table:table-cell office:value-type="string" calcext:value-type="string">
            <text:p>FLORIDA</text:p>
          </table:table-cell>
          <table:table-cell office:value-type="float" office:value="2449.1787" calcext:value-type="float">
            <text:p>2449.1787</text:p>
          </table:table-cell>
          <table:table-cell office:value-type="string" calcext:value-type="string">
            <text:p>TEXAS-A&amp;M</text:p>
          </table:table-cell>
          <table:table-cell office:value-type="float" office:value="2288.448" calcext:value-type="float">
            <text:p>2288.448</text:p>
          </table:table-cell>
        </table:table-row>
        <table:table-row table:style-name="ro1">
          <table:table-cell/>
          <table:table-cell table:formula="of:=[.B156]+1" office:value-type="float" office:value="10" calcext:value-type="float">
            <text:p>10</text:p>
          </table:table-cell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arizona state</text:p>
          </table:table-cell>
          <table:table-cell office:value-type="string" calcext:value-type="string">
            <text:p>FLORIDA</text:p>
          </table:table-cell>
          <table:table-cell office:value-type="float" office:value="1141.453" calcext:value-type="float">
            <text:p>1141.453</text:p>
          </table:table-cell>
          <table:table-cell office:value-type="string" calcext:value-type="string">
            <text:p>OHIO-STATE</text:p>
          </table:table-cell>
          <table:table-cell office:value-type="float" office:value="1109.7582" calcext:value-type="float">
            <text:p>1109.7582</text:p>
          </table:table-cell>
          <table:table-cell office:value-type="string" calcext:value-type="string">
            <text:p>CLEMSON</text:p>
          </table:table-cell>
          <table:table-cell office:value-type="float" office:value="1196.543" calcext:value-type="float">
            <text:p>1196.543</text:p>
          </table:table-cell>
          <table:table-cell office:value-type="string" calcext:value-type="string">
            <text:p>TEXAS-A&amp;M</text:p>
          </table:table-cell>
          <table:table-cell office:value-type="float" office:value="1213.5667" calcext:value-type="float">
            <text:p>1213.5667</text:p>
          </table:table-cell>
          <table:table-cell office:value-type="string" calcext:value-type="string">
            <text:p>TEXAS-A&amp;M</text:p>
          </table:table-cell>
          <table:table-cell office:value-type="float" office:value="2427.1333" calcext:value-type="float">
            <text:p>2427.1333</text:p>
          </table:table-cell>
          <table:table-cell office:value-type="string" calcext:value-type="string">
            <text:p>FLORIDA</text:p>
          </table:table-cell>
          <table:table-cell office:value-type="float" office:value="2282.906" calcext:value-type="float">
            <text:p>2282.906</text:p>
          </table:table-cell>
        </table:table-row>
        <table:table-row table:style-name="ro1">
          <table:table-cell/>
          <table:table-cell table:formula="of:=[.B157]+1" office:value-type="float" office:value="11" calcext:value-type="float">
            <text:p>11</text:p>
          </table:table-cell>
          <table:table-cell office:value-type="string" calcext:value-type="string">
            <text:p>ole miss</text:p>
          </table:table-cell>
          <table:table-cell office:value-type="string" calcext:value-type="string">
            <text:p>smu/clemson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INDIANA</text:p>
          </table:table-cell>
          <table:table-cell office:value-type="float" office:value="1126.8167" calcext:value-type="float">
            <text:p>1126.8167</text:p>
          </table:table-cell>
          <table:table-cell office:value-type="string" calcext:value-type="string">
            <text:p>ARMY</text:p>
          </table:table-cell>
          <table:table-cell office:value-type="float" office:value="1109.0669" calcext:value-type="float">
            <text:p>1109.0669</text:p>
          </table:table-cell>
          <table:table-cell office:value-type="string" calcext:value-type="string">
            <text:p>OHIO-STATE</text:p>
          </table:table-cell>
          <table:table-cell office:value-type="float" office:value="1196.3228" calcext:value-type="float">
            <text:p>1196.3228</text:p>
          </table:table-cell>
          <table:table-cell office:value-type="string" calcext:value-type="string">
            <text:p>NOTRE-DAME</text:p>
          </table:table-cell>
          <table:table-cell office:value-type="float" office:value="1197.8181" calcext:value-type="float">
            <text:p>1197.8181</text:p>
          </table:table-cell>
          <table:table-cell office:value-type="string" calcext:value-type="string">
            <text:p>NOTRE-DAME</text:p>
          </table:table-cell>
          <table:table-cell office:value-type="float" office:value="2395.6362" calcext:value-type="float">
            <text:p>2395.6362</text:p>
          </table:table-cell>
          <table:table-cell office:value-type="string" calcext:value-type="string">
            <text:p>INDIANA</text:p>
          </table:table-cell>
          <table:table-cell office:value-type="float" office:value="2253.6333" calcext:value-type="float">
            <text:p>2253.6333</text:p>
          </table:table-cell>
        </table:table-row>
        <table:table-row table:style-name="ro1">
          <table:table-cell/>
          <table:table-cell table:formula="of:=[.B158]+1" office:value-type="float" office:value="12" calcext:value-type="float">
            <text:p>12</text:p>
          </table:table-cell>
          <table:table-cell office:value-type="string" calcext:value-type="string">
            <text:p>smu</text:p>
          </table:table-cell>
          <table:table-cell office:value-type="string" calcext:value-type="string">
            <text:p>smu/clemson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ARKANSAS</text:p>
          </table:table-cell>
          <table:table-cell office:value-type="float" office:value="1122.9548" calcext:value-type="float">
            <text:p>1122.9548</text:p>
          </table:table-cell>
          <table:table-cell office:value-type="string" calcext:value-type="string">
            <text:p>MARSHALL</text:p>
          </table:table-cell>
          <table:table-cell office:value-type="float" office:value="1104.6239" calcext:value-type="float">
            <text:p>1104.6239</text:p>
          </table:table-cell>
          <table:table-cell office:value-type="string" calcext:value-type="string">
            <text:p>MARSHALL</text:p>
          </table:table-cell>
          <table:table-cell office:value-type="float" office:value="1196.1199" calcext:value-type="float">
            <text:p>1196.1199</text:p>
          </table:table-cell>
          <table:table-cell office:value-type="string" calcext:value-type="string">
            <text:p>INDIANA</text:p>
          </table:table-cell>
          <table:table-cell office:value-type="float" office:value="1191.7266" calcext:value-type="float">
            <text:p>1191.7266</text:p>
          </table:table-cell>
          <table:table-cell office:value-type="string" calcext:value-type="string">
            <text:p>INDIANA</text:p>
          </table:table-cell>
          <table:table-cell office:value-type="float" office:value="2383.4531" calcext:value-type="float">
            <text:p>2383.4531</text:p>
          </table:table-cell>
          <table:table-cell office:value-type="string" calcext:value-type="string">
            <text:p>ARKANSAS</text:p>
          </table:table-cell>
          <table:table-cell office:value-type="float" office:value="2245.9097" calcext:value-type="float">
            <text:p>2245.9097</text:p>
          </table:table-cell>
        </table:table-row>
        <table:table-row table:style-name="ro1">
          <table:table-cell/>
          <table:table-cell table:formula="of:=[.B159]+1" office:value-type="float" office:value="13" calcext:value-type="float">
            <text:p>13</text:p>
          </table:table-cell>
          <table:table-cell office:value-type="string" calcext:value-type="string">
            <text:p>byu</text:p>
          </table:table-cell>
          <table:table-cell office:value-type="string" calcext:value-type="string">
            <text:p>ole miss</text:p>
          </table:table-cell>
          <table:table-cell/>
          <table:table-cell office:value-type="string" calcext:value-type="string">
            <text:p>OKLAHOMA</text:p>
          </table:table-cell>
          <table:table-cell office:value-type="float" office:value="1122.6907" calcext:value-type="float">
            <text:p>1122.6907</text:p>
          </table:table-cell>
          <table:table-cell office:value-type="string" calcext:value-type="string">
            <text:p>CLEMSON</text:p>
          </table:table-cell>
          <table:table-cell office:value-type="float" office:value="1103.4385" calcext:value-type="float">
            <text:p>1103.4385</text:p>
          </table:table-cell>
          <table:table-cell office:value-type="string" calcext:value-type="string">
            <text:p>PENN-STATE</text:p>
          </table:table-cell>
          <table:table-cell office:value-type="float" office:value="1195.4419" calcext:value-type="float">
            <text:p>1195.4419</text:p>
          </table:table-cell>
          <table:table-cell office:value-type="string" calcext:value-type="string">
            <text:p>ARKANSAS</text:p>
          </table:table-cell>
          <table:table-cell office:value-type="float" office:value="1183.7095" calcext:value-type="float">
            <text:p>1183.7095</text:p>
          </table:table-cell>
          <table:table-cell office:value-type="string" calcext:value-type="string">
            <text:p>ARKANSAS</text:p>
          </table:table-cell>
          <table:table-cell office:value-type="float" office:value="2367.419" calcext:value-type="float">
            <text:p>2367.419</text:p>
          </table:table-cell>
          <table:table-cell office:value-type="string" calcext:value-type="string">
            <text:p>OKLAHOMA</text:p>
          </table:table-cell>
          <table:table-cell office:value-type="float" office:value="2245.3813" calcext:value-type="float">
            <text:p>2245.3813</text:p>
          </table:table-cell>
        </table:table-row>
        <table:table-row table:style-name="ro1">
          <table:table-cell/>
          <table:table-cell table:formula="of:=[.B160]+1" office:value-type="float" office:value="14" calcext:value-type="float">
            <text:p>14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byu</text:p>
          </table:table-cell>
          <table:table-cell/>
          <table:table-cell office:value-type="string" calcext:value-type="string">
            <text:p>VANDERBILT</text:p>
          </table:table-cell>
          <table:table-cell office:value-type="float" office:value="1120.8473" calcext:value-type="float">
            <text:p>1120.8473</text:p>
          </table:table-cell>
          <table:table-cell office:value-type="string" calcext:value-type="string">
            <text:p>MEMPHIS</text:p>
          </table:table-cell>
          <table:table-cell office:value-type="float" office:value="1102.1014" calcext:value-type="float">
            <text:p>1102.1014</text:p>
          </table:table-cell>
          <table:table-cell office:value-type="string" calcext:value-type="string">
            <text:p>SYRACUSE</text:p>
          </table:table-cell>
          <table:table-cell office:value-type="float" office:value="1182.9652" calcext:value-type="float">
            <text:p>1182.9652</text:p>
          </table:table-cell>
          <table:table-cell office:value-type="string" calcext:value-type="string">
            <text:p>OKLAHOMA</text:p>
          </table:table-cell>
          <table:table-cell office:value-type="float" office:value="1183.5815" calcext:value-type="float">
            <text:p>1183.5815</text:p>
          </table:table-cell>
          <table:table-cell office:value-type="string" calcext:value-type="string">
            <text:p>OKLAHOMA</text:p>
          </table:table-cell>
          <table:table-cell office:value-type="float" office:value="2367.163" calcext:value-type="float">
            <text:p>2367.163</text:p>
          </table:table-cell>
          <table:table-cell office:value-type="string" calcext:value-type="string">
            <text:p>VANDERBILT</text:p>
          </table:table-cell>
          <table:table-cell office:value-type="float" office:value="2241.6946" calcext:value-type="float">
            <text:p>2241.6946</text:p>
          </table:table-cell>
        </table:table-row>
        <table:table-row table:style-name="ro1">
          <table:table-cell/>
          <table:table-cell table:formula="of:=[.B161]+1" office:value-type="float" office:value="15" calcext:value-type="float">
            <text:p>15</text:p>
          </table:table-cell>
          <table:table-cell table:number-columns-repeated="2" office:value-type="string" calcext:value-type="string">
            <text:p>iowa state</text:p>
          </table:table-cell>
          <table:table-cell/>
          <table:table-cell office:value-type="string" calcext:value-type="string">
            <text:p>PENN-STATE</text:p>
          </table:table-cell>
          <table:table-cell office:value-type="float" office:value="1120.5297" calcext:value-type="float">
            <text:p>1120.5297</text:p>
          </table:table-cell>
          <table:table-cell office:value-type="string" calcext:value-type="string">
            <text:p>TENNESSEE</text:p>
          </table:table-cell>
          <table:table-cell office:value-type="float" office:value="1101.9896" calcext:value-type="float">
            <text:p>1101.9896</text:p>
          </table:table-cell>
          <table:table-cell office:value-type="string" calcext:value-type="string">
            <text:p>ARMY</text:p>
          </table:table-cell>
          <table:table-cell office:value-type="float" office:value="1178.3141" calcext:value-type="float">
            <text:p>1178.3141</text:p>
          </table:table-cell>
          <table:table-cell office:value-type="string" calcext:value-type="string">
            <text:p>OHIO-STATE</text:p>
          </table:table-cell>
          <table:table-cell office:value-type="float" office:value="1182.2522" calcext:value-type="float">
            <text:p>1182.2522</text:p>
          </table:table-cell>
          <table:table-cell office:value-type="string" calcext:value-type="string">
            <text:p>OHIO-STATE</text:p>
          </table:table-cell>
          <table:table-cell office:value-type="float" office:value="2364.5044" calcext:value-type="float">
            <text:p>2364.5044</text:p>
          </table:table-cell>
          <table:table-cell office:value-type="string" calcext:value-type="string">
            <text:p>PENN-STATE</text:p>
          </table:table-cell>
          <table:table-cell office:value-type="float" office:value="2241.0593" calcext:value-type="float">
            <text:p>2241.0593</text:p>
          </table:table-cell>
        </table:table-row>
        <table:table-row table:style-name="ro1">
          <table:table-cell/>
          <table:table-cell table:formula="of:=[.B162]+1" office:value-type="float" office:value="16" calcext:value-type="float">
            <text:p>16</text:p>
          </table:table-cell>
          <table:table-cell table:number-columns-repeated="2" office:value-type="string" calcext:value-type="string">
            <text:p>illinois</text:p>
          </table:table-cell>
          <table:table-cell/>
          <table:table-cell office:value-type="string" calcext:value-type="string">
            <text:p>OHIO-STATE</text:p>
          </table:table-cell>
          <table:table-cell office:value-type="float" office:value="1118.2041" calcext:value-type="float">
            <text:p>1118.2041</text:p>
          </table:table-cell>
          <table:table-cell office:value-type="string" calcext:value-type="string">
            <text:p>SOUTH-CAROLINA</text:p>
          </table:table-cell>
          <table:table-cell office:value-type="float" office:value="1100.7616" calcext:value-type="float">
            <text:p>1100.7616</text:p>
          </table:table-cell>
          <table:table-cell office:value-type="string" calcext:value-type="string">
            <text:p>MEMPHIS</text:p>
          </table:table-cell>
          <table:table-cell office:value-type="float" office:value="1175.663" calcext:value-type="float">
            <text:p>1175.663</text:p>
          </table:table-cell>
          <table:table-cell office:value-type="string" calcext:value-type="string">
            <text:p>PENN-STATE</text:p>
          </table:table-cell>
          <table:table-cell office:value-type="float" office:value="1181.8118" calcext:value-type="float">
            <text:p>1181.8118</text:p>
          </table:table-cell>
          <table:table-cell office:value-type="string" calcext:value-type="string">
            <text:p>PENN-STATE</text:p>
          </table:table-cell>
          <table:table-cell office:value-type="float" office:value="2363.6235" calcext:value-type="float">
            <text:p>2363.6235</text:p>
          </table:table-cell>
          <table:table-cell office:value-type="string" calcext:value-type="string">
            <text:p>OHIO-STATE</text:p>
          </table:table-cell>
          <table:table-cell office:value-type="float" office:value="2236.4082" calcext:value-type="float">
            <text:p>2236.4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7:58:24.798772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9T17:10:49.776104284</meta:creation-date>
    <dc:date>2025-08-09T20:56:54.908999835</dc:date>
    <meta:editing-duration>PT1H50M23S</meta:editing-duration>
    <meta:editing-cycles>8</meta:editing-cycles>
    <meta:generator>LibreOffice/24.2.7.2$Linux_X86_64 LibreOffice_project/420$Build-2</meta:generator>
    <meta:document-statistic meta:table-count="1" meta:cell-count="2482" meta:object-count="0"/>
  </office:meta>
</office:document-meta>
</file>